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5.432cm"/>
    </style:style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_pitch_acceleration </text:p>
          </table:table-cell>
          <table:table-cell office:value-type="float" office:value="300">
            <text:p>300</text:p>
          </table:table-cell>
          <table:table-cell office:value-type="string">
            <text:p><text:s/>FLOAT </text:p>
          </table:table-cell>
          <table:table-cell office:value-type="string">
            <text:p><text:s/>g forward: + aft: -</text:p>
          </table:table-cell>
          <table:table-cell table:formula="of:=CONCATENATE(&quot;|&quot;;[.A1];&quot;|&quot;;[.B1];&quot;|&quot;;[.C1];&quot;|&quot;;[.D1];&quot;|&quot;)" office:value-type="string" office:string-value="|id_pitch_acceleration |300| FLOAT | g forward: + aft: -|">
            <text:p>|id_pitch_acceleration |300| FLOAT | g forward: + aft: -|</text:p>
          </table:table-cell>
          <table:table-cell table:formula="of:=CONCATENATE(&quot;#define &quot;;[.A1];&quot; &quot;;[.B1];&quot; // &quot;;[.C1];&quot; &quot;;[.D1])" office:value-type="string" office:string-value="#define id_pitch_acceleration  300 //  FLOAT   g forward: + aft: -">
            <text:p>#define id_pitch_acceleration <text:s/>300 // <text:s/>FLOAT <text:s text:c="2"/>g forward: + aft: -</text:p>
          </table:table-cell>
        </table:table-row>
        <table:table-row table:style-name="ro1">
          <table:table-cell office:value-type="string">
            <text:p>id_roll_acceleration </text:p>
          </table:table-cell>
          <table:table-cell office:value-type="float" office:value="301">
            <text:p>301</text:p>
          </table:table-cell>
          <table:table-cell office:value-type="string">
            <text:p><text:s/>FLOAT </text:p>
          </table:table-cell>
          <table:table-cell office:value-type="string">
            <text:p><text:s/>g right: + left: -</text:p>
          </table:table-cell>
          <table:table-cell table:formula="of:=CONCATENATE(&quot;|&quot;;[.A2];&quot;|&quot;;[.B2];&quot;|&quot;;[.C2];&quot;|&quot;;[.D2];&quot;|&quot;)" office:value-type="string" office:string-value="|id_roll_acceleration |301| FLOAT | g right: + left: -|">
            <text:p>|id_roll_acceleration |301| FLOAT | g right: + left: -|</text:p>
          </table:table-cell>
          <table:table-cell table:formula="of:=CONCATENATE(&quot;#define &quot;;[.A2];&quot; &quot;;[.B2];&quot; // &quot;;[.C2];&quot; &quot;;[.D2])" office:value-type="string" office:string-value="#define id_roll_acceleration  301 //  FLOAT   g right: + left: -">
            <text:p>#define id_roll_acceleration <text:s/>301 // <text:s/>FLOAT <text:s text:c="2"/>g right: + left: -</text:p>
          </table:table-cell>
        </table:table-row>
        <table:table-row table:style-name="ro1">
          <table:table-cell office:value-type="string">
            <text:p>id_yaw_acceleration </text:p>
          </table:table-cell>
          <table:table-cell office:value-type="float" office:value="302">
            <text:p>302</text:p>
          </table:table-cell>
          <table:table-cell office:value-type="string">
            <text:p><text:s/>FLOAT </text:p>
          </table:table-cell>
          <table:table-cell office:value-type="string">
            <text:p><text:s/>g up: + down: -</text:p>
          </table:table-cell>
          <table:table-cell table:formula="of:=CONCATENATE(&quot;|&quot;;[.A3];&quot;|&quot;;[.B3];&quot;|&quot;;[.C3];&quot;|&quot;;[.D3];&quot;|&quot;)" office:value-type="string" office:string-value="|id_yaw_acceleration |302| FLOAT | g up: + down: -|">
            <text:p>|id_yaw_acceleration |302| FLOAT | g up: + down: -|</text:p>
          </table:table-cell>
          <table:table-cell table:formula="of:=CONCATENATE(&quot;#define &quot;;[.A3];&quot; &quot;;[.B3];&quot; // &quot;;[.C3];&quot; &quot;;[.D3])" office:value-type="string" office:string-value="#define id_yaw_acceleration  302 //  FLOAT   g up: + down: -">
            <text:p>#define id_yaw_acceleration <text:s/>302 // <text:s/>FLOAT <text:s text:c="2"/>g up: + down: -</text:p>
          </table:table-cell>
        </table:table-row>
        <table:table-row table:style-name="ro1">
          <table:table-cell office:value-type="string">
            <text:p>id_pitch_rate </text:p>
          </table:table-cell>
          <table:table-cell office:value-type="float" office:value="303">
            <text:p>303</text:p>
          </table:table-cell>
          <table:table-cell office:value-type="string">
            <text:p><text:s/>FLOAT </text:p>
          </table:table-cell>
          <table:table-cell office:value-type="string">
            <text:p><text:s/>rad/s nose up: + nose down: -</text:p>
          </table:table-cell>
          <table:table-cell table:formula="of:=CONCATENATE(&quot;|&quot;;[.A4];&quot;|&quot;;[.B4];&quot;|&quot;;[.C4];&quot;|&quot;;[.D4];&quot;|&quot;)" office:value-type="string" office:string-value="|id_pitch_rate |303| FLOAT | rad/s nose up: + nose down: -|">
            <text:p>|id_pitch_rate |303| FLOAT | rad/s nose up: + nose down: -|</text:p>
          </table:table-cell>
          <table:table-cell table:formula="of:=CONCATENATE(&quot;#define &quot;;[.A4];&quot; &quot;;[.B4];&quot; // &quot;;[.C4];&quot; &quot;;[.D4])" office:value-type="string" office:string-value="#define id_pitch_rate  303 //  FLOAT   rad/s nose up: + nose down: -">
            <text:p>#define id_pitch_rate <text:s/>303 // <text:s/>FLOAT <text:s text:c="2"/>rad/s nose up: + nose down: -</text:p>
          </table:table-cell>
        </table:table-row>
        <table:table-row table:style-name="ro1">
          <table:table-cell office:value-type="string">
            <text:p>id_roll_rate </text:p>
          </table:table-cell>
          <table:table-cell office:value-type="float" office:value="304">
            <text:p>304</text:p>
          </table:table-cell>
          <table:table-cell office:value-type="string">
            <text:p><text:s/>FLOAT </text:p>
          </table:table-cell>
          <table:table-cell office:value-type="string">
            <text:p><text:s/>rad/s roll right: + roll left: -</text:p>
          </table:table-cell>
          <table:table-cell table:formula="of:=CONCATENATE(&quot;|&quot;;[.A5];&quot;|&quot;;[.B5];&quot;|&quot;;[.C5];&quot;|&quot;;[.D5];&quot;|&quot;)" office:value-type="string" office:string-value="|id_roll_rate |304| FLOAT | rad/s roll right: + roll left: -|">
            <text:p>|id_roll_rate |304| FLOAT | rad/s roll right: + roll left: -|</text:p>
          </table:table-cell>
          <table:table-cell table:formula="of:=CONCATENATE(&quot;#define &quot;;[.A5];&quot; &quot;;[.B5];&quot; // &quot;;[.C5];&quot; &quot;;[.D5])" office:value-type="string" office:string-value="#define id_roll_rate  304 //  FLOAT   rad/s roll right: + roll left: -">
            <text:p>#define id_roll_rate <text:s/>304 // <text:s/>FLOAT <text:s text:c="2"/>rad/s roll right: + roll left: -</text:p>
          </table:table-cell>
        </table:table-row>
        <table:table-row table:style-name="ro1">
          <table:table-cell office:value-type="string">
            <text:p>id_yaw_rate </text:p>
          </table:table-cell>
          <table:table-cell office:value-type="float" office:value="305">
            <text:p>305</text:p>
          </table:table-cell>
          <table:table-cell office:value-type="string">
            <text:p><text:s/>FLOAT </text:p>
          </table:table-cell>
          <table:table-cell office:value-type="string">
            <text:p><text:s/>rad/s yaw right: + yaw left: -</text:p>
          </table:table-cell>
          <table:table-cell table:formula="of:=CONCATENATE(&quot;|&quot;;[.A6];&quot;|&quot;;[.B6];&quot;|&quot;;[.C6];&quot;|&quot;;[.D6];&quot;|&quot;)" office:value-type="string" office:string-value="|id_yaw_rate |305| FLOAT | rad/s yaw right: + yaw left: -|">
            <text:p>|id_yaw_rate |305| FLOAT | rad/s yaw right: + yaw left: -|</text:p>
          </table:table-cell>
          <table:table-cell table:formula="of:=CONCATENATE(&quot;#define &quot;;[.A6];&quot; &quot;;[.B6];&quot; // &quot;;[.C6];&quot; &quot;;[.D6])" office:value-type="string" office:string-value="#define id_yaw_rate  305 //  FLOAT   rad/s yaw right: + yaw left: -">
            <text:p>#define id_yaw_rate <text:s/>305 // <text:s/>FLOAT <text:s text:c="2"/>rad/s yaw right: + yaw left: -</text:p>
          </table:table-cell>
        </table:table-row>
        <table:table-row table:style-name="ro1">
          <table:table-cell office:value-type="string">
            <text:p>id_roll_angle_magnetic </text:p>
          </table:table-cell>
          <table:table-cell office:value-type="float" office:value="306">
            <text:p>306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7];&quot;|&quot;;[.B7];&quot;|&quot;;[.C7];&quot;|&quot;;[.D7];&quot;|&quot;)" office:value-type="string" office:string-value="|id_roll_angle_magnetic |306| FLOAT | rad|">
            <text:p>|id_roll_angle_magnetic |306| FLOAT | rad|</text:p>
          </table:table-cell>
          <table:table-cell table:formula="of:=CONCATENATE(&quot;#define &quot;;[.A7];&quot; &quot;;[.B7];&quot; // &quot;;[.C7];&quot; &quot;;[.D7])" office:value-type="string" office:string-value="#define id_roll_angle_magnetic  306 //  FLOAT   rad">
            <text:p>#define id_roll_angle_magnetic <text:s/>306 // <text:s/>FLOAT <text:s text:c="2"/>rad</text:p>
          </table:table-cell>
        </table:table-row>
        <table:table-row table:style-name="ro1">
          <table:table-cell office:value-type="string">
            <text:p>id_pitch_angle_magnetic </text:p>
          </table:table-cell>
          <table:table-cell office:value-type="float" office:value="307">
            <text:p>307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8];&quot;|&quot;;[.B8];&quot;|&quot;;[.C8];&quot;|&quot;;[.D8];&quot;|&quot;)" office:value-type="string" office:string-value="|id_pitch_angle_magnetic |307| FLOAT | rad|">
            <text:p>|id_pitch_angle_magnetic |307| FLOAT | rad|</text:p>
          </table:table-cell>
          <table:table-cell table:formula="of:=CONCATENATE(&quot;#define &quot;;[.A8];&quot; &quot;;[.B8];&quot; // &quot;;[.C8];&quot; &quot;;[.D8])" office:value-type="string" office:string-value="#define id_pitch_angle_magnetic  307 //  FLOAT   rad">
            <text:p>#define id_pitch_angle_magnetic <text:s/>307 // <text:s/>FLOAT <text:s text:c="2"/>rad</text:p>
          </table:table-cell>
        </table:table-row>
        <table:table-row table:style-name="ro1">
          <table:table-cell office:value-type="string">
            <text:p>id_yaw_angle_magnetic </text:p>
          </table:table-cell>
          <table:table-cell office:value-type="float" office:value="308">
            <text:p>308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9];&quot;|&quot;;[.B9];&quot;|&quot;;[.C9];&quot;|&quot;;[.D9];&quot;|&quot;)" office:value-type="string" office:string-value="|id_yaw_angle_magnetic |308| FLOAT | rad|">
            <text:p>|id_yaw_angle_magnetic |308| FLOAT | rad|</text:p>
          </table:table-cell>
          <table:table-cell table:formula="of:=CONCATENATE(&quot;#define &quot;;[.A9];&quot; &quot;;[.B9];&quot; // &quot;;[.C9];&quot; &quot;;[.D9])" office:value-type="string" office:string-value="#define id_yaw_angle_magnetic  308 //  FLOAT   rad">
            <text:p>#define id_yaw_angle_magnetic <text:s/>308 // <text:s/>FLOAT <text:s text:c="2"/>rad</text:p>
          </table:table-cell>
        </table:table-row>
        <table:table-row table:style-name="ro1">
          <table:table-cell office:value-type="string">
            <text:p>id_pitch_angle </text:p>
          </table:table-cell>
          <table:table-cell office:value-type="float" office:value="311">
            <text:p>311</text:p>
          </table:table-cell>
          <table:table-cell office:value-type="string">
            <text:p><text:s/>FLOAT </text:p>
          </table:table-cell>
          <table:table-cell office:value-type="string">
            <text:p><text:s/>rad nose up: + nose down: -</text:p>
          </table:table-cell>
          <table:table-cell table:formula="of:=CONCATENATE(&quot;|&quot;;[.A10];&quot;|&quot;;[.B10];&quot;|&quot;;[.C10];&quot;|&quot;;[.D10];&quot;|&quot;)" office:value-type="string" office:string-value="|id_pitch_angle |311| FLOAT | rad nose up: + nose down: -|">
            <text:p>|id_pitch_angle |311| FLOAT | rad nose up: + nose down: -|</text:p>
          </table:table-cell>
          <table:table-cell table:formula="of:=CONCATENATE(&quot;#define &quot;;[.A10];&quot; &quot;;[.B10];&quot; // &quot;;[.C10];&quot; &quot;;[.D10])" office:value-type="string" office:string-value="#define id_pitch_angle  311 //  FLOAT   rad nose up: + nose down: -">
            <text:p>#define id_pitch_angle <text:s/>311 // <text:s/>FLOAT <text:s text:c="2"/>rad nose up: + nose down: -</text:p>
          </table:table-cell>
        </table:table-row>
        <table:table-row table:style-name="ro1">
          <table:table-cell office:value-type="string">
            <text:p>id_roll_angle </text:p>
          </table:table-cell>
          <table:table-cell office:value-type="float" office:value="312">
            <text:p>312</text:p>
          </table:table-cell>
          <table:table-cell office:value-type="string">
            <text:p><text:s/>FLOAT </text:p>
          </table:table-cell>
          <table:table-cell office:value-type="string">
            <text:p><text:s/>rad roll right: + roll left: -</text:p>
          </table:table-cell>
          <table:table-cell table:formula="of:=CONCATENATE(&quot;|&quot;;[.A11];&quot;|&quot;;[.B11];&quot;|&quot;;[.C11];&quot;|&quot;;[.D11];&quot;|&quot;)" office:value-type="string" office:string-value="|id_roll_angle |312| FLOAT | rad roll right: + roll left: -|">
            <text:p>|id_roll_angle |312| FLOAT | rad roll right: + roll left: -|</text:p>
          </table:table-cell>
          <table:table-cell table:formula="of:=CONCATENATE(&quot;#define &quot;;[.A11];&quot; &quot;;[.B11];&quot; // &quot;;[.C11];&quot; &quot;;[.D11])" office:value-type="string" office:string-value="#define id_roll_angle  312 //  FLOAT   rad roll right: + roll left: -">
            <text:p>#define id_roll_angle <text:s/>312 // <text:s/>FLOAT <text:s text:c="2"/>rad roll right: + roll left: -</text:p>
          </table:table-cell>
        </table:table-row>
        <table:table-row table:style-name="ro1">
          <table:table-cell office:value-type="string">
            <text:p>id_yaw_angle </text:p>
          </table:table-cell>
          <table:table-cell office:value-type="float" office:value="313">
            <text:p>313</text:p>
          </table:table-cell>
          <table:table-cell office:value-type="string">
            <text:p><text:s/>FLOAT </text:p>
          </table:table-cell>
          <table:table-cell office:value-type="string">
            <text:p><text:s/>rad yaw right: + yaw left: -</text:p>
          </table:table-cell>
          <table:table-cell table:formula="of:=CONCATENATE(&quot;|&quot;;[.A12];&quot;|&quot;;[.B12];&quot;|&quot;;[.C12];&quot;|&quot;;[.D12];&quot;|&quot;)" office:value-type="string" office:string-value="|id_yaw_angle |313| FLOAT | rad yaw right: + yaw left: -|">
            <text:p>|id_yaw_angle |313| FLOAT | rad yaw right: + yaw left: -|</text:p>
          </table:table-cell>
          <table:table-cell table:formula="of:=CONCATENATE(&quot;#define &quot;;[.A12];&quot; &quot;;[.B12];&quot; // &quot;;[.C12];&quot; &quot;;[.D12])" office:value-type="string" office:string-value="#define id_yaw_angle  313 //  FLOAT   rad yaw right: + yaw left: -">
            <text:p>#define id_yaw_angle <text:s/>313 // <text:s/>FLOAT <text:s text:c="2"/>rad yaw right: + yaw left: -</text:p>
          </table:table-cell>
        </table:table-row>
        <table:table-row table:style-name="ro1">
          <table:table-cell office:value-type="string">
            <text:p>id_altitude_rate </text:p>
          </table:table-cell>
          <table:table-cell office:value-type="float" office:value="314">
            <text:p>31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3];&quot;|&quot;;[.B13];&quot;|&quot;;[.C13];&quot;|&quot;;[.D13];&quot;|&quot;)" office:value-type="string" office:string-value="|id_altitude_rate |314| FLOAT | m/s|">
            <text:p>|id_altitude_rate |314| FLOAT | m/s|</text:p>
          </table:table-cell>
          <table:table-cell table:formula="of:=CONCATENATE(&quot;#define &quot;;[.A13];&quot; &quot;;[.B13];&quot; // &quot;;[.C13];&quot; &quot;;[.D13])" office:value-type="string" office:string-value="#define id_altitude_rate  314 //  FLOAT   m/s">
            <text:p>#define id_altitude_rate <text:s/>314 // <text:s/>FLOAT <text:s text:c="2"/>m/s</text:p>
          </table:table-cell>
        </table:table-row>
        <table:table-row table:style-name="ro1">
          <table:table-cell office:value-type="string">
            <text:p>id_indicated_airspeed </text:p>
          </table:table-cell>
          <table:table-cell office:value-type="float" office:value="315">
            <text:p>31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4];&quot;|&quot;;[.B14];&quot;|&quot;;[.C14];&quot;|&quot;;[.D14];&quot;|&quot;)" office:value-type="string" office:string-value="|id_indicated_airspeed |315| FLOAT | m/s|">
            <text:p>|id_indicated_airspeed |315| FLOAT | m/s|</text:p>
          </table:table-cell>
          <table:table-cell table:formula="of:=CONCATENATE(&quot;#define &quot;;[.A14];&quot; &quot;;[.B14];&quot; // &quot;;[.C14];&quot; &quot;;[.D14])" office:value-type="string" office:string-value="#define id_indicated_airspeed  315 //  FLOAT   m/s">
            <text:p>#define id_indicated_airspeed <text:s/>315 // <text:s/>FLOAT <text:s text:c="2"/>m/s</text:p>
          </table:table-cell>
        </table:table-row>
        <table:table-row table:style-name="ro1">
          <table:table-cell office:value-type="string">
            <text:p>id_true_airspeed </text:p>
          </table:table-cell>
          <table:table-cell office:value-type="float" office:value="316">
            <text:p>316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5];&quot;|&quot;;[.B15];&quot;|&quot;;[.C15];&quot;|&quot;;[.D15];&quot;|&quot;)" office:value-type="string" office:string-value="|id_true_airspeed |316| FLOAT | m/s|">
            <text:p>|id_true_airspeed |316| FLOAT | m/s|</text:p>
          </table:table-cell>
          <table:table-cell table:formula="of:=CONCATENATE(&quot;#define &quot;;[.A15];&quot; &quot;;[.B15];&quot; // &quot;;[.C15];&quot; &quot;;[.D15])" office:value-type="string" office:string-value="#define id_true_airspeed  316 //  FLOAT   m/s">
            <text:p>#define id_true_airspeed <text:s/>316 // <text:s/>FLOAT <text:s text:c="2"/>m/s</text:p>
          </table:table-cell>
        </table:table-row>
        <table:table-row table:style-name="ro1">
          <table:table-cell office:value-type="string">
            <text:p>id_calibrated_airspeed </text:p>
          </table:table-cell>
          <table:table-cell office:value-type="float" office:value="317">
            <text:p>317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6];&quot;|&quot;;[.B16];&quot;|&quot;;[.C16];&quot;|&quot;;[.D16];&quot;|&quot;)" office:value-type="string" office:string-value="|id_calibrated_airspeed |317| FLOAT | m/s|">
            <text:p>|id_calibrated_airspeed |317| FLOAT | m/s|</text:p>
          </table:table-cell>
          <table:table-cell table:formula="of:=CONCATENATE(&quot;#define &quot;;[.A16];&quot; &quot;;[.B16];&quot; // &quot;;[.C16];&quot; &quot;;[.D16])" office:value-type="string" office:string-value="#define id_calibrated_airspeed  317 //  FLOAT   m/s">
            <text:p>#define id_calibrated_airspeed <text:s/>317 // <text:s/>FLOAT <text:s text:c="2"/>m/s</text:p>
          </table:table-cell>
        </table:table-row>
        <table:table-row table:style-name="ro1">
          <table:table-cell office:value-type="string">
            <text:p>id_angle_of_attack </text:p>
          </table:table-cell>
          <table:table-cell office:value-type="float" office:value="318">
            <text:p>31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7];&quot;|&quot;;[.B17];&quot;|&quot;;[.C17];&quot;|&quot;;[.D17];&quot;|&quot;)" office:value-type="string" office:string-value="|id_angle_of_attack |318| SHORT | deg|">
            <text:p>|id_angle_of_attack |318| SHORT | deg|</text:p>
          </table:table-cell>
          <table:table-cell table:formula="of:=CONCATENATE(&quot;#define &quot;;[.A17];&quot; &quot;;[.B17];&quot; // &quot;;[.C17];&quot; &quot;;[.D17])" office:value-type="string" office:string-value="#define id_angle_of_attack  318 //  SHORT   deg">
            <text:p>#define id_angle_of_attack <text:s/>318 // <text:s/>SHORT <text:s text:c="2"/>deg</text:p>
          </table:table-cell>
        </table:table-row>
        <table:table-row table:style-name="ro1">
          <table:table-cell office:value-type="string">
            <text:p>id_qnh </text:p>
          </table:table-cell>
          <table:table-cell office:value-type="float" office:value="319">
            <text:p>319</text:p>
          </table:table-cell>
          <table:table-cell office:value-type="string">
            <text:p><text:s/>SHORT </text:p>
          </table:table-cell>
          <table:table-cell office:value-type="string">
            <text:p><text:s/>hPa published every 60 seconds. changed with id_qnh_up, id_qnh_dn</text:p>
          </table:table-cell>
          <table:table-cell table:formula="of:=CONCATENATE(&quot;|&quot;;[.A18];&quot;|&quot;;[.B18];&quot;|&quot;;[.C18];&quot;|&quot;;[.D18];&quot;|&quot;)" office:value-type="string" office:string-value="|id_qnh |319| SHORT | hPa published every 60 seconds. changed with id_qnh_up, id_qnh_dn|">
            <text:p>|id_qnh |319| SHORT | hPa published every 60 seconds. changed with id_qnh_up, id_qnh_dn|</text:p>
          </table:table-cell>
          <table:table-cell table:formula="of:=CONCATENATE(&quot;#define &quot;;[.A18];&quot; &quot;;[.B18];&quot; // &quot;;[.C18];&quot; &quot;;[.D18])" office:value-type="string" office:string-value="#define id_qnh  319 //  SHORT   hPa published every 60 seconds. changed with id_qnh_up, id_qnh_dn">
            <text:p>#define id_qnh <text:s/>319 // <text:s/>SHORT <text:s text:c="2"/>hPa published every 60 seconds. changed with id_qnh_up, id_qnh_dn</text:p>
          </table:table-cell>
        </table:table-row>
        <table:table-row table:style-name="ro1">
          <table:table-cell office:value-type="string">
            <text:p>id_baro_corrected_altitude </text:p>
          </table:table-cell>
          <table:table-cell office:value-type="float" office:value="320">
            <text:p>32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9];&quot;|&quot;;[.B19];&quot;|&quot;;[.C19];&quot;|&quot;;[.D19];&quot;|&quot;)" office:value-type="string" office:string-value="|id_baro_corrected_altitude |320| FLOAT | m|">
            <text:p>|id_baro_corrected_altitude |320| FLOAT | m|</text:p>
          </table:table-cell>
          <table:table-cell table:formula="of:=CONCATENATE(&quot;#define &quot;;[.A19];&quot; &quot;;[.B19];&quot; // &quot;;[.C19];&quot; &quot;;[.D19])" office:value-type="string" office:string-value="#define id_baro_corrected_altitude  320 //  FLOAT   m">
            <text:p>#define id_baro_corrected_altitude <text:s/>320 // <text:s/>FLOAT <text:s text:c="2"/>m</text:p>
          </table:table-cell>
        </table:table-row>
        <table:table-row table:style-name="ro1">
          <table:table-cell office:value-type="string">
            <text:p>id_heading_angle </text:p>
          </table:table-cell>
          <table:table-cell office:value-type="float" office:value="321">
            <text:p>321</text:p>
          </table:table-cell>
          <table:table-cell office:value-type="string">
            <text:p><text:s/>SHORT </text:p>
          </table:table-cell>
          <table:table-cell office:value-type="string">
            <text:p><text:s/>deg 0-360 True heading</text:p>
          </table:table-cell>
          <table:table-cell table:formula="of:=CONCATENATE(&quot;|&quot;;[.A20];&quot;|&quot;;[.B20];&quot;|&quot;;[.C20];&quot;|&quot;;[.D20];&quot;|&quot;)" office:value-type="string" office:string-value="|id_heading_angle |321| SHORT | deg 0-360 True heading|">
            <text:p>|id_heading_angle |321| SHORT | deg 0-360 True heading|</text:p>
          </table:table-cell>
          <table:table-cell table:formula="of:=CONCATENATE(&quot;#define &quot;;[.A20];&quot; &quot;;[.B20];&quot; // &quot;;[.C20];&quot; &quot;;[.D20])" office:value-type="string" office:string-value="#define id_heading_angle  321 //  SHORT   deg 0-360 True heading">
            <text:p>#define id_heading_angle <text:s/>321 // <text:s/>SHORT <text:s text:c="2"/>deg 0-360 True heading</text:p>
          </table:table-cell>
        </table:table-row>
        <table:table-row table:style-name="ro1">
          <table:table-cell office:value-type="string">
            <text:p>id_heading </text:p>
          </table:table-cell>
          <table:table-cell office:value-type="float" office:value="322">
            <text:p>322</text:p>
          </table:table-cell>
          <table:table-cell office:value-type="string">
            <text:p><text:s/>SHORT </text:p>
          </table:table-cell>
          <table:table-cell office:value-type="string">
            <text:p><text:s/>deg 0-360</text:p>
          </table:table-cell>
          <table:table-cell table:formula="of:=CONCATENATE(&quot;|&quot;;[.A21];&quot;|&quot;;[.B21];&quot;|&quot;;[.C21];&quot;|&quot;;[.D21];&quot;|&quot;)" office:value-type="string" office:string-value="|id_heading |322| SHORT | deg 0-360|">
            <text:p>|id_heading |322| SHORT | deg 0-360|</text:p>
          </table:table-cell>
          <table:table-cell table:formula="of:=CONCATENATE(&quot;#define &quot;;[.A21];&quot; &quot;;[.B21];&quot; // &quot;;[.C21];&quot; &quot;;[.D21])" office:value-type="string" office:string-value="#define id_heading  322 //  SHORT   deg 0-360">
            <text:p>#define id_heading <text:s/>322 // <text:s/>SHORT <text:s text:c="2"/>deg 0-360</text:p>
          </table:table-cell>
        </table:table-row>
        <table:table-row table:style-name="ro1">
          <table:table-cell office:value-type="string">
            <text:p>id_pressure_altitude </text:p>
          </table:table-cell>
          <table:table-cell office:value-type="float" office:value="323">
            <text:p>3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22];&quot;|&quot;;[.B22];&quot;|&quot;;[.C22];&quot;|&quot;;[.D22];&quot;|&quot;)" office:value-type="string" office:string-value="|id_pressure_altitude |323| FLOAT | m|">
            <text:p>|id_pressure_altitude |323| FLOAT | m|</text:p>
          </table:table-cell>
          <table:table-cell table:formula="of:=CONCATENATE(&quot;#define &quot;;[.A22];&quot; &quot;;[.B22];&quot; // &quot;;[.C22];&quot; &quot;;[.D22])" office:value-type="string" office:string-value="#define id_pressure_altitude  323 //  FLOAT   m">
            <text:p>#define id_pressure_altitude <text:s/>323 // <text:s/>FLOAT <text:s text:c="2"/>m</text:p>
          </table:table-cell>
        </table:table-row>
        <table:table-row table:style-name="ro1">
          <table:table-cell office:value-type="string">
            <text:p>id_outside_air_temperature </text:p>
          </table:table-cell>
          <table:table-cell office:value-type="float" office:value="324">
            <text:p>32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23];&quot;|&quot;;[.B23];&quot;|&quot;;[.C23];&quot;|&quot;;[.D23];&quot;|&quot;)" office:value-type="string" office:string-value="|id_outside_air_temperature |324| SHORT | K|">
            <text:p>|id_outside_air_temperature |324| SHORT | K|</text:p>
          </table:table-cell>
          <table:table-cell table:formula="of:=CONCATENATE(&quot;#define &quot;;[.A23];&quot; &quot;;[.B23];&quot; // &quot;;[.C23];&quot; &quot;;[.D23])" office:value-type="string" office:string-value="#define id_outside_air_temperature  324 //  SHORT   K">
            <text:p>#define id_outside_air_temperature <text:s/>324 // <text:s/>SHORT <text:s text:c="2"/>K</text:p>
          </table:table-cell>
        </table:table-row>
        <table:table-row table:style-name="ro1">
          <table:table-cell office:value-type="string">
            <text:p>id_differential_pressure </text:p>
          </table:table-cell>
          <table:table-cell office:value-type="float" office:value="325">
            <text:p>325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4];&quot;|&quot;;[.B24];&quot;|&quot;;[.C24];&quot;|&quot;;[.D24];&quot;|&quot;)" office:value-type="string" office:string-value="|id_differential_pressure |325| FLOAT | hPa|">
            <text:p>|id_differential_pressure |325| FLOAT | hPa|</text:p>
          </table:table-cell>
          <table:table-cell table:formula="of:=CONCATENATE(&quot;#define &quot;;[.A24];&quot; &quot;;[.B24];&quot; // &quot;;[.C24];&quot; &quot;;[.D24])" office:value-type="string" office:string-value="#define id_differential_pressure  325 //  FLOAT   hPa">
            <text:p>#define id_differential_pressure <text:s/>325 // <text:s/>FLOAT <text:s text:c="2"/>hPa</text:p>
          </table:table-cell>
        </table:table-row>
        <table:table-row table:style-name="ro1">
          <table:table-cell office:value-type="string">
            <text:p>id_static_pressure </text:p>
          </table:table-cell>
          <table:table-cell office:value-type="float" office:value="326">
            <text:p>32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25];&quot;|&quot;;[.B25];&quot;|&quot;;[.C25];&quot;|&quot;;[.D25];&quot;|&quot;)" office:value-type="string" office:string-value="|id_static_pressure |326| FLOAT | hPa|">
            <text:p>|id_static_pressure |326| FLOAT | hPa|</text:p>
          </table:table-cell>
          <table:table-cell table:formula="of:=CONCATENATE(&quot;#define &quot;;[.A25];&quot; &quot;;[.B25];&quot; // &quot;;[.C25];&quot; &quot;;[.D25])" office:value-type="string" office:string-value="#define id_static_pressure  326 //  FLOAT   hPa">
            <text:p>#define id_static_pressure <text:s/>326 // <text:s/>FLOAT <text:s text:c="2"/>hPa</text:p>
          </table:table-cell>
        </table:table-row>
        <table:table-row table:style-name="ro1">
          <table:table-cell office:value-type="string">
            <text:p>id_wind_speed </text:p>
          </table:table-cell>
          <table:table-cell office:value-type="float" office:value="333">
            <text:p>33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26];&quot;|&quot;;[.B26];&quot;|&quot;;[.C26];&quot;|&quot;;[.D26];&quot;|&quot;)" office:value-type="string" office:string-value="|id_wind_speed |333| FLOAT | m/s|">
            <text:p>|id_wind_speed |333| FLOAT | m/s|</text:p>
          </table:table-cell>
          <table:table-cell table:formula="of:=CONCATENATE(&quot;#define &quot;;[.A26];&quot; &quot;;[.B26];&quot; // &quot;;[.C26];&quot; &quot;;[.D26])" office:value-type="string" office:string-value="#define id_wind_speed  333 //  FLOAT   m/s">
            <text:p>#define id_wind_speed <text:s/>333 // <text:s/>FLOAT <text:s text:c="2"/>m/s</text:p>
          </table:table-cell>
        </table:table-row>
        <table:table-row table:style-name="ro1">
          <table:table-cell office:value-type="string">
            <text:p>id_wind_direction </text:p>
          </table:table-cell>
          <table:table-cell office:value-type="float" office:value="334">
            <text:p>334</text:p>
          </table:table-cell>
          <table:table-cell office:value-type="string">
            <text:p><text:s/>FLOAT </text:p>
          </table:table-cell>
          <table:table-cell office:value-type="string">
            <text:p><text:s/>rad 0-360</text:p>
          </table:table-cell>
          <table:table-cell table:formula="of:=CONCATENATE(&quot;|&quot;;[.A27];&quot;|&quot;;[.B27];&quot;|&quot;;[.C27];&quot;|&quot;;[.D27];&quot;|&quot;)" office:value-type="string" office:string-value="|id_wind_direction |334| FLOAT | rad 0-360|">
            <text:p>|id_wind_direction |334| FLOAT | rad 0-360|</text:p>
          </table:table-cell>
          <table:table-cell table:formula="of:=CONCATENATE(&quot;#define &quot;;[.A27];&quot; &quot;;[.B27];&quot; // &quot;;[.C27];&quot; &quot;;[.D27])" office:value-type="string" office:string-value="#define id_wind_direction  334 //  FLOAT   rad 0-360">
            <text:p>#define id_wind_direction <text:s/>334 // <text:s/>FLOAT <text:s text:c="2"/>rad 0-360</text:p>
          </table:table-cell>
        </table:table-row>
        <table:table-row table:style-name="ro1">
          <table:table-cell office:value-type="string">
            <text:p>id_engine_rpm </text:p>
          </table:table-cell>
          <table:table-cell office:value-type="float" office:value="500">
            <text:p>500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28];&quot;|&quot;;[.B28];&quot;|&quot;;[.C28];&quot;|&quot;;[.D28];&quot;|&quot;)" office:value-type="string" office:string-value="|id_engine_rpm |500| SHORT | r/min|">
            <text:p>|id_engine_rpm |500| SHORT | r/min|</text:p>
          </table:table-cell>
          <table:table-cell table:formula="of:=CONCATENATE(&quot;#define &quot;;[.A28];&quot; &quot;;[.B28];&quot; // &quot;;[.C28];&quot; &quot;;[.D28])" office:value-type="string" office:string-value="#define id_engine_rpm  500 //  SHORT   r/min">
            <text:p>#define id_engine_rpm <text:s/>500 // <text:s/>SHORT <text:s text:c="2"/>r/min</text:p>
          </table:table-cell>
        </table:table-row>
        <table:table-row table:style-name="ro1">
          <table:table-cell office:value-type="string">
            <text:p>id_engine_rpm_a </text:p>
          </table:table-cell>
          <table:table-cell office:value-type="float" office:value="501">
            <text:p>501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29];&quot;|&quot;;[.B29];&quot;|&quot;;[.C29];&quot;|&quot;;[.D29];&quot;|&quot;)" office:value-type="string" office:string-value="|id_engine_rpm_a |501| SHORT | r/min|">
            <text:p>|id_engine_rpm_a |501| SHORT | r/min|</text:p>
          </table:table-cell>
          <table:table-cell table:formula="of:=CONCATENATE(&quot;#define &quot;;[.A29];&quot; &quot;;[.B29];&quot; // &quot;;[.C29];&quot; &quot;;[.D29])" office:value-type="string" office:string-value="#define id_engine_rpm_a  501 //  SHORT   r/min">
            <text:p>#define id_engine_rpm_a <text:s/>501 // <text:s/>SHORT <text:s text:c="2"/>r/min</text:p>
          </table:table-cell>
        </table:table-row>
        <table:table-row table:style-name="ro1">
          <table:table-cell office:value-type="string">
            <text:p>id_exhaust_gas_temperature1 </text:p>
          </table:table-cell>
          <table:table-cell office:value-type="float" office:value="520">
            <text:p>52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0];&quot;|&quot;;[.B30];&quot;|&quot;;[.C30];&quot;|&quot;;[.D30];&quot;|&quot;)" office:value-type="string" office:string-value="|id_exhaust_gas_temperature1 |520| SHORT | K|">
            <text:p>|id_exhaust_gas_temperature1 |520| SHORT | K|</text:p>
          </table:table-cell>
          <table:table-cell table:formula="of:=CONCATENATE(&quot;#define &quot;;[.A30];&quot; &quot;;[.B30];&quot; // &quot;;[.C30];&quot; &quot;;[.D30])" office:value-type="string" office:string-value="#define id_exhaust_gas_temperature1  520 //  SHORT   K">
            <text:p>#define id_exhaust_gas_temperature1 <text:s/>520 // <text:s/>SHORT <text:s text:c="2"/>K</text:p>
          </table:table-cell>
        </table:table-row>
        <table:table-row table:style-name="ro1">
          <table:table-cell office:value-type="string">
            <text:p>id_exhaust_gas_temperature2 </text:p>
          </table:table-cell>
          <table:table-cell office:value-type="float" office:value="521">
            <text:p>52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1];&quot;|&quot;;[.B31];&quot;|&quot;;[.C31];&quot;|&quot;;[.D31];&quot;|&quot;)" office:value-type="string" office:string-value="|id_exhaust_gas_temperature2 |521| SHORT | K|">
            <text:p>|id_exhaust_gas_temperature2 |521| SHORT | K|</text:p>
          </table:table-cell>
          <table:table-cell table:formula="of:=CONCATENATE(&quot;#define &quot;;[.A31];&quot; &quot;;[.B31];&quot; // &quot;;[.C31];&quot; &quot;;[.D31])" office:value-type="string" office:string-value="#define id_exhaust_gas_temperature2  521 //  SHORT   K">
            <text:p>#define id_exhaust_gas_temperature2 <text:s/>521 // <text:s/>SHORT <text:s text:c="2"/>K</text:p>
          </table:table-cell>
        </table:table-row>
        <table:table-row table:style-name="ro1">
          <table:table-cell office:value-type="string">
            <text:p>id_exhaust_gas_temperature3 </text:p>
          </table:table-cell>
          <table:table-cell office:value-type="float" office:value="522">
            <text:p>52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2];&quot;|&quot;;[.B32];&quot;|&quot;;[.C32];&quot;|&quot;;[.D32];&quot;|&quot;)" office:value-type="string" office:string-value="|id_exhaust_gas_temperature3 |522| SHORT | K|">
            <text:p>|id_exhaust_gas_temperature3 |522| SHORT | K|</text:p>
          </table:table-cell>
          <table:table-cell table:formula="of:=CONCATENATE(&quot;#define &quot;;[.A32];&quot; &quot;;[.B32];&quot; // &quot;;[.C32];&quot; &quot;;[.D32])" office:value-type="string" office:string-value="#define id_exhaust_gas_temperature3  522 //  SHORT   K">
            <text:p>#define id_exhaust_gas_temperature3 <text:s/>522 // <text:s/>SHORT <text:s text:c="2"/>K</text:p>
          </table:table-cell>
        </table:table-row>
        <table:table-row table:style-name="ro1">
          <table:table-cell office:value-type="string">
            <text:p>id_exhaust_gas_temperature4 </text:p>
          </table:table-cell>
          <table:table-cell office:value-type="float" office:value="523">
            <text:p>52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3];&quot;|&quot;;[.B33];&quot;|&quot;;[.C33];&quot;|&quot;;[.D33];&quot;|&quot;)" office:value-type="string" office:string-value="|id_exhaust_gas_temperature4 |523| SHORT | K|">
            <text:p>|id_exhaust_gas_temperature4 |523| SHORT | K|</text:p>
          </table:table-cell>
          <table:table-cell table:formula="of:=CONCATENATE(&quot;#define &quot;;[.A33];&quot; &quot;;[.B33];&quot; // &quot;;[.C33];&quot; &quot;;[.D33])" office:value-type="string" office:string-value="#define id_exhaust_gas_temperature4  523 //  SHORT   K">
            <text:p>#define id_exhaust_gas_temperature4 <text:s/>523 // <text:s/>SHORT <text:s text:c="2"/>K</text:p>
          </table:table-cell>
        </table:table-row>
        <table:table-row table:style-name="ro1">
          <table:table-cell office:value-type="string">
            <text:p>id_fuel_flow_rate_left </text:p>
          </table:table-cell>
          <table:table-cell office:value-type="float" office:value="524">
            <text:p>524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34];&quot;|&quot;;[.B34];&quot;|&quot;;[.C34];&quot;|&quot;;[.D34];&quot;|&quot;)" office:value-type="string" office:string-value="|id_fuel_flow_rate_left |524| SHORT | l/hr|">
            <text:p>|id_fuel_flow_rate_left |524| SHORT | l/hr|</text:p>
          </table:table-cell>
          <table:table-cell table:formula="of:=CONCATENATE(&quot;#define &quot;;[.A34];&quot; &quot;;[.B34];&quot; // &quot;;[.C34];&quot; &quot;;[.D34])" office:value-type="string" office:string-value="#define id_fuel_flow_rate_left  524 //  SHORT   l/hr">
            <text:p>#define id_fuel_flow_rate_left <text:s/>524 // <text:s/>SHORT <text:s text:c="2"/>l/hr</text:p>
          </table:table-cell>
        </table:table-row>
        <table:table-row table:style-name="ro1">
          <table:table-cell office:value-type="string">
            <text:p>id_manifold_pressure </text:p>
          </table:table-cell>
          <table:table-cell office:value-type="float" office:value="528">
            <text:p>528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35];&quot;|&quot;;[.B35];&quot;|&quot;;[.C35];&quot;|&quot;;[.D35];&quot;|&quot;)" office:value-type="string" office:string-value="|id_manifold_pressure |528| FLOAT | hPa|">
            <text:p>|id_manifold_pressure |528| FLOAT | hPa|</text:p>
          </table:table-cell>
          <table:table-cell table:formula="of:=CONCATENATE(&quot;#define &quot;;[.A35];&quot; &quot;;[.B35];&quot; // &quot;;[.C35];&quot; &quot;;[.D35])" office:value-type="string" office:string-value="#define id_manifold_pressure  528 //  FLOAT   hPa">
            <text:p>#define id_manifold_pressure <text:s/>528 // <text:s/>FLOAT <text:s text:c="2"/>hPa</text:p>
          </table:table-cell>
        </table:table-row>
        <table:table-row table:style-name="ro1">
          <table:table-cell office:value-type="string">
            <text:p>id_manifold_pressure_a </text:p>
          </table:table-cell>
          <table:table-cell office:value-type="float" office:value="530">
            <text:p>530</text:p>
          </table:table-cell>
          <table:table-cell office:value-type="string">
            <text:p><text:s/>SHORT </text:p>
          </table:table-cell>
          <table:table-cell office:value-type="string">
            <text:p><text:s/>hpa</text:p>
          </table:table-cell>
          <table:table-cell table:formula="of:=CONCATENATE(&quot;|&quot;;[.A36];&quot;|&quot;;[.B36];&quot;|&quot;;[.C36];&quot;|&quot;;[.D36];&quot;|&quot;)" office:value-type="string" office:string-value="|id_manifold_pressure_a |530| SHORT | hpa|">
            <text:p>|id_manifold_pressure_a |530| SHORT | hpa|</text:p>
          </table:table-cell>
          <table:table-cell table:formula="of:=CONCATENATE(&quot;#define &quot;;[.A36];&quot; &quot;;[.B36];&quot; // &quot;;[.C36];&quot; &quot;;[.D36])" office:value-type="string" office:string-value="#define id_manifold_pressure_a  530 //  SHORT   hpa">
            <text:p>#define id_manifold_pressure_a <text:s/>530 // <text:s/>SHORT <text:s text:c="2"/>hpa</text:p>
          </table:table-cell>
        </table:table-row>
        <table:table-row table:style-name="ro1">
          <table:table-cell office:value-type="string">
            <text:p>id_oil_pressure </text:p>
          </table:table-cell>
          <table:table-cell office:value-type="float" office:value="532">
            <text:p>53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37];&quot;|&quot;;[.B37];&quot;|&quot;;[.C37];&quot;|&quot;;[.D37];&quot;|&quot;)" office:value-type="string" office:string-value="|id_oil_pressure |532| FLOAT | hPa|">
            <text:p>|id_oil_pressure |532| FLOAT | hPa|</text:p>
          </table:table-cell>
          <table:table-cell table:formula="of:=CONCATENATE(&quot;#define &quot;;[.A37];&quot; &quot;;[.B37];&quot; // &quot;;[.C37];&quot; &quot;;[.D37])" office:value-type="string" office:string-value="#define id_oil_pressure  532 //  FLOAT   hPa">
            <text:p>#define id_oil_pressure <text:s/>532 // <text:s/>FLOAT <text:s text:c="2"/>hPa</text:p>
          </table:table-cell>
        </table:table-row>
        <table:table-row table:style-name="ro1">
          <table:table-cell office:value-type="string">
            <text:p>id_oil_temperature </text:p>
          </table:table-cell>
          <table:table-cell office:value-type="float" office:value="536">
            <text:p>536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8];&quot;|&quot;;[.B38];&quot;|&quot;;[.C38];&quot;|&quot;;[.D38];&quot;|&quot;)" office:value-type="string" office:string-value="|id_oil_temperature |536| SHORT | K|">
            <text:p>|id_oil_temperature |536| SHORT | K|</text:p>
          </table:table-cell>
          <table:table-cell table:formula="of:=CONCATENATE(&quot;#define &quot;;[.A38];&quot; &quot;;[.B38];&quot; // &quot;;[.C38];&quot; &quot;;[.D38])" office:value-type="string" office:string-value="#define id_oil_temperature  536 //  SHORT   K">
            <text:p>#define id_oil_temperature <text:s/>536 // <text:s/>SHORT <text:s text:c="2"/>K</text:p>
          </table:table-cell>
        </table:table-row>
        <table:table-row table:style-name="ro1">
          <table:table-cell office:value-type="string">
            <text:p>id_cylinder_head_temperature1 </text:p>
          </table:table-cell>
          <table:table-cell office:value-type="float" office:value="548">
            <text:p>54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39];&quot;|&quot;;[.B39];&quot;|&quot;;[.C39];&quot;|&quot;;[.D39];&quot;|&quot;)" office:value-type="string" office:string-value="|id_cylinder_head_temperature1 |548| SHORT | K|">
            <text:p>|id_cylinder_head_temperature1 |548| SHORT | K|</text:p>
          </table:table-cell>
          <table:table-cell table:formula="of:=CONCATENATE(&quot;#define &quot;;[.A39];&quot; &quot;;[.B39];&quot; // &quot;;[.C39];&quot; &quot;;[.D39])" office:value-type="string" office:string-value="#define id_cylinder_head_temperature1  548 //  SHORT   K">
            <text:p>#define id_cylinder_head_temperature1 <text:s/>548 // <text:s/>SHORT <text:s text:c="2"/>K</text:p>
          </table:table-cell>
        </table:table-row>
        <table:table-row table:style-name="ro1">
          <table:table-cell office:value-type="string">
            <text:p>id_cylinder_head_temperature2 </text:p>
          </table:table-cell>
          <table:table-cell office:value-type="float" office:value="549">
            <text:p>549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0];&quot;|&quot;;[.B40];&quot;|&quot;;[.C40];&quot;|&quot;;[.D40];&quot;|&quot;)" office:value-type="string" office:string-value="|id_cylinder_head_temperature2 |549| SHORT | K|">
            <text:p>|id_cylinder_head_temperature2 |549| SHORT | K|</text:p>
          </table:table-cell>
          <table:table-cell table:formula="of:=CONCATENATE(&quot;#define &quot;;[.A40];&quot; &quot;;[.B40];&quot; // &quot;;[.C40];&quot; &quot;;[.D40])" office:value-type="string" office:string-value="#define id_cylinder_head_temperature2  549 //  SHORT   K">
            <text:p>#define id_cylinder_head_temperature2 <text:s/>549 // <text:s/>SHORT <text:s text:c="2"/>K</text:p>
          </table:table-cell>
        </table:table-row>
        <table:table-row table:style-name="ro1">
          <table:table-cell office:value-type="string">
            <text:p>id_cylinder_head_temperature3 </text:p>
          </table:table-cell>
          <table:table-cell office:value-type="float" office:value="550">
            <text:p>5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1];&quot;|&quot;;[.B41];&quot;|&quot;;[.C41];&quot;|&quot;;[.D41];&quot;|&quot;)" office:value-type="string" office:string-value="|id_cylinder_head_temperature3 |550| SHORT | K|">
            <text:p>|id_cylinder_head_temperature3 |550| SHORT | K|</text:p>
          </table:table-cell>
          <table:table-cell table:formula="of:=CONCATENATE(&quot;#define &quot;;[.A41];&quot; &quot;;[.B41];&quot; // &quot;;[.C41];&quot; &quot;;[.D41])" office:value-type="string" office:string-value="#define id_cylinder_head_temperature3  550 //  SHORT   K">
            <text:p>#define id_cylinder_head_temperature3 <text:s/>550 // <text:s/>SHORT <text:s text:c="2"/>K</text:p>
          </table:table-cell>
        </table:table-row>
        <table:table-row table:style-name="ro1">
          <table:table-cell office:value-type="string">
            <text:p>id_cylinder_head_temperature4 </text:p>
          </table:table-cell>
          <table:table-cell office:value-type="float" office:value="551">
            <text:p>551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42];&quot;|&quot;;[.B42];&quot;|&quot;;[.C42];&quot;|&quot;;[.D42];&quot;|&quot;)" office:value-type="string" office:string-value="|id_cylinder_head_temperature4 |551| SHORT | K|">
            <text:p>|id_cylinder_head_temperature4 |551| SHORT | K|</text:p>
          </table:table-cell>
          <table:table-cell table:formula="of:=CONCATENATE(&quot;#define &quot;;[.A42];&quot; &quot;;[.B42];&quot; // &quot;;[.C42];&quot; &quot;;[.D42])" office:value-type="string" office:string-value="#define id_cylinder_head_temperature4  551 //  SHORT   K">
            <text:p>#define id_cylinder_head_temperature4 <text:s/>551 // <text:s/>SHORT <text:s text:c="2"/>K</text:p>
          </table:table-cell>
        </table:table-row>
        <table:table-row table:style-name="ro1">
          <table:table-cell office:value-type="string">
            <text:p>id_engine_status_a </text:p>
          </table:table-cell>
          <table:table-cell office:value-type="float" office:value="556">
            <text:p>556</text:p>
          </table:table-cell>
          <table:table-cell office:value-type="string">
            <text:p><text:s/>SHORT</text:p>
          </table:table-cell>
          <table:table-cell/>
          <table:table-cell table:formula="of:=CONCATENATE(&quot;|&quot;;[.A43];&quot;|&quot;;[.B43];&quot;|&quot;;[.C43];&quot;|&quot;;[.D43];&quot;|&quot;)" office:value-type="string" office:string-value="|id_engine_status_a |556| SHORT||">
            <text:p>|id_engine_status_a |556| SHORT||</text:p>
          </table:table-cell>
          <table:table-cell table:formula="of:=CONCATENATE(&quot;#define &quot;;[.A43];&quot; &quot;;[.B43];&quot; // &quot;;[.C43];&quot; &quot;;[.D43])" office:value-type="string" office:string-value="#define id_engine_status_a  556 //  SHORT ">
            <text:p>#define id_engine_status_a <text:s/>556 // <text:s/>SHORT </text:p>
          </table:table-cell>
        </table:table-row>
        <table:table-row table:style-name="ro1">
          <table:table-cell office:value-type="string">
            <text:p>id_engine_rpm_b </text:p>
          </table:table-cell>
          <table:table-cell office:value-type="float" office:value="564">
            <text:p>564</text:p>
          </table:table-cell>
          <table:table-cell office:value-type="string">
            <text:p><text:s/>SHORT </text:p>
          </table:table-cell>
          <table:table-cell office:value-type="string">
            <text:p><text:s/>r/min</text:p>
          </table:table-cell>
          <table:table-cell table:formula="of:=CONCATENATE(&quot;|&quot;;[.A44];&quot;|&quot;;[.B44];&quot;|&quot;;[.C44];&quot;|&quot;;[.D44];&quot;|&quot;)" office:value-type="string" office:string-value="|id_engine_rpm_b |564| SHORT | r/min|">
            <text:p>|id_engine_rpm_b |564| SHORT | r/min|</text:p>
          </table:table-cell>
          <table:table-cell table:formula="of:=CONCATENATE(&quot;#define &quot;;[.A44];&quot; &quot;;[.B44];&quot; // &quot;;[.C44];&quot; &quot;;[.D44])" office:value-type="string" office:string-value="#define id_engine_rpm_b  564 //  SHORT   r/min">
            <text:p>#define id_engine_rpm_b <text:s/>564 // <text:s/>SHORT <text:s text:c="2"/>r/min</text:p>
          </table:table-cell>
        </table:table-row>
        <table:table-row table:style-name="ro1">
          <table:table-cell office:value-type="string">
            <text:p>id_fuel_flow_rate_right </text:p>
          </table:table-cell>
          <table:table-cell office:value-type="float" office:value="588">
            <text:p>588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45];&quot;|&quot;;[.B45];&quot;|&quot;;[.C45];&quot;|&quot;;[.D45];&quot;|&quot;)" office:value-type="string" office:string-value="|id_fuel_flow_rate_right |588| SHORT | l/hr|">
            <text:p>|id_fuel_flow_rate_right |588| SHORT | l/hr|</text:p>
          </table:table-cell>
          <table:table-cell table:formula="of:=CONCATENATE(&quot;#define &quot;;[.A45];&quot; &quot;;[.B45];&quot; // &quot;;[.C45];&quot; &quot;;[.D45])" office:value-type="string" office:string-value="#define id_fuel_flow_rate_right  588 //  SHORT   l/hr">
            <text:p>#define id_fuel_flow_rate_right <text:s/>588 // <text:s/>SHORT <text:s text:c="2"/>l/hr</text:p>
          </table:table-cell>
        </table:table-row>
        <table:table-row table:style-name="ro1">
          <table:table-cell office:value-type="string">
            <text:p>id_fuel_flow_rate </text:p>
          </table:table-cell>
          <table:table-cell office:value-type="float" office:value="590">
            <text:p>590</text:p>
          </table:table-cell>
          <table:table-cell office:value-type="string">
            <text:p><text:s/>SHORT </text:p>
          </table:table-cell>
          <table:table-cell office:value-type="string">
            <text:p><text:s/>l/hr</text:p>
          </table:table-cell>
          <table:table-cell table:formula="of:=CONCATENATE(&quot;|&quot;;[.A46];&quot;|&quot;;[.B46];&quot;|&quot;;[.C46];&quot;|&quot;;[.D46];&quot;|&quot;)" office:value-type="string" office:string-value="|id_fuel_flow_rate |590| SHORT | l/hr|">
            <text:p>|id_fuel_flow_rate |590| SHORT | l/hr|</text:p>
          </table:table-cell>
          <table:table-cell table:formula="of:=CONCATENATE(&quot;#define &quot;;[.A46];&quot; &quot;;[.B46];&quot; // &quot;;[.C46];&quot; &quot;;[.D46])" office:value-type="string" office:string-value="#define id_fuel_flow_rate  590 //  SHORT   l/hr">
            <text:p>#define id_fuel_flow_rate <text:s/>590 // <text:s/>SHORT <text:s text:c="2"/>l/hr</text:p>
          </table:table-cell>
        </table:table-row>
        <table:table-row table:style-name="ro1">
          <table:table-cell office:value-type="string">
            <text:p>id_fuel_consumed </text:p>
          </table:table-cell>
          <table:table-cell office:value-type="float" office:value="591">
            <text:p>591</text:p>
          </table:table-cell>
          <table:table-cell office:value-type="string">
            <text:p><text:s/>SHORT </text:p>
          </table:table-cell>
          <table:table-cell office:value-type="string">
            <text:p><text:s/>l Fuel consumed since power on</text:p>
          </table:table-cell>
          <table:table-cell table:formula="of:=CONCATENATE(&quot;|&quot;;[.A47];&quot;|&quot;;[.B47];&quot;|&quot;;[.C47];&quot;|&quot;;[.D47];&quot;|&quot;)" office:value-type="string" office:string-value="|id_fuel_consumed |591| SHORT | l Fuel consumed since power on|">
            <text:p>|id_fuel_consumed |591| SHORT | l Fuel consumed since power on|</text:p>
          </table:table-cell>
          <table:table-cell table:formula="of:=CONCATENATE(&quot;#define &quot;;[.A47];&quot; &quot;;[.B47];&quot; // &quot;;[.C47];&quot; &quot;;[.D47])" office:value-type="string" office:string-value="#define id_fuel_consumed  591 //  SHORT   l Fuel consumed since power on">
            <text:p>#define id_fuel_consumed <text:s/>591 // <text:s/>SHORT <text:s text:c="2"/>l Fuel consumed since power on</text:p>
          </table:table-cell>
        </table:table-row>
        <table:table-row table:style-name="ro1">
          <table:table-cell office:value-type="string">
            <text:p>id_manifold_pressure_b </text:p>
          </table:table-cell>
          <table:table-cell office:value-type="float" office:value="592">
            <text:p>592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48];&quot;|&quot;;[.B48];&quot;|&quot;;[.C48];&quot;|&quot;;[.D48];&quot;|&quot;)" office:value-type="string" office:string-value="|id_manifold_pressure_b |592| FLOAT | hPa|">
            <text:p>|id_manifold_pressure_b |592| FLOAT | hPa|</text:p>
          </table:table-cell>
          <table:table-cell table:formula="of:=CONCATENATE(&quot;#define &quot;;[.A48];&quot; &quot;;[.B48];&quot; // &quot;;[.C48];&quot; &quot;;[.D48])" office:value-type="string" office:string-value="#define id_manifold_pressure_b  592 //  FLOAT   hPa">
            <text:p>#define id_manifold_pressure_b <text:s/>592 // <text:s/>FLOAT <text:s text:c="2"/>hPa</text:p>
          </table:table-cell>
        </table:table-row>
        <table:table-row table:style-name="ro1">
          <table:table-cell office:value-type="string">
            <text:p>id_oil_pressure_b </text:p>
          </table:table-cell>
          <table:table-cell office:value-type="float" office:value="596">
            <text:p>596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49];&quot;|&quot;;[.B49];&quot;|&quot;;[.C49];&quot;|&quot;;[.D49];&quot;|&quot;)" office:value-type="string" office:string-value="|id_oil_pressure_b |596| FLOAT | hPa|">
            <text:p>|id_oil_pressure_b |596| FLOAT | hPa|</text:p>
          </table:table-cell>
          <table:table-cell table:formula="of:=CONCATENATE(&quot;#define &quot;;[.A49];&quot; &quot;;[.B49];&quot; // &quot;;[.C49];&quot; &quot;;[.D49])" office:value-type="string" office:string-value="#define id_oil_pressure_b  596 //  FLOAT   hPa">
            <text:p>#define id_oil_pressure_b <text:s/>596 // <text:s/>FLOAT <text:s text:c="2"/>hPa</text:p>
          </table:table-cell>
        </table:table-row>
        <table:table-row table:style-name="ro1">
          <table:table-cell office:value-type="string">
            <text:p>id_oil_temperature_b </text:p>
          </table:table-cell>
          <table:table-cell office:value-type="float" office:value="600">
            <text:p>60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0];&quot;|&quot;;[.B50];&quot;|&quot;;[.C50];&quot;|&quot;;[.D50];&quot;|&quot;)" office:value-type="string" office:string-value="|id_oil_temperature_b |600| SHORT | K|">
            <text:p>|id_oil_temperature_b |600| SHORT | K|</text:p>
          </table:table-cell>
          <table:table-cell table:formula="of:=CONCATENATE(&quot;#define &quot;;[.A50];&quot; &quot;;[.B50];&quot; // &quot;;[.C50];&quot; &quot;;[.D50])" office:value-type="string" office:string-value="#define id_oil_temperature_b  600 //  SHORT   K">
            <text:p>#define id_oil_temperature_b <text:s/>600 // <text:s/>SHORT <text:s text:c="2"/>K</text:p>
          </table:table-cell>
        </table:table-row>
        <table:table-row table:style-name="ro1">
          <table:table-cell office:value-type="string">
            <text:p>id_coolant_temp_b </text:p>
          </table:table-cell>
          <table:table-cell office:value-type="float" office:value="612">
            <text:p>612</text:p>
          </table:table-cell>
          <table:table-cell office:value-type="string">
            <text:p><text:s/>SHORT</text:p>
          </table:table-cell>
          <table:table-cell/>
          <table:table-cell table:formula="of:=CONCATENATE(&quot;|&quot;;[.A51];&quot;|&quot;;[.B51];&quot;|&quot;;[.C51];&quot;|&quot;;[.D51];&quot;|&quot;)" office:value-type="string" office:string-value="|id_coolant_temp_b |612| SHORT||">
            <text:p>|id_coolant_temp_b |612| SHORT||</text:p>
          </table:table-cell>
          <table:table-cell table:formula="of:=CONCATENATE(&quot;#define &quot;;[.A51];&quot; &quot;;[.B51];&quot; // &quot;;[.C51];&quot; &quot;;[.D51])" office:value-type="string" office:string-value="#define id_coolant_temp_b  612 //  SHORT ">
            <text:p>#define id_coolant_temp_b <text:s/>612 // <text:s/>SHORT </text:p>
          </table:table-cell>
        </table:table-row>
        <table:table-row table:style-name="ro1">
          <table:table-cell office:value-type="string">
            <text:p>id_cylinder_head_temperature5 </text:p>
          </table:table-cell>
          <table:table-cell office:value-type="float" office:value="612">
            <text:p>612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2];&quot;|&quot;;[.B52];&quot;|&quot;;[.C52];&quot;|&quot;;[.D52];&quot;|&quot;)" office:value-type="string" office:string-value="|id_cylinder_head_temperature5 |612| SHORT | K|">
            <text:p>|id_cylinder_head_temperature5 |612| SHORT | K|</text:p>
          </table:table-cell>
          <table:table-cell table:formula="of:=CONCATENATE(&quot;#define &quot;;[.A52];&quot; &quot;;[.B52];&quot; // &quot;;[.C52];&quot; &quot;;[.D52])" office:value-type="string" office:string-value="#define id_cylinder_head_temperature5  612 //  SHORT   K">
            <text:p>#define id_cylinder_head_temperature5 <text:s/>612 // <text:s/>SHORT <text:s text:c="2"/>K</text:p>
          </table:table-cell>
        </table:table-row>
        <table:table-row table:style-name="ro1">
          <table:table-cell office:value-type="string">
            <text:p>id_cylinder_head_temperature6 </text:p>
          </table:table-cell>
          <table:table-cell office:value-type="float" office:value="613">
            <text:p>613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3];&quot;|&quot;;[.B53];&quot;|&quot;;[.C53];&quot;|&quot;;[.D53];&quot;|&quot;)" office:value-type="string" office:string-value="|id_cylinder_head_temperature6 |613| SHORT | K|">
            <text:p>|id_cylinder_head_temperature6 |613| SHORT | K|</text:p>
          </table:table-cell>
          <table:table-cell table:formula="of:=CONCATENATE(&quot;#define &quot;;[.A53];&quot; &quot;;[.B53];&quot; // &quot;;[.C53];&quot; &quot;;[.D53])" office:value-type="string" office:string-value="#define id_cylinder_head_temperature6  613 //  SHORT   K">
            <text:p>#define id_cylinder_head_temperature6 <text:s/>613 // <text:s/>SHORT <text:s text:c="2"/>K</text:p>
          </table:table-cell>
        </table:table-row>
        <table:table-row table:style-name="ro1">
          <table:table-cell office:value-type="string">
            <text:p>id_cylinder_head_temperature7</text:p>
          </table:table-cell>
          <table:table-cell office:value-type="float" office:value="614">
            <text:p>61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4];&quot;|&quot;;[.B54];&quot;|&quot;;[.C54];&quot;|&quot;;[.D54];&quot;|&quot;)" office:value-type="string" office:string-value="|id_cylinder_head_temperature7|614| SHORT | K|">
            <text:p>|id_cylinder_head_temperature7|614| SHORT | K|</text:p>
          </table:table-cell>
          <table:table-cell table:formula="of:=CONCATENATE(&quot;#define &quot;;[.A54];&quot; &quot;;[.B54];&quot; // &quot;;[.C54];&quot; &quot;;[.D54])" office:value-type="string" office:string-value="#define id_cylinder_head_temperature7 614 //  SHORT   K">
            <text:p>#define id_cylinder_head_temperature7 614 // <text:s/>SHORT <text:s text:c="2"/>K</text:p>
          </table:table-cell>
        </table:table-row>
        <table:table-row table:style-name="ro1">
          <table:table-cell office:value-type="string">
            <text:p>id_cylinder_head_temperature8</text:p>
          </table:table-cell>
          <table:table-cell office:value-type="float" office:value="615">
            <text:p>615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55];&quot;|&quot;;[.B55];&quot;|&quot;;[.C55];&quot;|&quot;;[.D55];&quot;|&quot;)" office:value-type="string" office:string-value="|id_cylinder_head_temperature8|615| SHORT | K|">
            <text:p>|id_cylinder_head_temperature8|615| SHORT | K|</text:p>
          </table:table-cell>
          <table:table-cell table:formula="of:=CONCATENATE(&quot;#define &quot;;[.A55];&quot; &quot;;[.B55];&quot; // &quot;;[.C55];&quot; &quot;;[.D55])" office:value-type="string" office:string-value="#define id_cylinder_head_temperature8 615 //  SHORT   K">
            <text:p>#define id_cylinder_head_temperature8 615 // <text:s/>SHORT <text:s text:c="2"/>K</text:p>
          </table:table-cell>
        </table:table-row>
        <table:table-row table:style-name="ro1">
          <table:table-cell office:value-type="string">
            <text:p>id_engine_status_b </text:p>
          </table:table-cell>
          <table:table-cell office:value-type="float" office:value="620">
            <text:p>620</text:p>
          </table:table-cell>
          <table:table-cell office:value-type="string">
            <text:p><text:s/>SHORT</text:p>
          </table:table-cell>
          <table:table-cell/>
          <table:table-cell table:formula="of:=CONCATENATE(&quot;|&quot;;[.A56];&quot;|&quot;;[.B56];&quot;|&quot;;[.C56];&quot;|&quot;;[.D56];&quot;|&quot;)" office:value-type="string" office:string-value="|id_engine_status_b |620| SHORT||">
            <text:p>|id_engine_status_b |620| SHORT||</text:p>
          </table:table-cell>
          <table:table-cell table:formula="of:=CONCATENATE(&quot;#define &quot;;[.A56];&quot; &quot;;[.B56];&quot; // &quot;;[.C56];&quot; &quot;;[.D56])" office:value-type="string" office:string-value="#define id_engine_status_b  620 //  SHORT ">
            <text:p>#define id_engine_status_b <text:s/>620 // <text:s/>SHORT </text:p>
          </table:table-cell>
        </table:table-row>
        <table:table-row table:style-name="ro1">
          <table:table-cell office:value-type="string">
            <text:p>id_egt1_a </text:p>
          </table:table-cell>
          <table:table-cell office:value-type="float" office:value="628">
            <text:p>62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7];&quot;|&quot;;[.B57];&quot;|&quot;;[.C57];&quot;|&quot;;[.D57];&quot;|&quot;)" office:value-type="string" office:string-value="|id_egt1_a |628| SHORT| K|">
            <text:p>|id_egt1_a |628| SHORT| K|</text:p>
          </table:table-cell>
          <table:table-cell table:formula="of:=CONCATENATE(&quot;#define &quot;;[.A57];&quot; &quot;;[.B57];&quot; // &quot;;[.C57];&quot; &quot;;[.D57])" office:value-type="string" office:string-value="#define id_egt1_a  628 //  SHORT  K">
            <text:p>#define id_egt1_a <text:s/>628 // <text:s/>SHORT <text:s/>K</text:p>
          </table:table-cell>
        </table:table-row>
        <table:table-row table:style-name="ro1">
          <table:table-cell office:value-type="string">
            <text:p>id_egt2_a </text:p>
          </table:table-cell>
          <table:table-cell office:value-type="float" office:value="630">
            <text:p>63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8];&quot;|&quot;;[.B58];&quot;|&quot;;[.C58];&quot;|&quot;;[.D58];&quot;|&quot;)" office:value-type="string" office:string-value="|id_egt2_a |630| SHORT| K|">
            <text:p>|id_egt2_a |630| SHORT| K|</text:p>
          </table:table-cell>
          <table:table-cell table:formula="of:=CONCATENATE(&quot;#define &quot;;[.A58];&quot; &quot;;[.B58];&quot; // &quot;;[.C58];&quot; &quot;;[.D58])" office:value-type="string" office:string-value="#define id_egt2_a  630 //  SHORT  K">
            <text:p>#define id_egt2_a <text:s/>630 // <text:s/>SHORT <text:s/>K</text:p>
          </table:table-cell>
        </table:table-row>
        <table:table-row table:style-name="ro1">
          <table:table-cell office:value-type="string">
            <text:p>id_egt3_a </text:p>
          </table:table-cell>
          <table:table-cell office:value-type="float" office:value="632">
            <text:p>63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59];&quot;|&quot;;[.B59];&quot;|&quot;;[.C59];&quot;|&quot;;[.D59];&quot;|&quot;)" office:value-type="string" office:string-value="|id_egt3_a |632| SHORT| K|">
            <text:p>|id_egt3_a |632| SHORT| K|</text:p>
          </table:table-cell>
          <table:table-cell table:formula="of:=CONCATENATE(&quot;#define &quot;;[.A59];&quot; &quot;;[.B59];&quot; // &quot;;[.C59];&quot; &quot;;[.D59])" office:value-type="string" office:string-value="#define id_egt3_a  632 //  SHORT  K">
            <text:p>#define id_egt3_a <text:s/>632 // <text:s/>SHORT <text:s/>K</text:p>
          </table:table-cell>
        </table:table-row>
        <table:table-row table:style-name="ro1">
          <table:table-cell office:value-type="string">
            <text:p>id_egt4_a </text:p>
          </table:table-cell>
          <table:table-cell office:value-type="float" office:value="634">
            <text:p>634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0];&quot;|&quot;;[.B60];&quot;|&quot;;[.C60];&quot;|&quot;;[.D60];&quot;|&quot;)" office:value-type="string" office:string-value="|id_egt4_a |634| SHORT| K|">
            <text:p>|id_egt4_a |634| SHORT| K|</text:p>
          </table:table-cell>
          <table:table-cell table:formula="of:=CONCATENATE(&quot;#define &quot;;[.A60];&quot; &quot;;[.B60];&quot; // &quot;;[.C60];&quot; &quot;;[.D60])" office:value-type="string" office:string-value="#define id_egt4_a  634 //  SHORT  K">
            <text:p>#define id_egt4_a <text:s/>634 // <text:s/>SHORT <text:s/>K</text:p>
          </table:table-cell>
        </table:table-row>
        <table:table-row table:style-name="ro1">
          <table:table-cell office:value-type="string">
            <text:p>id_intake_temperature_a </text:p>
          </table:table-cell>
          <table:table-cell office:value-type="float" office:value="640">
            <text:p>640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1];&quot;|&quot;;[.B61];&quot;|&quot;;[.C61];&quot;|&quot;;[.D61];&quot;|&quot;)" office:value-type="string" office:string-value="|id_intake_temperature_a |640| SHORT| K|">
            <text:p>|id_intake_temperature_a |640| SHORT| K|</text:p>
          </table:table-cell>
          <table:table-cell table:formula="of:=CONCATENATE(&quot;#define &quot;;[.A61];&quot; &quot;;[.B61];&quot; // &quot;;[.C61];&quot; &quot;;[.D61])" office:value-type="string" office:string-value="#define id_intake_temperature_a  640 //  SHORT  K">
            <text:p>#define id_intake_temperature_a <text:s/>640 // <text:s/>SHORT <text:s/>K</text:p>
          </table:table-cell>
        </table:table-row>
        <table:table-row table:style-name="ro1">
          <table:table-cell office:value-type="string">
            <text:p>id_outside_air_temp_a </text:p>
          </table:table-cell>
          <table:table-cell office:value-type="float" office:value="642">
            <text:p>642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2];&quot;|&quot;;[.B62];&quot;|&quot;;[.C62];&quot;|&quot;;[.D62];&quot;|&quot;)" office:value-type="string" office:string-value="|id_outside_air_temp_a |642| SHORT| K|">
            <text:p>|id_outside_air_temp_a |642| SHORT| K|</text:p>
          </table:table-cell>
          <table:table-cell table:formula="of:=CONCATENATE(&quot;#define &quot;;[.A62];&quot; &quot;;[.B62];&quot; // &quot;;[.C62];&quot; &quot;;[.D62])" office:value-type="string" office:string-value="#define id_outside_air_temp_a  642 //  SHORT  K">
            <text:p>#define id_outside_air_temp_a <text:s/>642 // <text:s/>SHORT <text:s/>K</text:p>
          </table:table-cell>
        </table:table-row>
        <table:table-row table:style-name="ro1">
          <table:table-cell office:value-type="string">
            <text:p>id_egt1_b </text:p>
          </table:table-cell>
          <table:table-cell office:value-type="float" office:value="644">
            <text:p>644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3];&quot;|&quot;;[.B63];&quot;|&quot;;[.C63];&quot;|&quot;;[.D63];&quot;|&quot;)" office:value-type="string" office:string-value="|id_egt1_b |644| SHORT | K|">
            <text:p>|id_egt1_b |644| SHORT | K|</text:p>
          </table:table-cell>
          <table:table-cell table:formula="of:=CONCATENATE(&quot;#define &quot;;[.A63];&quot; &quot;;[.B63];&quot; // &quot;;[.C63];&quot; &quot;;[.D63])" office:value-type="string" office:string-value="#define id_egt1_b  644 //  SHORT   K">
            <text:p>#define id_egt1_b <text:s/>644 // <text:s/>SHORT <text:s text:c="2"/>K</text:p>
          </table:table-cell>
        </table:table-row>
        <table:table-row table:style-name="ro1">
          <table:table-cell office:value-type="string">
            <text:p>id_egt2_b </text:p>
          </table:table-cell>
          <table:table-cell office:value-type="float" office:value="646">
            <text:p>64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4];&quot;|&quot;;[.B64];&quot;|&quot;;[.C64];&quot;|&quot;;[.D64];&quot;|&quot;)" office:value-type="string" office:string-value="|id_egt2_b |646| SHORT| K|">
            <text:p>|id_egt2_b |646| SHORT| K|</text:p>
          </table:table-cell>
          <table:table-cell table:formula="of:=CONCATENATE(&quot;#define &quot;;[.A64];&quot; &quot;;[.B64];&quot; // &quot;;[.C64];&quot; &quot;;[.D64])" office:value-type="string" office:string-value="#define id_egt2_b  646 //  SHORT  K">
            <text:p>#define id_egt2_b <text:s/>646 // <text:s/>SHORT <text:s/>K</text:p>
          </table:table-cell>
        </table:table-row>
        <table:table-row table:style-name="ro1">
          <table:table-cell office:value-type="string">
            <text:p>id_egt3_b </text:p>
          </table:table-cell>
          <table:table-cell office:value-type="float" office:value="648">
            <text:p>648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5];&quot;|&quot;;[.B65];&quot;|&quot;;[.C65];&quot;|&quot;;[.D65];&quot;|&quot;)" office:value-type="string" office:string-value="|id_egt3_b |648| SHORT| K|">
            <text:p>|id_egt3_b |648| SHORT| K|</text:p>
          </table:table-cell>
          <table:table-cell table:formula="of:=CONCATENATE(&quot;#define &quot;;[.A65];&quot; &quot;;[.B65];&quot; // &quot;;[.C65];&quot; &quot;;[.D65])" office:value-type="string" office:string-value="#define id_egt3_b  648 //  SHORT  K">
            <text:p>#define id_egt3_b <text:s/>648 // <text:s/>SHORT <text:s/>K</text:p>
          </table:table-cell>
        </table:table-row>
        <table:table-row table:style-name="ro1">
          <table:table-cell office:value-type="string">
            <text:p>id_egt4_b </text:p>
          </table:table-cell>
          <table:table-cell office:value-type="float" office:value="650">
            <text:p>650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6];&quot;|&quot;;[.B66];&quot;|&quot;;[.C66];&quot;|&quot;;[.D66];&quot;|&quot;)" office:value-type="string" office:string-value="|id_egt4_b |650| SHORT | K|">
            <text:p>|id_egt4_b |650| SHORT | K|</text:p>
          </table:table-cell>
          <table:table-cell table:formula="of:=CONCATENATE(&quot;#define &quot;;[.A66];&quot; &quot;;[.B66];&quot; // &quot;;[.C66];&quot; &quot;;[.D66])" office:value-type="string" office:string-value="#define id_egt4_b  650 //  SHORT   K">
            <text:p>#define id_egt4_b <text:s/>650 // <text:s/>SHORT <text:s text:c="2"/>K</text:p>
          </table:table-cell>
        </table:table-row>
        <table:table-row table:style-name="ro1">
          <table:table-cell office:value-type="string">
            <text:p>id_intake_temperature_b </text:p>
          </table:table-cell>
          <table:table-cell office:value-type="float" office:value="656">
            <text:p>656</text:p>
          </table:table-cell>
          <table:table-cell office:value-type="string">
            <text:p><text:s/>SHORT</text:p>
          </table:table-cell>
          <table:table-cell office:value-type="string">
            <text:p><text:s/>K</text:p>
          </table:table-cell>
          <table:table-cell table:formula="of:=CONCATENATE(&quot;|&quot;;[.A67];&quot;|&quot;;[.B67];&quot;|&quot;;[.C67];&quot;|&quot;;[.D67];&quot;|&quot;)" office:value-type="string" office:string-value="|id_intake_temperature_b |656| SHORT| K|">
            <text:p>|id_intake_temperature_b |656| SHORT| K|</text:p>
          </table:table-cell>
          <table:table-cell table:formula="of:=CONCATENATE(&quot;#define &quot;;[.A67];&quot; &quot;;[.B67];&quot; // &quot;;[.C67];&quot; &quot;;[.D67])" office:value-type="string" office:string-value="#define id_intake_temperature_b  656 //  SHORT  K">
            <text:p>#define id_intake_temperature_b <text:s/>656 // <text:s/>SHORT <text:s/>K</text:p>
          </table:table-cell>
        </table:table-row>
        <table:table-row table:style-name="ro1">
          <table:table-cell office:value-type="string">
            <text:p>id_outside_air_temp_b </text:p>
          </table:table-cell>
          <table:table-cell office:value-type="float" office:value="658">
            <text:p>658</text:p>
          </table:table-cell>
          <table:table-cell office:value-type="string">
            <text:p><text:s/>SHORT </text:p>
          </table:table-cell>
          <table:table-cell office:value-type="string">
            <text:p><text:s/>K</text:p>
          </table:table-cell>
          <table:table-cell table:formula="of:=CONCATENATE(&quot;|&quot;;[.A68];&quot;|&quot;;[.B68];&quot;|&quot;;[.C68];&quot;|&quot;;[.D68];&quot;|&quot;)" office:value-type="string" office:string-value="|id_outside_air_temp_b |658| SHORT | K|">
            <text:p>|id_outside_air_temp_b |658| SHORT | K|</text:p>
          </table:table-cell>
          <table:table-cell table:formula="of:=CONCATENATE(&quot;#define &quot;;[.A68];&quot; &quot;;[.B68];&quot; // &quot;;[.C68];&quot; &quot;;[.D68])" office:value-type="string" office:string-value="#define id_outside_air_temp_b  658 //  SHORT   K">
            <text:p>#define id_outside_air_temp_b <text:s/>658 // <text:s/>SHORT <text:s text:c="2"/>K</text:p>
          </table:table-cell>
        </table:table-row>
        <table:table-row table:style-name="ro1">
          <table:table-cell office:value-type="string">
            <text:p>id_edu_left_fuel_quantity </text:p>
          </table:table-cell>
          <table:table-cell office:value-type="float" office:value="666">
            <text:p>666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69];&quot;|&quot;;[.B69];&quot;|&quot;;[.C69];&quot;|&quot;;[.D69];&quot;|&quot;)" office:value-type="string" office:string-value="|id_edu_left_fuel_quantity |666| SHORT | l|">
            <text:p>|id_edu_left_fuel_quantity |666| SHORT | l|</text:p>
          </table:table-cell>
          <table:table-cell table:formula="of:=CONCATENATE(&quot;#define &quot;;[.A69];&quot; &quot;;[.B69];&quot; // &quot;;[.C69];&quot; &quot;;[.D69])" office:value-type="string" office:string-value="#define id_edu_left_fuel_quantity  666 //  SHORT   l">
            <text:p>#define id_edu_left_fuel_quantity <text:s/>666 // <text:s/>SHORT <text:s text:c="2"/>l</text:p>
          </table:table-cell>
        </table:table-row>
        <table:table-row table:style-name="ro1">
          <table:table-cell office:value-type="string">
            <text:p>id_edu_right_fuel_quantity </text:p>
          </table:table-cell>
          <table:table-cell office:value-type="float" office:value="667">
            <text:p>667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0];&quot;|&quot;;[.B70];&quot;|&quot;;[.C70];&quot;|&quot;;[.D70];&quot;|&quot;)" office:value-type="string" office:string-value="|id_edu_right_fuel_quantity |667| SHORT | l|">
            <text:p>|id_edu_right_fuel_quantity |667| SHORT | l|</text:p>
          </table:table-cell>
          <table:table-cell table:formula="of:=CONCATENATE(&quot;#define &quot;;[.A70];&quot; &quot;;[.B70];&quot; // &quot;;[.C70];&quot; &quot;;[.D70])" office:value-type="string" office:string-value="#define id_edu_right_fuel_quantity  667 //  SHORT   l">
            <text:p>#define id_edu_right_fuel_quantity <text:s/>667 // <text:s/>SHORT <text:s text:c="2"/>l</text:p>
          </table:table-cell>
        </table:table-row>
        <table:table-row table:style-name="ro1">
          <table:table-cell office:value-type="string">
            <text:p>id_left_fuel_quantity </text:p>
          </table:table-cell>
          <table:table-cell office:value-type="float" office:value="668">
            <text:p>668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1];&quot;|&quot;;[.B71];&quot;|&quot;;[.C71];&quot;|&quot;;[.D71];&quot;|&quot;)" office:value-type="string" office:string-value="|id_left_fuel_quantity |668| SHORT | l|">
            <text:p>|id_left_fuel_quantity |668| SHORT | l|</text:p>
          </table:table-cell>
          <table:table-cell table:formula="of:=CONCATENATE(&quot;#define &quot;;[.A71];&quot; &quot;;[.B71];&quot; // &quot;;[.C71];&quot; &quot;;[.D71])" office:value-type="string" office:string-value="#define id_left_fuel_quantity  668 //  SHORT   l">
            <text:p>#define id_left_fuel_quantity <text:s/>668 // <text:s/>SHORT <text:s text:c="2"/>l</text:p>
          </table:table-cell>
        </table:table-row>
        <table:table-row table:style-name="ro1">
          <table:table-cell office:value-type="string">
            <text:p>id_right_fuel_quantity </text:p>
          </table:table-cell>
          <table:table-cell office:value-type="float" office:value="669">
            <text:p>669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2];&quot;|&quot;;[.B72];&quot;|&quot;;[.C72];&quot;|&quot;;[.D72];&quot;|&quot;)" office:value-type="string" office:string-value="|id_right_fuel_quantity |669| SHORT | l|">
            <text:p>|id_right_fuel_quantity |669| SHORT | l|</text:p>
          </table:table-cell>
          <table:table-cell table:formula="of:=CONCATENATE(&quot;#define &quot;;[.A72];&quot; &quot;;[.B72];&quot; // &quot;;[.C72];&quot; &quot;;[.D72])" office:value-type="string" office:string-value="#define id_right_fuel_quantity  669 //  SHORT   l">
            <text:p>#define id_right_fuel_quantity <text:s/>669 // <text:s/>SHORT <text:s text:c="2"/>l</text:p>
          </table:table-cell>
        </table:table-row>
        <table:table-row table:style-name="ro1">
          <table:table-cell office:value-type="string">
            <text:p>id_pitot_temperature </text:p>
          </table:table-cell>
          <table:table-cell office:value-type="float" office:value="670">
            <text:p>670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73];&quot;|&quot;;[.B73];&quot;|&quot;;[.C73];&quot;|&quot;;[.D73];&quot;|&quot;)" office:value-type="string" office:string-value="|id_pitot_temperature |670| SHORT | degrees|">
            <text:p>|id_pitot_temperature |670| SHORT | degrees|</text:p>
          </table:table-cell>
          <table:table-cell table:formula="of:=CONCATENATE(&quot;#define &quot;;[.A73];&quot; &quot;;[.B73];&quot; // &quot;;[.C73];&quot; &quot;;[.D73])" office:value-type="string" office:string-value="#define id_pitot_temperature  670 //  SHORT   degrees">
            <text:p>#define id_pitot_temperature <text:s/>670 // <text:s/>SHORT <text:s text:c="2"/>degrees</text:p>
          </table:table-cell>
        </table:table-row>
        <table:table-row table:style-name="ro1">
          <table:table-cell office:value-type="string">
            <text:p>id_pitot_heat_status </text:p>
          </table:table-cell>
          <table:table-cell office:value-type="float" office:value="671">
            <text:p>671</text:p>
          </table:table-cell>
          <table:table-cell office:value-type="string">
            <text:p><text:s/>SHORT </text:p>
          </table:table-cell>
          <table:table-cell office:value-type="string">
            <text:p><text:s/>1 = heater on, 0 = off</text:p>
          </table:table-cell>
          <table:table-cell table:formula="of:=CONCATENATE(&quot;|&quot;;[.A74];&quot;|&quot;;[.B74];&quot;|&quot;;[.C74];&quot;|&quot;;[.D74];&quot;|&quot;)" office:value-type="string" office:string-value="|id_pitot_heat_status |671| SHORT | 1 = heater on, 0 = off|">
            <text:p>|id_pitot_heat_status |671| SHORT | 1 = heater on, 0 = off|</text:p>
          </table:table-cell>
          <table:table-cell table:formula="of:=CONCATENATE(&quot;#define &quot;;[.A74];&quot; &quot;;[.B74];&quot; // &quot;;[.C74];&quot; &quot;;[.D74])" office:value-type="string" office:string-value="#define id_pitot_heat_status  671 //  SHORT   1 = heater on, 0 = off">
            <text:p>#define id_pitot_heat_status <text:s/>671 // <text:s/>SHORT <text:s text:c="2"/>1 = heater on, 0 = off</text:p>
          </table:table-cell>
        </table:table-row>
        <table:table-row table:style-name="ro1">
          <table:table-cell office:value-type="string">
            <text:p>id_pitot_power_status </text:p>
          </table:table-cell>
          <table:table-cell office:value-type="float" office:value="672">
            <text:p>672</text:p>
          </table:table-cell>
          <table:table-cell office:value-type="string">
            <text:p><text:s/>SHORT </text:p>
          </table:table-cell>
          <table:table-cell office:value-type="string">
            <text:p><text:s/>1 = power on, 0 = off</text:p>
          </table:table-cell>
          <table:table-cell table:formula="of:=CONCATENATE(&quot;|&quot;;[.A75];&quot;|&quot;;[.B75];&quot;|&quot;;[.C75];&quot;|&quot;;[.D75];&quot;|&quot;)" office:value-type="string" office:string-value="|id_pitot_power_status |672| SHORT | 1 = power on, 0 = off|">
            <text:p>|id_pitot_power_status |672| SHORT | 1 = power on, 0 = off|</text:p>
          </table:table-cell>
          <table:table-cell table:formula="of:=CONCATENATE(&quot;#define &quot;;[.A75];&quot; &quot;;[.B75];&quot; // &quot;;[.C75];&quot; &quot;;[.D75])" office:value-type="string" office:string-value="#define id_pitot_power_status  672 //  SHORT   1 = power on, 0 = off">
            <text:p>#define id_pitot_power_status <text:s/>672 // <text:s/>SHORT <text:s text:c="2"/>1 = power on, 0 = off</text:p>
          </table:table-cell>
        </table:table-row>
        <table:table-row table:style-name="ro1">
          <table:table-cell office:value-type="string">
            <text:p>id_fdu_board_temperature </text:p>
          </table:table-cell>
          <table:table-cell office:value-type="float" office:value="673">
            <text:p>673</text:p>
          </table:table-cell>
          <table:table-cell office:value-type="string">
            <text:p><text:s/>SHORT </text:p>
          </table:table-cell>
          <table:table-cell office:value-type="string">
            <text:p><text:s/>degrees</text:p>
          </table:table-cell>
          <table:table-cell table:formula="of:=CONCATENATE(&quot;|&quot;;[.A76];&quot;|&quot;;[.B76];&quot;|&quot;;[.C76];&quot;|&quot;;[.D76];&quot;|&quot;)" office:value-type="string" office:string-value="|id_fdu_board_temperature |673| SHORT | degrees|">
            <text:p>|id_fdu_board_temperature |673| SHORT | degrees|</text:p>
          </table:table-cell>
          <table:table-cell table:formula="of:=CONCATENATE(&quot;#define &quot;;[.A76];&quot; &quot;;[.B76];&quot; // &quot;;[.C76];&quot; &quot;;[.D76])" office:value-type="string" office:string-value="#define id_fdu_board_temperature  673 //  SHORT   degrees">
            <text:p>#define id_fdu_board_temperature <text:s/>673 // <text:s/>SHORT <text:s text:c="2"/>degrees</text:p>
          </table:table-cell>
        </table:table-row>
        <table:table-row table:style-name="ro1">
          <table:table-cell office:value-type="string">
            <text:p>id_set_left_fuel_qty </text:p>
          </table:table-cell>
          <table:table-cell office:value-type="float" office:value="674">
            <text:p>674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7];&quot;|&quot;;[.B77];&quot;|&quot;;[.C77];&quot;|&quot;;[.D77];&quot;|&quot;)" office:value-type="string" office:string-value="|id_set_left_fuel_qty |674| SHORT | l|">
            <text:p>|id_set_left_fuel_qty |674| SHORT | l|</text:p>
          </table:table-cell>
          <table:table-cell table:formula="of:=CONCATENATE(&quot;#define &quot;;[.A77];&quot; &quot;;[.B77];&quot; // &quot;;[.C77];&quot; &quot;;[.D77])" office:value-type="string" office:string-value="#define id_set_left_fuel_qty  674 //  SHORT   l">
            <text:p>#define id_set_left_fuel_qty <text:s/>674 // <text:s/>SHORT <text:s text:c="2"/>l</text:p>
          </table:table-cell>
        </table:table-row>
        <table:table-row table:style-name="ro1">
          <table:table-cell office:value-type="string">
            <text:p>id_set_right_fuel_qty </text:p>
          </table:table-cell>
          <table:table-cell office:value-type="float" office:value="675">
            <text:p>675</text:p>
          </table:table-cell>
          <table:table-cell office:value-type="string">
            <text:p><text:s/>SHORT </text:p>
          </table:table-cell>
          <table:table-cell office:value-type="string">
            <text:p><text:s/>l</text:p>
          </table:table-cell>
          <table:table-cell table:formula="of:=CONCATENATE(&quot;|&quot;;[.A78];&quot;|&quot;;[.B78];&quot;|&quot;;[.C78];&quot;|&quot;;[.D78];&quot;|&quot;)" office:value-type="string" office:string-value="|id_set_right_fuel_qty |675| SHORT | l|">
            <text:p>|id_set_right_fuel_qty |675| SHORT | l|</text:p>
          </table:table-cell>
          <table:table-cell table:formula="of:=CONCATENATE(&quot;#define &quot;;[.A78];&quot; &quot;;[.B78];&quot; // &quot;;[.C78];&quot; &quot;;[.D78])" office:value-type="string" office:string-value="#define id_set_right_fuel_qty  675 //  SHORT   l">
            <text:p>#define id_set_right_fuel_qty <text:s/>675 // <text:s/>SHORT <text:s text:c="2"/>l</text:p>
          </table:table-cell>
        </table:table-row>
        <table:table-row table:style-name="ro1">
          <table:table-cell office:value-type="string">
            <text:p>id_fuel_pressure </text:p>
          </table:table-cell>
          <table:table-cell office:value-type="float" office:value="684">
            <text:p>684</text:p>
          </table:table-cell>
          <table:table-cell office:value-type="string">
            <text:p><text:s/>FLOAT </text:p>
          </table:table-cell>
          <table:table-cell office:value-type="string">
            <text:p><text:s/>hPa</text:p>
          </table:table-cell>
          <table:table-cell table:formula="of:=CONCATENATE(&quot;|&quot;;[.A79];&quot;|&quot;;[.B79];&quot;|&quot;;[.C79];&quot;|&quot;;[.D79];&quot;|&quot;)" office:value-type="string" office:string-value="|id_fuel_pressure |684| FLOAT | hPa|">
            <text:p>|id_fuel_pressure |684| FLOAT | hPa|</text:p>
          </table:table-cell>
          <table:table-cell table:formula="of:=CONCATENATE(&quot;#define &quot;;[.A79];&quot; &quot;;[.B79];&quot; // &quot;;[.C79];&quot; &quot;;[.D79])" office:value-type="string" office:string-value="#define id_fuel_pressure  684 //  FLOAT   hPa">
            <text:p>#define id_fuel_pressure <text:s/>684 // <text:s/>FLOAT <text:s text:c="2"/>hPa</text:p>
          </table:table-cell>
        </table:table-row>
        <table:table-row table:style-name="ro1">
          <table:table-cell office:value-type="string">
            <text:p>id_throttle_position_a </text:p>
          </table:table-cell>
          <table:table-cell office:value-type="float" office:value="692">
            <text:p>692</text:p>
          </table:table-cell>
          <table:table-cell office:value-type="string">
            <text:p><text:s/>SHORT</text:p>
          </table:table-cell>
          <table:table-cell/>
          <table:table-cell table:formula="of:=CONCATENATE(&quot;|&quot;;[.A80];&quot;|&quot;;[.B80];&quot;|&quot;;[.C80];&quot;|&quot;;[.D80];&quot;|&quot;)" office:value-type="string" office:string-value="|id_throttle_position_a |692| SHORT||">
            <text:p>|id_throttle_position_a |692| SHORT||</text:p>
          </table:table-cell>
          <table:table-cell table:formula="of:=CONCATENATE(&quot;#define &quot;;[.A80];&quot; &quot;;[.B80];&quot; // &quot;;[.C80];&quot; &quot;;[.D80])" office:value-type="string" office:string-value="#define id_throttle_position_a  692 //  SHORT ">
            <text:p>#define id_throttle_position_a <text:s/>692 // <text:s/>SHORT </text:p>
          </table:table-cell>
        </table:table-row>
        <table:table-row table:style-name="ro1">
          <table:table-cell office:value-type="string">
            <text:p>id_ambient_pressure_a </text:p>
          </table:table-cell>
          <table:table-cell office:value-type="float" office:value="694">
            <text:p>694</text:p>
          </table:table-cell>
          <table:table-cell office:value-type="string">
            <text:p><text:s/>SHORT</text:p>
          </table:table-cell>
          <table:table-cell/>
          <table:table-cell table:formula="of:=CONCATENATE(&quot;|&quot;;[.A81];&quot;|&quot;;[.B81];&quot;|&quot;;[.C81];&quot;|&quot;;[.D81];&quot;|&quot;)" office:value-type="string" office:string-value="|id_ambient_pressure_a |694| SHORT||">
            <text:p>|id_ambient_pressure_a |694| SHORT||</text:p>
          </table:table-cell>
          <table:table-cell table:formula="of:=CONCATENATE(&quot;#define &quot;;[.A81];&quot; &quot;;[.B81];&quot; // &quot;;[.C81];&quot; &quot;;[.D81])" office:value-type="string" office:string-value="#define id_ambient_pressure_a  694 //  SHORT ">
            <text:p>#define id_ambient_pressure_a <text:s/>694 // <text:s/>SHORT </text:p>
          </table:table-cell>
        </table:table-row>
        <table:table-row table:style-name="ro1">
          <table:table-cell office:value-type="string">
            <text:p>id_throttle_position_b </text:p>
          </table:table-cell>
          <table:table-cell office:value-type="float" office:value="696">
            <text:p>696</text:p>
          </table:table-cell>
          <table:table-cell office:value-type="string">
            <text:p><text:s/>SHORT</text:p>
          </table:table-cell>
          <table:table-cell/>
          <table:table-cell table:formula="of:=CONCATENATE(&quot;|&quot;;[.A82];&quot;|&quot;;[.B82];&quot;|&quot;;[.C82];&quot;|&quot;;[.D82];&quot;|&quot;)" office:value-type="string" office:string-value="|id_throttle_position_b |696| SHORT||">
            <text:p>|id_throttle_position_b |696| SHORT||</text:p>
          </table:table-cell>
          <table:table-cell table:formula="of:=CONCATENATE(&quot;#define &quot;;[.A82];&quot; &quot;;[.B82];&quot; // &quot;;[.C82];&quot; &quot;;[.D82])" office:value-type="string" office:string-value="#define id_throttle_position_b  696 //  SHORT ">
            <text:p>#define id_throttle_position_b <text:s/>696 // <text:s/>SHORT </text:p>
          </table:table-cell>
        </table:table-row>
        <table:table-row table:style-name="ro1">
          <table:table-cell office:value-type="string">
            <text:p>id_ambient_pressure_b </text:p>
          </table:table-cell>
          <table:table-cell office:value-type="float" office:value="698">
            <text:p>698</text:p>
          </table:table-cell>
          <table:table-cell office:value-type="string">
            <text:p><text:s/>SHORT</text:p>
          </table:table-cell>
          <table:table-cell/>
          <table:table-cell table:formula="of:=CONCATENATE(&quot;|&quot;;[.A83];&quot;|&quot;;[.B83];&quot;|&quot;;[.C83];&quot;|&quot;;[.D83];&quot;|&quot;)" office:value-type="string" office:string-value="|id_ambient_pressure_b |698| SHORT||">
            <text:p>|id_ambient_pressure_b |698| SHORT||</text:p>
          </table:table-cell>
          <table:table-cell table:formula="of:=CONCATENATE(&quot;#define &quot;;[.A83];&quot; &quot;;[.B83];&quot; // &quot;;[.C83];&quot; &quot;;[.D83])" office:value-type="string" office:string-value="#define id_ambient_pressure_b  698 //  SHORT ">
            <text:p>#define id_ambient_pressure_b <text:s/>698 // <text:s/>SHORT </text:p>
          </table:table-cell>
        </table:table-row>
        <table:table-row table:style-name="ro1">
          <table:table-cell office:value-type="string">
            <text:p>id_mixture_lever </text:p>
          </table:table-cell>
          <table:table-cell office:value-type="float" office:value="700">
            <text:p>700</text:p>
          </table:table-cell>
          <table:table-cell office:value-type="string">
            <text:p><text:s/>SHORT </text:p>
          </table:table-cell>
          <table:table-cell office:value-type="string">
            <text:p><text:s/>0-100%</text:p>
          </table:table-cell>
          <table:table-cell table:formula="of:=CONCATENATE(&quot;|&quot;;[.A84];&quot;|&quot;;[.B84];&quot;|&quot;;[.C84];&quot;|&quot;;[.D84];&quot;|&quot;)" office:value-type="string" office:string-value="|id_mixture_lever |700| SHORT | 0-100%|">
            <text:p>|id_mixture_lever |700| SHORT | 0-100%|</text:p>
          </table:table-cell>
          <table:table-cell table:formula="of:=CONCATENATE(&quot;#define &quot;;[.A84];&quot; &quot;;[.B84];&quot; // &quot;;[.C84];&quot; &quot;;[.D84])" office:value-type="string" office:string-value="#define id_mixture_lever  700 //  SHORT   0-100%">
            <text:p>#define id_mixture_lever <text:s/>700 // <text:s/>SHORT <text:s text:c="2"/>0-100%</text:p>
          </table:table-cell>
        </table:table-row>
        <table:table-row table:style-name="ro1">
          <table:table-cell office:value-type="string">
            <text:p>id_propeller_speed_lever </text:p>
          </table:table-cell>
          <table:table-cell office:value-type="float" office:value="800">
            <text:p>800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85];&quot;|&quot;;[.B85];&quot;|&quot;;[.C85];&quot;|&quot;;[.D85];&quot;|&quot;)" office:value-type="string" office:string-value="|id_propeller_speed_lever |800| SHORT | rpm|">
            <text:p>|id_propeller_speed_lever |800| SHORT | rpm|</text:p>
          </table:table-cell>
          <table:table-cell table:formula="of:=CONCATENATE(&quot;#define &quot;;[.A85];&quot; &quot;;[.B85];&quot; // &quot;;[.C85];&quot; &quot;;[.D85])" office:value-type="string" office:string-value="#define id_propeller_speed_lever  800 //  SHORT   rpm">
            <text:p>#define id_propeller_speed_lever <text:s/>800 // <text:s/>SHORT <text:s text:c="2"/>rpm</text:p>
          </table:table-cell>
        </table:table-row>
        <table:table-row table:style-name="ro1">
          <table:table-cell office:value-type="string">
            <text:p>id_propeller_motor_current </text:p>
          </table:table-cell>
          <table:table-cell office:value-type="float" office:value="801">
            <text:p>801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86];&quot;|&quot;;[.B86];&quot;|&quot;;[.C86];&quot;|&quot;;[.D86];&quot;|&quot;)" office:value-type="string" office:string-value="|id_propeller_motor_current |801| SHORT | A|">
            <text:p>|id_propeller_motor_current |801| SHORT | A|</text:p>
          </table:table-cell>
          <table:table-cell table:formula="of:=CONCATENATE(&quot;#define &quot;;[.A86];&quot; &quot;;[.B86];&quot; // &quot;;[.C86];&quot; &quot;;[.D86])" office:value-type="string" office:string-value="#define id_propeller_motor_current  801 //  SHORT   A">
            <text:p>#define id_propeller_motor_current <text:s/>801 // <text:s/>SHORT <text:s text:c="2"/>A</text:p>
          </table:table-cell>
        </table:table-row>
        <table:table-row table:style-name="ro1">
          <table:table-cell office:value-type="string">
            <text:p>id_propeller_low_speed </text:p>
          </table:table-cell>
          <table:table-cell office:value-type="float" office:value="802">
            <text:p>802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87];&quot;|&quot;;[.B87];&quot;|&quot;;[.C87];&quot;|&quot;;[.D87];&quot;|&quot;)" office:value-type="string" office:string-value="|id_propeller_low_speed |802| SHORT | rpm|">
            <text:p>|id_propeller_low_speed |802| SHORT | rpm|</text:p>
          </table:table-cell>
          <table:table-cell table:formula="of:=CONCATENATE(&quot;#define &quot;;[.A87];&quot; &quot;;[.B87];&quot; // &quot;;[.C87];&quot; &quot;;[.D87])" office:value-type="string" office:string-value="#define id_propeller_low_speed  802 //  SHORT   rpm">
            <text:p>#define id_propeller_low_speed <text:s/>802 // <text:s/>SHORT <text:s text:c="2"/>rpm</text:p>
          </table:table-cell>
        </table:table-row>
        <table:table-row table:style-name="ro1">
          <table:table-cell office:value-type="string">
            <text:p>id_propeller_high_speed </text:p>
          </table:table-cell>
          <table:table-cell office:value-type="float" office:value="803">
            <text:p>803</text:p>
          </table:table-cell>
          <table:table-cell office:value-type="string">
            <text:p><text:s/>SHORT </text:p>
          </table:table-cell>
          <table:table-cell office:value-type="string">
            <text:p><text:s/>rpm</text:p>
          </table:table-cell>
          <table:table-cell table:formula="of:=CONCATENATE(&quot;|&quot;;[.A88];&quot;|&quot;;[.B88];&quot;|&quot;;[.C88];&quot;|&quot;;[.D88];&quot;|&quot;)" office:value-type="string" office:string-value="|id_propeller_high_speed |803| SHORT | rpm|">
            <text:p>|id_propeller_high_speed |803| SHORT | rpm|</text:p>
          </table:table-cell>
          <table:table-cell table:formula="of:=CONCATENATE(&quot;#define &quot;;[.A88];&quot; &quot;;[.B88];&quot; // &quot;;[.C88];&quot; &quot;;[.D88])" office:value-type="string" office:string-value="#define id_propeller_high_speed  803 //  SHORT   rpm">
            <text:p>#define id_propeller_high_speed <text:s/>803 // <text:s/>SHORT <text:s text:c="2"/>rpm</text:p>
          </table:table-cell>
        </table:table-row>
        <table:table-row table:style-name="ro1">
          <table:table-cell office:value-type="string">
            <text:p>id_dc_voltage </text:p>
          </table:table-cell>
          <table:table-cell office:value-type="float" office:value="920">
            <text:p>920</text:p>
          </table:table-cell>
          <table:table-cell office:value-type="string">
            <text:p><text:s/>SHORT </text:p>
          </table:table-cell>
          <table:table-cell office:value-type="string">
            <text:p><text:s/>V</text:p>
          </table:table-cell>
          <table:table-cell table:formula="of:=CONCATENATE(&quot;|&quot;;[.A89];&quot;|&quot;;[.B89];&quot;|&quot;;[.C89];&quot;|&quot;;[.D89];&quot;|&quot;)" office:value-type="string" office:string-value="|id_dc_voltage |920| SHORT | V|">
            <text:p>|id_dc_voltage |920| SHORT | V|</text:p>
          </table:table-cell>
          <table:table-cell table:formula="of:=CONCATENATE(&quot;#define &quot;;[.A89];&quot; &quot;;[.B89];&quot; // &quot;;[.C89];&quot; &quot;;[.D89])" office:value-type="string" office:string-value="#define id_dc_voltage  920 //  SHORT   V">
            <text:p>#define id_dc_voltage <text:s/>920 // <text:s/>SHORT <text:s text:c="2"/>V</text:p>
          </table:table-cell>
        </table:table-row>
        <table:table-row table:style-name="ro1">
          <table:table-cell office:value-type="string">
            <text:p>id_dc_current </text:p>
          </table:table-cell>
          <table:table-cell office:value-type="float" office:value="930">
            <text:p>930</text:p>
          </table:table-cell>
          <table:table-cell office:value-type="string">
            <text:p><text:s/>SHORT </text:p>
          </table:table-cell>
          <table:table-cell office:value-type="string">
            <text:p><text:s/>A</text:p>
          </table:table-cell>
          <table:table-cell table:formula="of:=CONCATENATE(&quot;|&quot;;[.A90];&quot;|&quot;;[.B90];&quot;|&quot;;[.C90];&quot;|&quot;;[.D90];&quot;|&quot;)" office:value-type="string" office:string-value="|id_dc_current |930| SHORT | A|">
            <text:p>|id_dc_current |930| SHORT | A|</text:p>
          </table:table-cell>
          <table:table-cell table:formula="of:=CONCATENATE(&quot;#define &quot;;[.A90];&quot; &quot;;[.B90];&quot; // &quot;;[.C90];&quot; &quot;;[.D90])" office:value-type="string" office:string-value="#define id_dc_current  930 //  SHORT   A">
            <text:p>#define id_dc_current <text:s/>930 // <text:s/>SHORT <text:s text:c="2"/>A</text:p>
          </table:table-cell>
        </table:table-row>
        <table:table-row table:style-name="ro1">
          <table:table-cell office:value-type="string">
            <text:p>id_voltage_a </text:p>
          </table:table-cell>
          <table:table-cell office:value-type="float" office:value="950">
            <text:p>950</text:p>
          </table:table-cell>
          <table:table-cell office:value-type="string">
            <text:p><text:s/>SHORT</text:p>
          </table:table-cell>
          <table:table-cell/>
          <table:table-cell table:formula="of:=CONCATENATE(&quot;|&quot;;[.A91];&quot;|&quot;;[.B91];&quot;|&quot;;[.C91];&quot;|&quot;;[.D91];&quot;|&quot;)" office:value-type="string" office:string-value="|id_voltage_a |950| SHORT||">
            <text:p>|id_voltage_a |950| SHORT||</text:p>
          </table:table-cell>
          <table:table-cell table:formula="of:=CONCATENATE(&quot;#define &quot;;[.A91];&quot; &quot;;[.B91];&quot; // &quot;;[.C91];&quot; &quot;;[.D91])" office:value-type="string" office:string-value="#define id_voltage_a  950 //  SHORT ">
            <text:p>#define id_voltage_a <text:s/>950 // <text:s/>SHORT </text:p>
          </table:table-cell>
        </table:table-row>
        <table:table-row table:style-name="ro1">
          <table:table-cell office:value-type="string">
            <text:p>id_voltage_b </text:p>
          </table:table-cell>
          <table:table-cell office:value-type="float" office:value="954">
            <text:p>954</text:p>
          </table:table-cell>
          <table:table-cell office:value-type="string">
            <text:p><text:s/>SHORT</text:p>
          </table:table-cell>
          <table:table-cell/>
          <table:table-cell table:formula="of:=CONCATENATE(&quot;|&quot;;[.A92];&quot;|&quot;;[.B92];&quot;|&quot;;[.C92];&quot;|&quot;;[.D92];&quot;|&quot;)" office:value-type="string" office:string-value="|id_voltage_b |954| SHORT||">
            <text:p>|id_voltage_b |954| SHORT||</text:p>
          </table:table-cell>
          <table:table-cell table:formula="of:=CONCATENATE(&quot;#define &quot;;[.A92];&quot; &quot;;[.B92];&quot; // &quot;;[.C92];&quot; &quot;;[.D92])" office:value-type="string" office:string-value="#define id_voltage_b  954 //  SHORT ">
            <text:p>#define id_voltage_b <text:s/>954 // <text:s/>SHORT </text:p>
          </table:table-cell>
        </table:table-row>
        <table:table-row table:style-name="ro1">
          <table:table-cell office:value-type="string">
            <text:p>id_track </text:p>
          </table:table-cell>
          <table:table-cell office:value-type="float" office:value="1006">
            <text:p>1006</text:p>
          </table:table-cell>
          <table:table-cell office:value-type="string">
            <text:p><text:s/>FLOAT </text:p>
          </table:table-cell>
          <table:table-cell office:value-type="string">
            <text:p><text:s/>radians track over the ground (true)</text:p>
          </table:table-cell>
          <table:table-cell table:formula="of:=CONCATENATE(&quot;|&quot;;[.A93];&quot;|&quot;;[.B93];&quot;|&quot;;[.C93];&quot;|&quot;;[.D93];&quot;|&quot;)" office:value-type="string" office:string-value="|id_track |1006| FLOAT | radians track over the ground (true)|">
            <text:p>|id_track |1006| FLOAT | radians track over the ground (true)|</text:p>
          </table:table-cell>
          <table:table-cell table:formula="of:=CONCATENATE(&quot;#define &quot;;[.A93];&quot; &quot;;[.B93];&quot; // &quot;;[.C93];&quot; &quot;;[.D93])" office:value-type="string" office:string-value="#define id_track  1006 //  FLOAT   radians track over the ground (true)">
            <text:p>#define id_track <text:s/>1006 // <text:s/>FLOAT <text:s text:c="2"/>radians track over the ground (true)</text:p>
          </table:table-cell>
        </table:table-row>
        <table:table-row table:style-name="ro1">
          <table:table-cell office:value-type="string">
            <text:p>id_deviation </text:p>
          </table:table-cell>
          <table:table-cell office:value-type="float" office:value="1007">
            <text:p>1007</text:p>
          </table:table-cell>
          <table:table-cell office:value-type="string">
            <text:p><text:s/>FLOAT </text:p>
          </table:table-cell>
          <table:table-cell office:value-type="string">
            <text:p><text:s/>m deviation from track in meters</text:p>
          </table:table-cell>
          <table:table-cell table:formula="of:=CONCATENATE(&quot;|&quot;;[.A94];&quot;|&quot;;[.B94];&quot;|&quot;;[.C94];&quot;|&quot;;[.D94];&quot;|&quot;)" office:value-type="string" office:string-value="|id_deviation |1007| FLOAT | m deviation from track in meters|">
            <text:p>|id_deviation |1007| FLOAT | m deviation from track in meters|</text:p>
          </table:table-cell>
          <table:table-cell table:formula="of:=CONCATENATE(&quot;#define &quot;;[.A94];&quot; &quot;;[.B94];&quot; // &quot;;[.C94];&quot; &quot;;[.D94])" office:value-type="string" office:string-value="#define id_deviation  1007 //  FLOAT   m deviation from track in meters">
            <text:p>#define id_deviation <text:s/>1007 // <text:s/>FLOAT <text:s text:c="2"/>m deviation from track in meters</text:p>
          </table:table-cell>
        </table:table-row>
        <table:table-row table:style-name="ro1">
          <table:table-cell office:value-type="string">
            <text:p>id_track_angle_error </text:p>
          </table:table-cell>
          <table:table-cell office:value-type="float" office:value="1008">
            <text:p>1008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95];&quot;|&quot;;[.B95];&quot;|&quot;;[.C95];&quot;|&quot;;[.D95];&quot;|&quot;)" office:value-type="string" office:string-value="|id_track_angle_error |1008| SHORT | deg|">
            <text:p>|id_track_angle_error |1008| SHORT | deg|</text:p>
          </table:table-cell>
          <table:table-cell table:formula="of:=CONCATENATE(&quot;#define &quot;;[.A95];&quot; &quot;;[.B95];&quot; // &quot;;[.C95];&quot; &quot;;[.D95])" office:value-type="string" office:string-value="#define id_track_angle_error  1008 //  SHORT   deg">
            <text:p>#define id_track_angle_error <text:s/>1008 // <text:s/>SHORT <text:s text:c="2"/>deg</text:p>
          </table:table-cell>
        </table:table-row>
        <table:table-row table:style-name="ro1">
          <table:table-cell office:value-type="string">
            <text:p>id_estimated_time_to_next </text:p>
          </table:table-cell>
          <table:table-cell office:value-type="float" office:value="1009">
            <text:p>1009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96];&quot;|&quot;;[.B96];&quot;|&quot;;[.C96];&quot;|&quot;;[.D96];&quot;|&quot;)" office:value-type="string" office:string-value="|id_estimated_time_to_next |1009| SHORT | min|">
            <text:p>|id_estimated_time_to_next |1009| SHORT | min|</text:p>
          </table:table-cell>
          <table:table-cell table:formula="of:=CONCATENATE(&quot;#define &quot;;[.A96];&quot; &quot;;[.B96];&quot; // &quot;;[.C96];&quot; &quot;;[.D96])" office:value-type="string" office:string-value="#define id_estimated_time_to_next  1009 //  SHORT   min">
            <text:p>#define id_estimated_time_to_next <text:s/>1009 // <text:s/>SHORT <text:s text:c="2"/>min</text:p>
          </table:table-cell>
        </table:table-row>
        <table:table-row table:style-name="ro1">
          <table:table-cell office:value-type="string">
            <text:p>id_estimated_time_of_arrival </text:p>
          </table:table-cell>
          <table:table-cell office:value-type="float" office:value="1010">
            <text:p>1010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97];&quot;|&quot;;[.B97];&quot;|&quot;;[.C97];&quot;|&quot;;[.D97];&quot;|&quot;)" office:value-type="string" office:string-value="|id_estimated_time_of_arrival |1010| SHORT | min|">
            <text:p>|id_estimated_time_of_arrival |1010| SHORT | min|</text:p>
          </table:table-cell>
          <table:table-cell table:formula="of:=CONCATENATE(&quot;#define &quot;;[.A97];&quot; &quot;;[.B97];&quot; // &quot;;[.C97];&quot; &quot;;[.D97])" office:value-type="string" office:string-value="#define id_estimated_time_of_arrival  1010 //  SHORT   min">
            <text:p>#define id_estimated_time_of_arrival <text:s/>1010 // <text:s/>SHORT <text:s text:c="2"/>min</text:p>
          </table:table-cell>
        </table:table-row>
        <table:table-row table:style-name="ro1">
          <table:table-cell office:value-type="string">
            <text:p>id_estimated_enroute_time </text:p>
          </table:table-cell>
          <table:table-cell office:value-type="float" office:value="1011">
            <text:p>1011</text:p>
          </table:table-cell>
          <table:table-cell office:value-type="string">
            <text:p><text:s/>SHORT </text:p>
          </table:table-cell>
          <table:table-cell office:value-type="string">
            <text:p><text:s/>min</text:p>
          </table:table-cell>
          <table:table-cell table:formula="of:=CONCATENATE(&quot;|&quot;;[.A98];&quot;|&quot;;[.B98];&quot;|&quot;;[.C98];&quot;|&quot;;[.D98];&quot;|&quot;)" office:value-type="string" office:string-value="|id_estimated_enroute_time |1011| SHORT | min|">
            <text:p>|id_estimated_enroute_time |1011| SHORT | min|</text:p>
          </table:table-cell>
          <table:table-cell table:formula="of:=CONCATENATE(&quot;#define &quot;;[.A98];&quot; &quot;;[.B98];&quot; // &quot;;[.C98];&quot; &quot;;[.D98])" office:value-type="string" office:string-value="#define id_estimated_enroute_time  1011 //  SHORT   min">
            <text:p>#define id_estimated_enroute_time <text:s/>1011 // <text:s/>SHORT <text:s text:c="2"/>min</text:p>
          </table:table-cell>
        </table:table-row>
        <table:table-row table:style-name="ro1">
          <table:table-cell office:value-type="string">
            <text:p>id_waypoint_identifier_0_3 </text:p>
          </table:table-cell>
          <table:table-cell office:value-type="float" office:value="1012">
            <text:p>1012</text:p>
          </table:table-cell>
          <table:table-cell office:value-type="string">
            <text:p><text:s/>ACHAR4 </text:p>
          </table:table-cell>
          <table:table-cell/>
          <table:table-cell table:formula="of:=CONCATENATE(&quot;|&quot;;[.A99];&quot;|&quot;;[.B99];&quot;|&quot;;[.C99];&quot;|&quot;;[.D99];&quot;|&quot;)" office:value-type="string" office:string-value="|id_waypoint_identifier_0_3 |1012| ACHAR4 ||">
            <text:p>|id_waypoint_identifier_0_3 |1012| ACHAR4 ||</text:p>
          </table:table-cell>
          <table:table-cell table:formula="of:=CONCATENATE(&quot;#define &quot;;[.A99];&quot; &quot;;[.B99];&quot; // &quot;;[.C99];&quot; &quot;;[.D99])" office:value-type="string" office:string-value="#define id_waypoint_identifier_0_3  1012 //  ACHAR4  ">
            <text:p>#define id_waypoint_identifier_0_3 <text:s/>1012 // <text:s/>ACHAR4 <text:s/></text:p>
          </table:table-cell>
        </table:table-row>
        <table:table-row table:style-name="ro1">
          <table:table-cell office:value-type="string">
            <text:p>id_waypoint_identifier_4_7 </text:p>
          </table:table-cell>
          <table:table-cell office:value-type="float" office:value="1013">
            <text:p>1013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0];&quot;|&quot;;[.B100];&quot;|&quot;;[.C100];&quot;|&quot;;[.D100];&quot;|&quot;)" office:value-type="string" office:string-value="|id_waypoint_identifier_4_7 |1013| ACHAR4 ||">
            <text:p>|id_waypoint_identifier_4_7 |1013| ACHAR4 ||</text:p>
          </table:table-cell>
          <table:table-cell table:formula="of:=CONCATENATE(&quot;#define &quot;;[.A100];&quot; &quot;;[.B100];&quot; // &quot;;[.C100];&quot; &quot;;[.D100])" office:value-type="string" office:string-value="#define id_waypoint_identifier_4_7  1013 //  ACHAR4  ">
            <text:p>#define id_waypoint_identifier_4_7 <text:s/>1013 // <text:s/>ACHAR4 <text:s/></text:p>
          </table:table-cell>
        </table:table-row>
        <table:table-row table:style-name="ro1">
          <table:table-cell office:value-type="string">
            <text:p>id_waypoint_identifier_8_11 </text:p>
          </table:table-cell>
          <table:table-cell office:value-type="float" office:value="1014">
            <text:p>1014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1];&quot;|&quot;;[.B101];&quot;|&quot;;[.C101];&quot;|&quot;;[.D101];&quot;|&quot;)" office:value-type="string" office:string-value="|id_waypoint_identifier_8_11 |1014| ACHAR4 ||">
            <text:p>|id_waypoint_identifier_8_11 |1014| ACHAR4 ||</text:p>
          </table:table-cell>
          <table:table-cell table:formula="of:=CONCATENATE(&quot;#define &quot;;[.A101];&quot; &quot;;[.B101];&quot; // &quot;;[.C101];&quot; &quot;;[.D101])" office:value-type="string" office:string-value="#define id_waypoint_identifier_8_11  1014 //  ACHAR4  ">
            <text:p>#define id_waypoint_identifier_8_11 <text:s/>1014 // <text:s/>ACHAR4 <text:s/></text:p>
          </table:table-cell>
        </table:table-row>
        <table:table-row table:style-name="ro1">
          <table:table-cell office:value-type="string">
            <text:p>id_waypoint_identifier_12_15 </text:p>
          </table:table-cell>
          <table:table-cell office:value-type="float" office:value="1015">
            <text:p>1015</text:p>
          </table:table-cell>
          <table:table-cell office:value-type="string">
            <text:p><text:s/>ACHAR4 </text:p>
          </table:table-cell>
          <table:table-cell/>
          <table:table-cell table:formula="of:=CONCATENATE(&quot;|&quot;;[.A102];&quot;|&quot;;[.B102];&quot;|&quot;;[.C102];&quot;|&quot;;[.D102];&quot;|&quot;)" office:value-type="string" office:string-value="|id_waypoint_identifier_12_15 |1015| ACHAR4 ||">
            <text:p>|id_waypoint_identifier_12_15 |1015| ACHAR4 ||</text:p>
          </table:table-cell>
          <table:table-cell table:formula="of:=CONCATENATE(&quot;#define &quot;;[.A102];&quot; &quot;;[.B102];&quot; // &quot;;[.C102];&quot; &quot;;[.D102])" office:value-type="string" office:string-value="#define id_waypoint_identifier_12_15  1015 //  ACHAR4  ">
            <text:p>#define id_waypoint_identifier_12_15 <text:s/>1015 // <text:s/>ACHAR4 <text:s/></text:p>
          </table:table-cell>
        </table:table-row>
        <table:table-row table:style-name="ro1">
          <table:table-cell office:value-type="string">
            <text:p>id_waypoint_type_identifier </text:p>
          </table:table-cell>
          <table:table-cell office:value-type="float" office:value="1016">
            <text:p>1016</text:p>
          </table:table-cell>
          <table:table-cell office:value-type="string">
            <text:p><text:s/>SHORT </text:p>
          </table:table-cell>
          <table:table-cell/>
          <table:table-cell table:formula="of:=CONCATENATE(&quot;|&quot;;[.A103];&quot;|&quot;;[.B103];&quot;|&quot;;[.C103];&quot;|&quot;;[.D103];&quot;|&quot;)" office:value-type="string" office:string-value="|id_waypoint_type_identifier |1016| SHORT ||">
            <text:p>|id_waypoint_type_identifier |1016| SHORT ||</text:p>
          </table:table-cell>
          <table:table-cell table:formula="of:=CONCATENATE(&quot;#define &quot;;[.A103];&quot; &quot;;[.B103];&quot; // &quot;;[.C103];&quot; &quot;;[.D103])" office:value-type="string" office:string-value="#define id_waypoint_type_identifier  1016 //  SHORT  ">
            <text:p>#define id_waypoint_type_identifier <text:s/>1016 // <text:s/>SHORT <text:s/></text:p>
          </table:table-cell>
        </table:table-row>
        <table:table-row table:style-name="ro1">
          <table:table-cell office:value-type="string">
            <text:p>id_waypoint_latitude </text:p>
          </table:table-cell>
          <table:table-cell office:value-type="float" office:value="1017">
            <text:p>101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04];&quot;|&quot;;[.B104];&quot;|&quot;;[.C104];&quot;|&quot;;[.D104];&quot;|&quot;)" office:value-type="string" office:string-value="|id_waypoint_latitude |1017| FLOAT | deg|">
            <text:p>|id_waypoint_latitude |1017| FLOAT | deg|</text:p>
          </table:table-cell>
          <table:table-cell table:formula="of:=CONCATENATE(&quot;#define &quot;;[.A104];&quot; &quot;;[.B104];&quot; // &quot;;[.C104];&quot; &quot;;[.D104])" office:value-type="string" office:string-value="#define id_waypoint_latitude  1017 //  FLOAT   deg">
            <text:p>#define id_waypoint_latitude <text:s/>1017 // <text:s/>FLOAT <text:s text:c="2"/>deg</text:p>
          </table:table-cell>
        </table:table-row>
        <table:table-row table:style-name="ro1">
          <table:table-cell office:value-type="string">
            <text:p>id_waypoint_longitude </text:p>
          </table:table-cell>
          <table:table-cell office:value-type="float" office:value="1018">
            <text:p>101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05];&quot;|&quot;;[.B105];&quot;|&quot;;[.C105];&quot;|&quot;;[.D105];&quot;|&quot;)" office:value-type="string" office:string-value="|id_waypoint_longitude |1018| FLOAT | deg|">
            <text:p>|id_waypoint_longitude |1018| FLOAT | deg|</text:p>
          </table:table-cell>
          <table:table-cell table:formula="of:=CONCATENATE(&quot;#define &quot;;[.A105];&quot; &quot;;[.B105];&quot; // &quot;;[.C105];&quot; &quot;;[.D105])" office:value-type="string" office:string-value="#define id_waypoint_longitude  1018 //  FLOAT   deg">
            <text:p>#define id_waypoint_longitude <text:s/>1018 // <text:s/>FLOAT <text:s text:c="2"/>deg</text:p>
          </table:table-cell>
        </table:table-row>
        <table:table-row table:style-name="ro1">
          <table:table-cell office:value-type="string">
            <text:p>id_waypoint_minimum_altitude </text:p>
          </table:table-cell>
          <table:table-cell office:value-type="float" office:value="1019">
            <text:p>101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06];&quot;|&quot;;[.B106];&quot;|&quot;;[.C106];&quot;|&quot;;[.D106];&quot;|&quot;)" office:value-type="string" office:string-value="|id_waypoint_minimum_altitude |1019| FLOAT | m|">
            <text:p>|id_waypoint_minimum_altitude |1019| FLOAT | m|</text:p>
          </table:table-cell>
          <table:table-cell table:formula="of:=CONCATENATE(&quot;#define &quot;;[.A106];&quot; &quot;;[.B106];&quot; // &quot;;[.C106];&quot; &quot;;[.D106])" office:value-type="string" office:string-value="#define id_waypoint_minimum_altitude  1019 //  FLOAT   m">
            <text:p>#define id_waypoint_minimum_altitude <text:s/>1019 // <text:s/>FLOAT <text:s text:c="2"/>m</text:p>
          </table:table-cell>
        </table:table-row>
        <table:table-row table:style-name="ro1">
          <table:table-cell office:value-type="string">
            <text:p>id_waypoint_maximum_altitude </text:p>
          </table:table-cell>
          <table:table-cell office:value-type="float" office:value="1023">
            <text:p>1023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07];&quot;|&quot;;[.B107];&quot;|&quot;;[.C107];&quot;|&quot;;[.D107];&quot;|&quot;)" office:value-type="string" office:string-value="|id_waypoint_maximum_altitude |1023| FLOAT | m|">
            <text:p>|id_waypoint_maximum_altitude |1023| FLOAT | m|</text:p>
          </table:table-cell>
          <table:table-cell table:formula="of:=CONCATENATE(&quot;#define &quot;;[.A107];&quot; &quot;;[.B107];&quot; // &quot;;[.C107];&quot; &quot;;[.D107])" office:value-type="string" office:string-value="#define id_waypoint_maximum_altitude  1023 //  FLOAT   m">
            <text:p>#define id_waypoint_maximum_altitude <text:s/>1023 // <text:s/>FLOAT <text:s text:c="2"/>m</text:p>
          </table:table-cell>
        </table:table-row>
        <table:table-row table:style-name="ro1">
          <table:table-cell office:value-type="string">
            <text:p>id_distance_to_next </text:p>
          </table:table-cell>
          <table:table-cell office:value-type="float" office:value="1024">
            <text:p>1024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08];&quot;|&quot;;[.B108];&quot;|&quot;;[.C108];&quot;|&quot;;[.D108];&quot;|&quot;)" office:value-type="string" office:string-value="|id_distance_to_next |1024| FLOAT | m|">
            <text:p>|id_distance_to_next |1024| FLOAT | m|</text:p>
          </table:table-cell>
          <table:table-cell table:formula="of:=CONCATENATE(&quot;#define &quot;;[.A108];&quot; &quot;;[.B108];&quot; // &quot;;[.C108];&quot; &quot;;[.D108])" office:value-type="string" office:string-value="#define id_distance_to_next  1024 //  FLOAT   m">
            <text:p>#define id_distance_to_next <text:s/>1024 // <text:s/>FLOAT <text:s text:c="2"/>m</text:p>
          </table:table-cell>
        </table:table-row>
        <table:table-row table:style-name="ro1">
          <table:table-cell office:value-type="string">
            <text:p>id_distance_to_destination </text:p>
          </table:table-cell>
          <table:table-cell office:value-type="float" office:value="1025">
            <text:p>1025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09];&quot;|&quot;;[.B109];&quot;|&quot;;[.C109];&quot;|&quot;;[.D109];&quot;|&quot;)" office:value-type="string" office:string-value="|id_distance_to_destination |1025| FLOAT | m|">
            <text:p>|id_distance_to_destination |1025| FLOAT | m|</text:p>
          </table:table-cell>
          <table:table-cell table:formula="of:=CONCATENATE(&quot;#define &quot;;[.A109];&quot; &quot;;[.B109];&quot; // &quot;;[.C109];&quot; &quot;;[.D109])" office:value-type="string" office:string-value="#define id_distance_to_destination  1025 //  FLOAT   m">
            <text:p>#define id_distance_to_destination <text:s/>1025 // <text:s/>FLOAT <text:s text:c="2"/>m</text:p>
          </table:table-cell>
        </table:table-row>
        <table:table-row table:style-name="ro1">
          <table:table-cell office:value-type="string">
            <text:p>id_gps_latitude </text:p>
          </table:table-cell>
          <table:table-cell office:value-type="float" office:value="1036">
            <text:p>103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10];&quot;|&quot;;[.B110];&quot;|&quot;;[.C110];&quot;|&quot;;[.D110];&quot;|&quot;)" office:value-type="string" office:string-value="|id_gps_latitude |1036| FLOAT | deg|">
            <text:p>|id_gps_latitude |1036| FLOAT | deg|</text:p>
          </table:table-cell>
          <table:table-cell table:formula="of:=CONCATENATE(&quot;#define &quot;;[.A110];&quot; &quot;;[.B110];&quot; // &quot;;[.C110];&quot; &quot;;[.D110])" office:value-type="string" office:string-value="#define id_gps_latitude  1036 //  FLOAT   deg">
            <text:p>#define id_gps_latitude <text:s/>1036 // <text:s/>FLOAT <text:s text:c="2"/>deg</text:p>
          </table:table-cell>
        </table:table-row>
        <table:table-row table:style-name="ro1">
          <table:table-cell office:value-type="string">
            <text:p>id_gps_longitude </text:p>
          </table:table-cell>
          <table:table-cell office:value-type="float" office:value="1037">
            <text:p>1037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11];&quot;|&quot;;[.B111];&quot;|&quot;;[.C111];&quot;|&quot;;[.D111];&quot;|&quot;)" office:value-type="string" office:string-value="|id_gps_longitude |1037| FLOAT | deg|">
            <text:p>|id_gps_longitude |1037| FLOAT | deg|</text:p>
          </table:table-cell>
          <table:table-cell table:formula="of:=CONCATENATE(&quot;#define &quot;;[.A111];&quot; &quot;;[.B111];&quot; // &quot;;[.C111];&quot; &quot;;[.D111])" office:value-type="string" office:string-value="#define id_gps_longitude  1037 //  FLOAT   deg">
            <text:p>#define id_gps_longitude <text:s/>1037 // <text:s/>FLOAT <text:s text:c="2"/>deg</text:p>
          </table:table-cell>
        </table:table-row>
        <table:table-row table:style-name="ro1">
          <table:table-cell office:value-type="string">
            <text:p>id_gps_height </text:p>
          </table:table-cell>
          <table:table-cell office:value-type="float" office:value="1038">
            <text:p>1038</text:p>
          </table:table-cell>
          <table:table-cell office:value-type="string">
            <text:p><text:s/>FLOAT</text:p>
          </table:table-cell>
          <table:table-cell office:value-type="string">
            <text:p><text:s/>m</text:p>
          </table:table-cell>
          <table:table-cell table:formula="of:=CONCATENATE(&quot;|&quot;;[.A112];&quot;|&quot;;[.B112];&quot;|&quot;;[.C112];&quot;|&quot;;[.D112];&quot;|&quot;)" office:value-type="string" office:string-value="|id_gps_height |1038| FLOAT| m|">
            <text:p>|id_gps_height |1038| FLOAT| m|</text:p>
          </table:table-cell>
          <table:table-cell table:formula="of:=CONCATENATE(&quot;#define &quot;;[.A112];&quot; &quot;;[.B112];&quot; // &quot;;[.C112];&quot; &quot;;[.D112])" office:value-type="string" office:string-value="#define id_gps_height  1038 //  FLOAT  m">
            <text:p>#define id_gps_height <text:s/>1038 // <text:s/>FLOAT <text:s/>m</text:p>
          </table:table-cell>
        </table:table-row>
        <table:table-row table:style-name="ro1">
          <table:table-cell office:value-type="string">
            <text:p>id_gps_groundspeed </text:p>
          </table:table-cell>
          <table:table-cell office:value-type="float" office:value="1039">
            <text:p>103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13];&quot;|&quot;;[.B113];&quot;|&quot;;[.C113];&quot;|&quot;;[.D113];&quot;|&quot;)" office:value-type="string" office:string-value="|id_gps_groundspeed |1039| FLOAT | m/s|">
            <text:p>|id_gps_groundspeed |1039| FLOAT | m/s|</text:p>
          </table:table-cell>
          <table:table-cell table:formula="of:=CONCATENATE(&quot;#define &quot;;[.A113];&quot; &quot;;[.B113];&quot; // &quot;;[.C113];&quot; &quot;;[.D113])" office:value-type="string" office:string-value="#define id_gps_groundspeed  1039 //  FLOAT   m/s">
            <text:p>#define id_gps_groundspeed <text:s/>1039 // <text:s/>FLOAT <text:s text:c="2"/>m/s</text:p>
          </table:table-cell>
        </table:table-row>
        <table:table-row table:style-name="ro1">
          <table:table-cell office:value-type="string">
            <text:p>id_true_track </text:p>
          </table:table-cell>
          <table:table-cell office:value-type="float" office:value="1040">
            <text:p>1040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14];&quot;|&quot;;[.B114];&quot;|&quot;;[.C114];&quot;|&quot;;[.D114];&quot;|&quot;)" office:value-type="string" office:string-value="|id_true_track |1040| SHORT | deg|">
            <text:p>|id_true_track |1040| SHORT | deg|</text:p>
          </table:table-cell>
          <table:table-cell table:formula="of:=CONCATENATE(&quot;#define &quot;;[.A114];&quot; &quot;;[.B114];&quot; // &quot;;[.C114];&quot; &quot;;[.D114])" office:value-type="string" office:string-value="#define id_true_track  1040 //  SHORT   deg">
            <text:p>#define id_true_track <text:s/>1040 // <text:s/>SHORT <text:s text:c="2"/>deg</text:p>
          </table:table-cell>
        </table:table-row>
        <table:table-row table:style-name="ro1">
          <table:table-cell office:value-type="string">
            <text:p>id_magnetic_track </text:p>
          </table:table-cell>
          <table:table-cell office:value-type="float" office:value="1041">
            <text:p>104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15];&quot;|&quot;;[.B115];&quot;|&quot;;[.C115];&quot;|&quot;;[.D115];&quot;|&quot;)" office:value-type="string" office:string-value="|id_magnetic_track |1041| SHORT | deg|">
            <text:p>|id_magnetic_track |1041| SHORT | deg|</text:p>
          </table:table-cell>
          <table:table-cell table:formula="of:=CONCATENATE(&quot;#define &quot;;[.A115];&quot; &quot;;[.B115];&quot; // &quot;;[.C115];&quot; &quot;;[.D115])" office:value-type="string" office:string-value="#define id_magnetic_track  1041 //  SHORT   deg">
            <text:p>#define id_magnetic_track <text:s/>1041 // <text:s/>SHORT <text:s text:c="2"/>deg</text:p>
          </table:table-cell>
        </table:table-row>
        <table:table-row table:style-name="ro1">
          <table:table-cell office:value-type="string">
            <text:p>id_magnetic_heading </text:p>
          </table:table-cell>
          <table:table-cell office:value-type="float" office:value="1069">
            <text:p>1069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16];&quot;|&quot;;[.B116];&quot;|&quot;;[.C116];&quot;|&quot;;[.D116];&quot;|&quot;)" office:value-type="string" office:string-value="|id_magnetic_heading |1069| SHORT | deg|">
            <text:p>|id_magnetic_heading |1069| SHORT | deg|</text:p>
          </table:table-cell>
          <table:table-cell table:formula="of:=CONCATENATE(&quot;#define &quot;;[.A116];&quot; &quot;;[.B116];&quot; // &quot;;[.C116];&quot; &quot;;[.D116])" office:value-type="string" office:string-value="#define id_magnetic_heading  1069 //  SHORT   deg">
            <text:p>#define id_magnetic_heading <text:s/>1069 // <text:s/>SHORT <text:s text:c="2"/>deg</text:p>
          </table:table-cell>
        </table:table-row>
        <table:table-row table:style-name="ro1">
          <table:table-cell office:value-type="string">
            <text:p>id_position_latitude </text:p>
          </table:table-cell>
          <table:table-cell office:value-type="float" office:value="1070">
            <text:p>1070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117];&quot;|&quot;;[.B117];&quot;|&quot;;[.C117];&quot;|&quot;;[.D117];&quot;|&quot;)" office:value-type="string" office:string-value="|id_position_latitude |1070| FLOAT | rad|">
            <text:p>|id_position_latitude |1070| FLOAT | rad|</text:p>
          </table:table-cell>
          <table:table-cell table:formula="of:=CONCATENATE(&quot;#define &quot;;[.A117];&quot; &quot;;[.B117];&quot; // &quot;;[.C117];&quot; &quot;;[.D117])" office:value-type="string" office:string-value="#define id_position_latitude  1070 //  FLOAT   rad">
            <text:p>#define id_position_latitude <text:s/>1070 // <text:s/>FLOAT <text:s text:c="2"/>rad</text:p>
          </table:table-cell>
        </table:table-row>
        <table:table-row table:style-name="ro1">
          <table:table-cell office:value-type="string">
            <text:p>id_position_longitude </text:p>
          </table:table-cell>
          <table:table-cell office:value-type="float" office:value="1071">
            <text:p>1071</text:p>
          </table:table-cell>
          <table:table-cell office:value-type="string">
            <text:p><text:s/>FLOAT </text:p>
          </table:table-cell>
          <table:table-cell office:value-type="string">
            <text:p><text:s/>rad</text:p>
          </table:table-cell>
          <table:table-cell table:formula="of:=CONCATENATE(&quot;|&quot;;[.A118];&quot;|&quot;;[.B118];&quot;|&quot;;[.C118];&quot;|&quot;;[.D118];&quot;|&quot;)" office:value-type="string" office:string-value="|id_position_longitude |1071| FLOAT | rad|">
            <text:p>|id_position_longitude |1071| FLOAT | rad|</text:p>
          </table:table-cell>
          <table:table-cell table:formula="of:=CONCATENATE(&quot;#define &quot;;[.A118];&quot; &quot;;[.B118];&quot; // &quot;;[.C118];&quot; &quot;;[.D118])" office:value-type="string" office:string-value="#define id_position_longitude  1071 //  FLOAT   rad">
            <text:p>#define id_position_longitude <text:s/>1071 // <text:s/>FLOAT <text:s text:c="2"/>rad</text:p>
          </table:table-cell>
        </table:table-row>
        <table:table-row table:style-name="ro1">
          <table:table-cell office:value-type="string">
            <text:p>id_position_altitude </text:p>
          </table:table-cell>
          <table:table-cell office:value-type="float" office:value="1072">
            <text:p>1072</text:p>
          </table:table-cell>
          <table:table-cell office:value-type="string">
            <text:p><text:s/>FLOAT </text:p>
          </table:table-cell>
          <table:table-cell office:value-type="string">
            <text:p><text:s/>m true altitud</text:p>
          </table:table-cell>
          <table:table-cell table:formula="of:=CONCATENATE(&quot;|&quot;;[.A119];&quot;|&quot;;[.B119];&quot;|&quot;;[.C119];&quot;|&quot;;[.D119];&quot;|&quot;)" office:value-type="string" office:string-value="|id_position_altitude |1072| FLOAT | m true altitud|">
            <text:p>|id_position_altitude |1072| FLOAT | m true altitud|</text:p>
          </table:table-cell>
          <table:table-cell table:formula="of:=CONCATENATE(&quot;#define &quot;;[.A119];&quot; &quot;;[.B119];&quot; // &quot;;[.C119];&quot; &quot;;[.D119])" office:value-type="string" office:string-value="#define id_position_altitude  1072 //  FLOAT   m true altitud">
            <text:p>#define id_position_altitude <text:s/>1072 // <text:s/>FLOAT <text:s text:c="2"/>m true altitud</text:p>
          </table:table-cell>
        </table:table-row>
        <table:table-row table:style-name="ro1">
          <table:table-cell office:value-type="string">
            <text:p>id_velocity_x </text:p>
          </table:table-cell>
          <table:table-cell office:value-type="float" office:value="1073">
            <text:p>1073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0];&quot;|&quot;;[.B120];&quot;|&quot;;[.C120];&quot;|&quot;;[.D120];&quot;|&quot;)" office:value-type="string" office:string-value="|id_velocity_x |1073| FLOAT | m/s|">
            <text:p>|id_velocity_x |1073| FLOAT | m/s|</text:p>
          </table:table-cell>
          <table:table-cell table:formula="of:=CONCATENATE(&quot;#define &quot;;[.A120];&quot; &quot;;[.B120];&quot; // &quot;;[.C120];&quot; &quot;;[.D120])" office:value-type="string" office:string-value="#define id_velocity_x  1073 //  FLOAT   m/s">
            <text:p>#define id_velocity_x <text:s/>1073 // <text:s/>FLOAT <text:s text:c="2"/>m/s</text:p>
          </table:table-cell>
        </table:table-row>
        <table:table-row table:style-name="ro1">
          <table:table-cell office:value-type="string">
            <text:p>id_velocity_y </text:p>
          </table:table-cell>
          <table:table-cell office:value-type="float" office:value="1074">
            <text:p>1074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1];&quot;|&quot;;[.B121];&quot;|&quot;;[.C121];&quot;|&quot;;[.D121];&quot;|&quot;)" office:value-type="string" office:string-value="|id_velocity_y |1074| FLOAT | m/s|">
            <text:p>|id_velocity_y |1074| FLOAT | m/s|</text:p>
          </table:table-cell>
          <table:table-cell table:formula="of:=CONCATENATE(&quot;#define &quot;;[.A121];&quot; &quot;;[.B121];&quot; // &quot;;[.C121];&quot; &quot;;[.D121])" office:value-type="string" office:string-value="#define id_velocity_y  1074 //  FLOAT   m/s">
            <text:p>#define id_velocity_y <text:s/>1074 // <text:s/>FLOAT <text:s text:c="2"/>m/s</text:p>
          </table:table-cell>
        </table:table-row>
        <table:table-row table:style-name="ro1">
          <table:table-cell office:value-type="string">
            <text:p>id_velocity_z </text:p>
          </table:table-cell>
          <table:table-cell office:value-type="float" office:value="1075">
            <text:p>1075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2];&quot;|&quot;;[.B122];&quot;|&quot;;[.C122];&quot;|&quot;;[.D122];&quot;|&quot;)" office:value-type="string" office:string-value="|id_velocity_z |1075| FLOAT | m/s|">
            <text:p>|id_velocity_z |1075| FLOAT | m/s|</text:p>
          </table:table-cell>
          <table:table-cell table:formula="of:=CONCATENATE(&quot;#define &quot;;[.A122];&quot; &quot;;[.B122];&quot; // &quot;;[.C122];&quot; &quot;;[.D122])" office:value-type="string" office:string-value="#define id_velocity_z  1075 //  FLOAT   m/s">
            <text:p>#define id_velocity_z <text:s/>1075 // <text:s/>FLOAT <text:s text:c="2"/>m/s</text:p>
          </table:table-cell>
        </table:table-row>
        <table:table-row table:style-name="ro1">
          <table:table-cell office:value-type="string">
            <text:p>id_imu_mag_x </text:p>
          </table:table-cell>
          <table:table-cell office:value-type="float" office:value="1076">
            <text:p>1076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3];&quot;|&quot;;[.B123];&quot;|&quot;;[.C123];&quot;|&quot;;[.D123];&quot;|&quot;)" office:value-type="string" office:string-value="|id_imu_mag_x |1076| FLOAT | gauss +/-|">
            <text:p>|id_imu_mag_x |1076| FLOAT | gauss +/-|</text:p>
          </table:table-cell>
          <table:table-cell table:formula="of:=CONCATENATE(&quot;#define &quot;;[.A123];&quot; &quot;;[.B123];&quot; // &quot;;[.C123];&quot; &quot;;[.D123])" office:value-type="string" office:string-value="#define id_imu_mag_x  1076 //  FLOAT   gauss +/-">
            <text:p>#define id_imu_mag_x <text:s/>1076 // <text:s/>FLOAT <text:s text:c="2"/>gauss +/-</text:p>
          </table:table-cell>
        </table:table-row>
        <table:table-row table:style-name="ro1">
          <table:table-cell office:value-type="string">
            <text:p>id_imu_mag_y </text:p>
          </table:table-cell>
          <table:table-cell office:value-type="float" office:value="1077">
            <text:p>1077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4];&quot;|&quot;;[.B124];&quot;|&quot;;[.C124];&quot;|&quot;;[.D124];&quot;|&quot;)" office:value-type="string" office:string-value="|id_imu_mag_y |1077| FLOAT | gauss +/-|">
            <text:p>|id_imu_mag_y |1077| FLOAT | gauss +/-|</text:p>
          </table:table-cell>
          <table:table-cell table:formula="of:=CONCATENATE(&quot;#define &quot;;[.A124];&quot; &quot;;[.B124];&quot; // &quot;;[.C124];&quot; &quot;;[.D124])" office:value-type="string" office:string-value="#define id_imu_mag_y  1077 //  FLOAT   gauss +/-">
            <text:p>#define id_imu_mag_y <text:s/>1077 // <text:s/>FLOAT <text:s text:c="2"/>gauss +/-</text:p>
          </table:table-cell>
        </table:table-row>
        <table:table-row table:style-name="ro1">
          <table:table-cell office:value-type="string">
            <text:p>id_imu_mag_z </text:p>
          </table:table-cell>
          <table:table-cell office:value-type="float" office:value="1078">
            <text:p>1078</text:p>
          </table:table-cell>
          <table:table-cell office:value-type="string">
            <text:p><text:s/>FLOAT </text:p>
          </table:table-cell>
          <table:table-cell office:value-type="string">
            <text:p><text:s/>gauss +/-</text:p>
          </table:table-cell>
          <table:table-cell table:formula="of:=CONCATENATE(&quot;|&quot;;[.A125];&quot;|&quot;;[.B125];&quot;|&quot;;[.C125];&quot;|&quot;;[.D125];&quot;|&quot;)" office:value-type="string" office:string-value="|id_imu_mag_z |1078| FLOAT | gauss +/-|">
            <text:p>|id_imu_mag_z |1078| FLOAT | gauss +/-|</text:p>
          </table:table-cell>
          <table:table-cell table:formula="of:=CONCATENATE(&quot;#define &quot;;[.A125];&quot; &quot;;[.B125];&quot; // &quot;;[.C125];&quot; &quot;;[.D125])" office:value-type="string" office:string-value="#define id_imu_mag_z  1078 //  FLOAT   gauss +/-">
            <text:p>#define id_imu_mag_z <text:s/>1078 // <text:s/>FLOAT <text:s text:c="2"/>gauss +/-</text:p>
          </table:table-cell>
        </table:table-row>
        <table:table-row table:style-name="ro1">
          <table:table-cell office:value-type="string">
            <text:p>id_imu_accel_x </text:p>
          </table:table-cell>
          <table:table-cell office:value-type="float" office:value="1079">
            <text:p>1079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6];&quot;|&quot;;[.B126];&quot;|&quot;;[.C126];&quot;|&quot;;[.D126];&quot;|&quot;)" office:value-type="string" office:string-value="|id_imu_accel_x |1079| FLOAT | m/s|">
            <text:p>|id_imu_accel_x |1079| FLOAT | m/s|</text:p>
          </table:table-cell>
          <table:table-cell table:formula="of:=CONCATENATE(&quot;#define &quot;;[.A126];&quot; &quot;;[.B126];&quot; // &quot;;[.C126];&quot; &quot;;[.D126])" office:value-type="string" office:string-value="#define id_imu_accel_x  1079 //  FLOAT   m/s">
            <text:p>#define id_imu_accel_x <text:s/>1079 // <text:s/>FLOAT <text:s text:c="2"/>m/s</text:p>
          </table:table-cell>
        </table:table-row>
        <table:table-row table:style-name="ro1">
          <table:table-cell office:value-type="string">
            <text:p>id_imu_accel_y </text:p>
          </table:table-cell>
          <table:table-cell office:value-type="float" office:value="1080">
            <text:p>1080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7];&quot;|&quot;;[.B127];&quot;|&quot;;[.C127];&quot;|&quot;;[.D127];&quot;|&quot;)" office:value-type="string" office:string-value="|id_imu_accel_y |1080| FLOAT | m/s|">
            <text:p>|id_imu_accel_y |1080| FLOAT | m/s|</text:p>
          </table:table-cell>
          <table:table-cell table:formula="of:=CONCATENATE(&quot;#define &quot;;[.A127];&quot; &quot;;[.B127];&quot; // &quot;;[.C127];&quot; &quot;;[.D127])" office:value-type="string" office:string-value="#define id_imu_accel_y  1080 //  FLOAT   m/s">
            <text:p>#define id_imu_accel_y <text:s/>1080 // <text:s/>FLOAT <text:s text:c="2"/>m/s</text:p>
          </table:table-cell>
        </table:table-row>
        <table:table-row table:style-name="ro1">
          <table:table-cell office:value-type="string">
            <text:p>id_imu_accel_z </text:p>
          </table:table-cell>
          <table:table-cell office:value-type="float" office:value="1081">
            <text:p>1081</text:p>
          </table:table-cell>
          <table:table-cell office:value-type="string">
            <text:p><text:s/>FLOAT </text:p>
          </table:table-cell>
          <table:table-cell office:value-type="string">
            <text:p><text:s/>m/s</text:p>
          </table:table-cell>
          <table:table-cell table:formula="of:=CONCATENATE(&quot;|&quot;;[.A128];&quot;|&quot;;[.B128];&quot;|&quot;;[.C128];&quot;|&quot;;[.D128];&quot;|&quot;)" office:value-type="string" office:string-value="|id_imu_accel_z |1081| FLOAT | m/s|">
            <text:p>|id_imu_accel_z |1081| FLOAT | m/s|</text:p>
          </table:table-cell>
          <table:table-cell table:formula="of:=CONCATENATE(&quot;#define &quot;;[.A128];&quot; &quot;;[.B128];&quot; // &quot;;[.C128];&quot; &quot;;[.D128])" office:value-type="string" office:string-value="#define id_imu_accel_z  1081 //  FLOAT   m/s">
            <text:p>#define id_imu_accel_z <text:s/>1081 // <text:s/>FLOAT <text:s text:c="2"/>m/s</text:p>
          </table:table-cell>
        </table:table-row>
        <table:table-row table:style-name="ro1">
          <table:table-cell office:value-type="string">
            <text:p>id_imu_gyro_x </text:p>
          </table:table-cell>
          <table:table-cell office:value-type="float" office:value="1082">
            <text:p>1082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29];&quot;|&quot;;[.B129];&quot;|&quot;;[.C129];&quot;|&quot;;[.D129];&quot;|&quot;)" office:value-type="string" office:string-value="|id_imu_gyro_x |1082| FLOAT | rad/s|">
            <text:p>|id_imu_gyro_x |1082| FLOAT | rad/s|</text:p>
          </table:table-cell>
          <table:table-cell table:formula="of:=CONCATENATE(&quot;#define &quot;;[.A129];&quot; &quot;;[.B129];&quot; // &quot;;[.C129];&quot; &quot;;[.D129])" office:value-type="string" office:string-value="#define id_imu_gyro_x  1082 //  FLOAT   rad/s">
            <text:p>#define id_imu_gyro_x <text:s/>1082 // <text:s/>FLOAT <text:s text:c="2"/>rad/s</text:p>
          </table:table-cell>
        </table:table-row>
        <table:table-row table:style-name="ro1">
          <table:table-cell office:value-type="string">
            <text:p>id_imu_gyro_y </text:p>
          </table:table-cell>
          <table:table-cell office:value-type="float" office:value="1083">
            <text:p>1083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30];&quot;|&quot;;[.B130];&quot;|&quot;;[.C130];&quot;|&quot;;[.D130];&quot;|&quot;)" office:value-type="string" office:string-value="|id_imu_gyro_y |1083| FLOAT | rad/s|">
            <text:p>|id_imu_gyro_y |1083| FLOAT | rad/s|</text:p>
          </table:table-cell>
          <table:table-cell table:formula="of:=CONCATENATE(&quot;#define &quot;;[.A130];&quot; &quot;;[.B130];&quot; // &quot;;[.C130];&quot; &quot;;[.D130])" office:value-type="string" office:string-value="#define id_imu_gyro_y  1083 //  FLOAT   rad/s">
            <text:p>#define id_imu_gyro_y <text:s/>1083 // <text:s/>FLOAT <text:s text:c="2"/>rad/s</text:p>
          </table:table-cell>
        </table:table-row>
        <table:table-row table:style-name="ro1">
          <table:table-cell office:value-type="string">
            <text:p>id_imu_gyro_z </text:p>
          </table:table-cell>
          <table:table-cell office:value-type="float" office:value="1084">
            <text:p>1084</text:p>
          </table:table-cell>
          <table:table-cell office:value-type="string">
            <text:p><text:s/>FLOAT </text:p>
          </table:table-cell>
          <table:table-cell office:value-type="string">
            <text:p><text:s/>rad/s</text:p>
          </table:table-cell>
          <table:table-cell table:formula="of:=CONCATENATE(&quot;|&quot;;[.A131];&quot;|&quot;;[.B131];&quot;|&quot;;[.C131];&quot;|&quot;;[.D131];&quot;|&quot;)" office:value-type="string" office:string-value="|id_imu_gyro_z |1084| FLOAT | rad/s|">
            <text:p>|id_imu_gyro_z |1084| FLOAT | rad/s|</text:p>
          </table:table-cell>
          <table:table-cell table:formula="of:=CONCATENATE(&quot;#define &quot;;[.A131];&quot; &quot;;[.B131];&quot; // &quot;;[.C131];&quot; &quot;;[.D131])" office:value-type="string" office:string-value="#define id_imu_gyro_z  1084 //  FLOAT   rad/s">
            <text:p>#define id_imu_gyro_z <text:s/>1084 // <text:s/>FLOAT <text:s text:c="2"/>rad/s</text:p>
          </table:table-cell>
        </table:table-row>
        <table:table-row table:style-name="ro1">
          <table:table-cell office:value-type="string">
            <text:p>id_magnetic_variation </text:p>
          </table:table-cell>
          <table:table-cell office:value-type="float" office:value="1121">
            <text:p>1121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32];&quot;|&quot;;[.B132];&quot;|&quot;;[.C132];&quot;|&quot;;[.D132];&quot;|&quot;)" office:value-type="string" office:string-value="|id_magnetic_variation |1121| SHORT | deg|">
            <text:p>|id_magnetic_variation |1121| SHORT | deg|</text:p>
          </table:table-cell>
          <table:table-cell table:formula="of:=CONCATENATE(&quot;#define &quot;;[.A132];&quot; &quot;;[.B132];&quot; // &quot;;[.C132];&quot; &quot;;[.D132])" office:value-type="string" office:string-value="#define id_magnetic_variation  1121 //  SHORT   deg">
            <text:p>#define id_magnetic_variation <text:s/>1121 // <text:s/>SHORT <text:s text:c="2"/>deg</text:p>
          </table:table-cell>
        </table:table-row>
        <table:table-row table:style-name="ro1">
          <table:table-cell office:value-type="string">
            <text:p>id_selected_course </text:p>
          </table:table-cell>
          <table:table-cell office:value-type="float" office:value="1125">
            <text:p>1125</text:p>
          </table:table-cell>
          <table:table-cell office:value-type="string">
            <text:p><text:s/>SHORT </text:p>
          </table:table-cell>
          <table:table-cell office:value-type="string">
            <text:p><text:s/>deg</text:p>
          </table:table-cell>
          <table:table-cell table:formula="of:=CONCATENATE(&quot;|&quot;;[.A133];&quot;|&quot;;[.B133];&quot;|&quot;;[.C133];&quot;|&quot;;[.D133];&quot;|&quot;)" office:value-type="string" office:string-value="|id_selected_course |1125| SHORT | deg|">
            <text:p>|id_selected_course |1125| SHORT | deg|</text:p>
          </table:table-cell>
          <table:table-cell table:formula="of:=CONCATENATE(&quot;#define &quot;;[.A133];&quot; &quot;;[.B133];&quot; // &quot;;[.C133];&quot; &quot;;[.D133])" office:value-type="string" office:string-value="#define id_selected_course  1125 //  SHORT   deg">
            <text:p>#define id_selected_course <text:s/>1125 // <text:s/>SHORT <text:s text:c="2"/>deg</text:p>
          </table:table-cell>
        </table:table-row>
        <table:table-row table:style-name="ro1">
          <table:table-cell office:value-type="string">
            <text:p>id_desired_track_angle </text:p>
          </table:table-cell>
          <table:table-cell office:value-type="float" office:value="1135">
            <text:p>1135</text:p>
          </table:table-cell>
          <table:table-cell office:value-type="string">
            <text:p><text:s/>FLOAT </text:p>
          </table:table-cell>
          <table:table-cell office:value-type="string">
            <text:p><text:s/>rad magnetic angle to fly to get to destination</text:p>
          </table:table-cell>
          <table:table-cell table:formula="of:=CONCATENATE(&quot;|&quot;;[.A134];&quot;|&quot;;[.B134];&quot;|&quot;;[.C134];&quot;|&quot;;[.D134];&quot;|&quot;)" office:value-type="string" office:string-value="|id_desired_track_angle |1135| FLOAT | rad magnetic angle to fly to get to destination|">
            <text:p>|id_desired_track_angle |1135| FLOAT | rad magnetic angle to fly to get to destination|</text:p>
          </table:table-cell>
          <table:table-cell table:formula="of:=CONCATENATE(&quot;#define &quot;;[.A134];&quot; &quot;;[.B134];&quot; // &quot;;[.C134];&quot; &quot;;[.D134])" office:value-type="string" office:string-value="#define id_desired_track_angle  1135 //  FLOAT   rad magnetic angle to fly to get to destination">
            <text:p>#define id_desired_track_angle <text:s/>1135 // <text:s/>FLOAT <text:s text:c="2"/>rad magnetic angle to fly to get to destination</text:p>
          </table:table-cell>
        </table:table-row>
        <table:table-row table:style-name="ro1">
          <table:table-cell office:value-type="string">
            <text:p>id_nav_command </text:p>
          </table:table-cell>
          <table:table-cell office:value-type="float" office:value="1136">
            <text:p>1136</text:p>
          </table:table-cell>
          <table:table-cell office:value-type="string">
            <text:p><text:s/>SHORT </text:p>
          </table:table-cell>
          <table:table-cell office:value-type="string">
            <text:p><text:s/>0 = clear route, 1 = activate route, 2 = deactivate_route, 3 = invert route</text:p>
          </table:table-cell>
          <table:table-cell table:formula="of:=CONCATENATE(&quot;|&quot;;[.A135];&quot;|&quot;;[.B135];&quot;|&quot;;[.C135];&quot;|&quot;;[.D135];&quot;|&quot;)" office:value-type="string" office:string-value="|id_nav_command |1136| SHORT | 0 = clear route, 1 = activate route, 2 = deactivate_route, 3 = invert route|">
            <text:p>|id_nav_command |1136| SHORT | 0 = clear route, 1 = activate route, 2 = deactivate_route, 3 = invert route|</text:p>
          </table:table-cell>
          <table:table-cell table:formula="of:=CONCATENATE(&quot;#define &quot;;[.A135];&quot; &quot;;[.B135];&quot; // &quot;;[.C135];&quot; &quot;;[.D135])" office:value-type="string" office:string-value="#define id_nav_command  1136 //  SHORT   0 = clear route, 1 = activate route, 2 = deactivate_route, 3 = invert route">
            <text:p>#define id_nav_command <text:s/>1136 // <text:s/>SHORT <text:s text:c="2"/>0 = clear route, 1 = activate route, 2 = deactivate_route, 3 = invert route</text:p>
          </table:table-cell>
        </table:table-row>
        <table:table-row table:style-name="ro1">
          <table:table-cell office:value-type="string">
            <text:p>id_nav_valid </text:p>
          </table:table-cell>
          <table:table-cell office:value-type="float" office:value="1137">
            <text:p>1137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136];&quot;|&quot;;[.B136];&quot;|&quot;;[.C136];&quot;|&quot;;[.D136];&quot;|&quot;)" office:value-type="string" office:string-value="|id_nav_valid |1137| SHORT | 0 = nav data not valid, 1 = enroute data valid|">
            <text:p>|id_nav_valid |1137| SHORT | 0 = nav data not valid, 1 = enroute data valid|</text:p>
          </table:table-cell>
          <table:table-cell table:formula="of:=CONCATENATE(&quot;#define &quot;;[.A136];&quot; &quot;;[.B136];&quot; // &quot;;[.C136];&quot; &quot;;[.D136])" office:value-type="string" office:string-value="#define id_nav_valid  1137 //  SHORT   0 = nav data not valid, 1 = enroute data valid">
            <text:p>#define id_nav_valid <text:s/>1137 // <text:s/>SHORT <text:s text:c="2"/>0 = nav data not valid, 1 = enroute data valid</text:p>
          </table:table-cell>
        </table:table-row>
        <table:table-row table:style-name="ro1">
          <table:table-cell office:value-type="string">
            <text:p>id_gps_valid </text:p>
          </table:table-cell>
          <table:table-cell office:value-type="float" office:value="1138">
            <text:p>1138</text:p>
          </table:table-cell>
          <table:table-cell office:value-type="string">
            <text:p><text:s/>SHORT </text:p>
          </table:table-cell>
          <table:table-cell office:value-type="string">
            <text:p><text:s/>0 = nav data not valid, 1 = enroute data valid</text:p>
          </table:table-cell>
          <table:table-cell table:formula="of:=CONCATENATE(&quot;|&quot;;[.A137];&quot;|&quot;;[.B137];&quot;|&quot;;[.C137];&quot;|&quot;;[.D137];&quot;|&quot;)" office:value-type="string" office:string-value="|id_gps_valid |1138| SHORT | 0 = nav data not valid, 1 = enroute data valid|">
            <text:p>|id_gps_valid |1138| SHORT | 0 = nav data not valid, 1 = enroute data valid|</text:p>
          </table:table-cell>
          <table:table-cell table:formula="of:=CONCATENATE(&quot;#define &quot;;[.A137];&quot; &quot;;[.B137];&quot; // &quot;;[.C137];&quot; &quot;;[.D137])" office:value-type="string" office:string-value="#define id_gps_valid  1138 //  SHORT   0 = nav data not valid, 1 = enroute data valid">
            <text:p>#define id_gps_valid <text:s/>1138 // <text:s/>SHORT <text:s text:c="2"/>0 = nav data not valid, 1 = enroute data valid</text:p>
          </table:table-cell>
        </table:table-row>
        <table:table-row table:style-name="ro1">
          <table:table-cell office:value-type="string">
            <text:p>id_set_route_segments </text:p>
          </table:table-cell>
          <table:table-cell office:value-type="float" office:value="1141">
            <text:p>1141</text:p>
          </table:table-cell>
          <table:table-cell office:value-type="string">
            <text:p><text:s/>SHORT</text:p>
          </table:table-cell>
          <table:table-cell office:value-type="string">
            <text:p><text:s/>service code 0=current plan, 1..n specific plan, number of route segments (max 16 for route 0)</text:p>
          </table:table-cell>
          <table:table-cell table:formula="of:=CONCATENATE(&quot;|&quot;;[.A138];&quot;|&quot;;[.B138];&quot;|&quot;;[.C138];&quot;|&quot;;[.D138];&quot;|&quot;)" office:value-type="string" office:string-value="|id_set_route_segments |1141| SHORT| service code 0=current plan, 1..n specific plan, number of route segments (max 16 for route 0)|">
            <text:p>|id_set_route_segments |1141| SHORT| service code 0=current plan, 1..n specific plan, number of route segments (max 16 for route 0)|</text:p>
          </table:table-cell>
          <table:table-cell table:formula="of:=CONCATENATE(&quot;#define &quot;;[.A138];&quot; &quot;;[.B138];&quot; // &quot;;[.C138];&quot; &quot;;[.D138])" office:value-type="string" office:string-value="#define id_set_route_segments  1141 //  SHORT  service code 0=current plan, 1..n specific plan, number of route segments (max 16 for route 0)">
            <text:p>#define id_set_route_segments <text:s/>1141 // <text:s/>SHORT <text:s/>service code 0=current plan, 1..n specific plan, number of route segments (max 16 for route 0)</text:p>
          </table:table-cell>
        </table:table-row>
        <table:table-row table:style-name="ro1">
          <table:table-cell office:value-type="string">
            <text:p>id_set_waypoint_identifier_0_3 </text:p>
          </table:table-cell>
          <table:table-cell office:value-type="float" office:value="1142">
            <text:p>1142</text:p>
          </table:table-cell>
          <table:table-cell office:value-type="string">
            <text:p><text:s/>ACHAR4</text:p>
          </table:table-cell>
          <table:table-cell/>
          <table:table-cell table:formula="of:=CONCATENATE(&quot;|&quot;;[.A139];&quot;|&quot;;[.B139];&quot;|&quot;;[.C139];&quot;|&quot;;[.D139];&quot;|&quot;)" office:value-type="string" office:string-value="|id_set_waypoint_identifier_0_3 |1142| ACHAR4||">
            <text:p>|id_set_waypoint_identifier_0_3 |1142| ACHAR4||</text:p>
          </table:table-cell>
          <table:table-cell table:formula="of:=CONCATENATE(&quot;#define &quot;;[.A139];&quot; &quot;;[.B139];&quot; // &quot;;[.C139];&quot; &quot;;[.D139])" office:value-type="string" office:string-value="#define id_set_waypoint_identifier_0_3  1142 //  ACHAR4 ">
            <text:p>#define id_set_waypoint_identifier_0_3 <text:s/>1142 // <text:s/>ACHAR4 </text:p>
          </table:table-cell>
        </table:table-row>
        <table:table-row table:style-name="ro1">
          <table:table-cell office:value-type="string">
            <text:p>id_set_waypoint_identifier_4_7 </text:p>
          </table:table-cell>
          <table:table-cell office:value-type="float" office:value="1143">
            <text:p>1143</text:p>
          </table:table-cell>
          <table:table-cell office:value-type="string">
            <text:p><text:s/>ACHAR4</text:p>
          </table:table-cell>
          <table:table-cell/>
          <table:table-cell table:formula="of:=CONCATENATE(&quot;|&quot;;[.A140];&quot;|&quot;;[.B140];&quot;|&quot;;[.C140];&quot;|&quot;;[.D140];&quot;|&quot;)" office:value-type="string" office:string-value="|id_set_waypoint_identifier_4_7 |1143| ACHAR4||">
            <text:p>|id_set_waypoint_identifier_4_7 |1143| ACHAR4||</text:p>
          </table:table-cell>
          <table:table-cell table:formula="of:=CONCATENATE(&quot;#define &quot;;[.A140];&quot; &quot;;[.B140];&quot; // &quot;;[.C140];&quot; &quot;;[.D140])" office:value-type="string" office:string-value="#define id_set_waypoint_identifier_4_7  1143 //  ACHAR4 ">
            <text:p>#define id_set_waypoint_identifier_4_7 <text:s/>1143 // <text:s/>ACHAR4 </text:p>
          </table:table-cell>
        </table:table-row>
        <table:table-row table:style-name="ro1">
          <table:table-cell office:value-type="string">
            <text:p>id_set_waypoint_identifier_8_11 </text:p>
          </table:table-cell>
          <table:table-cell office:value-type="float" office:value="1144">
            <text:p>1144</text:p>
          </table:table-cell>
          <table:table-cell office:value-type="string">
            <text:p><text:s/>ACHAR4</text:p>
          </table:table-cell>
          <table:table-cell/>
          <table:table-cell table:formula="of:=CONCATENATE(&quot;|&quot;;[.A141];&quot;|&quot;;[.B141];&quot;|&quot;;[.C141];&quot;|&quot;;[.D141];&quot;|&quot;)" office:value-type="string" office:string-value="|id_set_waypoint_identifier_8_11 |1144| ACHAR4||">
            <text:p>|id_set_waypoint_identifier_8_11 |1144| ACHAR4||</text:p>
          </table:table-cell>
          <table:table-cell table:formula="of:=CONCATENATE(&quot;#define &quot;;[.A141];&quot; &quot;;[.B141];&quot; // &quot;;[.C141];&quot; &quot;;[.D141])" office:value-type="string" office:string-value="#define id_set_waypoint_identifier_8_11  1144 //  ACHAR4 ">
            <text:p>#define id_set_waypoint_identifier_8_11 <text:s/>1144 // <text:s/>ACHAR4 </text:p>
          </table:table-cell>
        </table:table-row>
        <table:table-row table:style-name="ro1">
          <table:table-cell office:value-type="string">
            <text:p>id_set_waypoint_identifier_12_15 </text:p>
          </table:table-cell>
          <table:table-cell office:value-type="float" office:value="1145">
            <text:p>1145</text:p>
          </table:table-cell>
          <table:table-cell office:value-type="string">
            <text:p><text:s/>ACHAR4</text:p>
          </table:table-cell>
          <table:table-cell/>
          <table:table-cell table:formula="of:=CONCATENATE(&quot;|&quot;;[.A142];&quot;|&quot;;[.B142];&quot;|&quot;;[.C142];&quot;|&quot;;[.D142];&quot;|&quot;)" office:value-type="string" office:string-value="|id_set_waypoint_identifier_12_15 |1145| ACHAR4||">
            <text:p>|id_set_waypoint_identifier_12_15 |1145| ACHAR4||</text:p>
          </table:table-cell>
          <table:table-cell table:formula="of:=CONCATENATE(&quot;#define &quot;;[.A142];&quot; &quot;;[.B142];&quot; // &quot;;[.C142];&quot; &quot;;[.D142])" office:value-type="string" office:string-value="#define id_set_waypoint_identifier_12_15  1145 //  ACHAR4 ">
            <text:p>#define id_set_waypoint_identifier_12_15 <text:s/>1145 // <text:s/>ACHAR4 </text:p>
          </table:table-cell>
        </table:table-row>
        <table:table-row table:style-name="ro1">
          <table:table-cell office:value-type="string">
            <text:p>id_set_waypoint_type_identifier </text:p>
          </table:table-cell>
          <table:table-cell office:value-type="float" office:value="1146">
            <text:p>1146</text:p>
          </table:table-cell>
          <table:table-cell office:value-type="string">
            <text:p><text:s/>SHORT</text:p>
          </table:table-cell>
          <table:table-cell/>
          <table:table-cell table:formula="of:=CONCATENATE(&quot;|&quot;;[.A143];&quot;|&quot;;[.B143];&quot;|&quot;;[.C143];&quot;|&quot;;[.D143];&quot;|&quot;)" office:value-type="string" office:string-value="|id_set_waypoint_type_identifier |1146| SHORT||">
            <text:p>|id_set_waypoint_type_identifier |1146| SHORT||</text:p>
          </table:table-cell>
          <table:table-cell table:formula="of:=CONCATENATE(&quot;#define &quot;;[.A143];&quot; &quot;;[.B143];&quot; // &quot;;[.C143];&quot; &quot;;[.D143])" office:value-type="string" office:string-value="#define id_set_waypoint_type_identifier  1146 //  SHORT ">
            <text:p>#define id_set_waypoint_type_identifier <text:s/>1146 // <text:s/>SHORT </text:p>
          </table:table-cell>
        </table:table-row>
        <table:table-row table:style-name="ro1">
          <table:table-cell office:value-type="string">
            <text:p>id_set_waypoint_latitude </text:p>
          </table:table-cell>
          <table:table-cell office:value-type="float" office:value="1146">
            <text:p>1146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44];&quot;|&quot;;[.B144];&quot;|&quot;;[.C144];&quot;|&quot;;[.D144];&quot;|&quot;)" office:value-type="string" office:string-value="|id_set_waypoint_latitude |1146| FLOAT | deg|">
            <text:p>|id_set_waypoint_latitude |1146| FLOAT | deg|</text:p>
          </table:table-cell>
          <table:table-cell table:formula="of:=CONCATENATE(&quot;#define &quot;;[.A144];&quot; &quot;;[.B144];&quot; // &quot;;[.C144];&quot; &quot;;[.D144])" office:value-type="string" office:string-value="#define id_set_waypoint_latitude  1146 //  FLOAT   deg">
            <text:p>#define id_set_waypoint_latitude <text:s/>1146 // <text:s/>FLOAT <text:s text:c="2"/>deg</text:p>
          </table:table-cell>
        </table:table-row>
        <table:table-row table:style-name="ro1">
          <table:table-cell office:value-type="string">
            <text:p>id_set_waypoint_longitude </text:p>
          </table:table-cell>
          <table:table-cell office:value-type="float" office:value="1148">
            <text:p>1148</text:p>
          </table:table-cell>
          <table:table-cell office:value-type="string">
            <text:p><text:s/>FLOAT </text:p>
          </table:table-cell>
          <table:table-cell office:value-type="string">
            <text:p><text:s/>deg</text:p>
          </table:table-cell>
          <table:table-cell table:formula="of:=CONCATENATE(&quot;|&quot;;[.A145];&quot;|&quot;;[.B145];&quot;|&quot;;[.C145];&quot;|&quot;;[.D145];&quot;|&quot;)" office:value-type="string" office:string-value="|id_set_waypoint_longitude |1148| FLOAT | deg|">
            <text:p>|id_set_waypoint_longitude |1148| FLOAT | deg|</text:p>
          </table:table-cell>
          <table:table-cell table:formula="of:=CONCATENATE(&quot;#define &quot;;[.A145];&quot; &quot;;[.B145];&quot; // &quot;;[.C145];&quot; &quot;;[.D145])" office:value-type="string" office:string-value="#define id_set_waypoint_longitude  1148 //  FLOAT   deg">
            <text:p>#define id_set_waypoint_longitude <text:s/>1148 // <text:s/>FLOAT <text:s text:c="2"/>deg</text:p>
          </table:table-cell>
        </table:table-row>
        <table:table-row table:style-name="ro1">
          <table:table-cell office:value-type="string">
            <text:p>id_waypoint_turn_heading </text:p>
          </table:table-cell>
          <table:table-cell office:value-type="float" office:value="1149">
            <text:p>1149</text:p>
          </table:table-cell>
          <table:table-cell office:value-type="string">
            <text:p><text:s/>SHORT </text:p>
          </table:table-cell>
          <table:table-cell office:value-type="string">
            <text:p><text:s/>deg, heading to turn onto</text:p>
          </table:table-cell>
          <table:table-cell table:formula="of:=CONCATENATE(&quot;|&quot;;[.A146];&quot;|&quot;;[.B146];&quot;|&quot;;[.C146];&quot;|&quot;;[.D146];&quot;|&quot;)" office:value-type="string" office:string-value="|id_waypoint_turn_heading |1149| SHORT | deg, heading to turn onto|">
            <text:p>|id_waypoint_turn_heading |1149| SHORT | deg, heading to turn onto|</text:p>
          </table:table-cell>
          <table:table-cell table:formula="of:=CONCATENATE(&quot;#define &quot;;[.A146];&quot; &quot;;[.B146];&quot; // &quot;;[.C146];&quot; &quot;;[.D146])" office:value-type="string" office:string-value="#define id_waypoint_turn_heading  1149 //  SHORT   deg, heading to turn onto">
            <text:p>#define id_waypoint_turn_heading <text:s/>1149 // <text:s/>SHORT <text:s text:c="2"/>deg, heading to turn onto</text:p>
          </table:table-cell>
        </table:table-row>
        <table:table-row table:style-name="ro1">
          <table:table-cell office:value-type="string">
            <text:p>id_set_waypoint_minimum_altitude </text:p>
          </table:table-cell>
          <table:table-cell office:value-type="float" office:value="1149">
            <text:p>1149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47];&quot;|&quot;;[.B147];&quot;|&quot;;[.C147];&quot;|&quot;;[.D147];&quot;|&quot;)" office:value-type="string" office:string-value="|id_set_waypoint_minimum_altitude |1149| FLOAT | m|">
            <text:p>|id_set_waypoint_minimum_altitude |1149| FLOAT | m|</text:p>
          </table:table-cell>
          <table:table-cell table:formula="of:=CONCATENATE(&quot;#define &quot;;[.A147];&quot; &quot;;[.B147];&quot; // &quot;;[.C147];&quot; &quot;;[.D147])" office:value-type="string" office:string-value="#define id_set_waypoint_minimum_altitude  1149 //  FLOAT   m">
            <text:p>#define id_set_waypoint_minimum_altitude <text:s/>1149 // <text:s/>FLOAT <text:s text:c="2"/>m</text:p>
          </table:table-cell>
        </table:table-row>
        <table:table-row table:style-name="ro1">
          <table:table-cell office:value-type="string">
            <text:p>id_set_waypoint_maximum_altitude </text:p>
          </table:table-cell>
          <table:table-cell office:value-type="float" office:value="1150">
            <text:p>1150</text:p>
          </table:table-cell>
          <table:table-cell office:value-type="string">
            <text:p><text:s/>FLOAT </text:p>
          </table:table-cell>
          <table:table-cell office:value-type="string">
            <text:p><text:s/>m</text:p>
          </table:table-cell>
          <table:table-cell table:formula="of:=CONCATENATE(&quot;|&quot;;[.A148];&quot;|&quot;;[.B148];&quot;|&quot;;[.C148];&quot;|&quot;;[.D148];&quot;|&quot;)" office:value-type="string" office:string-value="|id_set_waypoint_maximum_altitude |1150| FLOAT | m|">
            <text:p>|id_set_waypoint_maximum_altitude |1150| FLOAT | m|</text:p>
          </table:table-cell>
          <table:table-cell table:formula="of:=CONCATENATE(&quot;#define &quot;;[.A148];&quot; &quot;;[.B148];&quot; // &quot;;[.C148];&quot; &quot;;[.D148])" office:value-type="string" office:string-value="#define id_set_waypoint_maximum_altitude  1150 //  FLOAT   m">
            <text:p>#define id_set_waypoint_maximum_altitude <text:s/>1150 // <text:s/>FLOAT <text:s text:c="2"/>m</text:p>
          </table:table-cell>
        </table:table-row>
        <table:table-row table:style-name="ro1">
          <table:table-cell office:value-type="string">
            <text:p>id_trim_up </text:p>
          </table:table-cell>
          <table:table-cell office:value-type="float" office:value="1160">
            <text:p>1160</text:p>
          </table:table-cell>
          <table:table-cell office:value-type="string">
            <text:p><text:s/>SHORT </text:p>
          </table:table-cell>
          <table:table-cell office:value-type="string">
            <text:p><text:s/>number of trim steps</text:p>
          </table:table-cell>
          <table:table-cell table:formula="of:=CONCATENATE(&quot;|&quot;;[.A149];&quot;|&quot;;[.B149];&quot;|&quot;;[.C149];&quot;|&quot;;[.D149];&quot;|&quot;)" office:value-type="string" office:string-value="|id_trim_up |1160| SHORT | number of trim steps|">
            <text:p>|id_trim_up |1160| SHORT | number of trim steps|</text:p>
          </table:table-cell>
          <table:table-cell table:formula="of:=CONCATENATE(&quot;#define &quot;;[.A149];&quot; &quot;;[.B149];&quot; // &quot;;[.C149];&quot; &quot;;[.D149])" office:value-type="string" office:string-value="#define id_trim_up  1160 //  SHORT   number of trim steps">
            <text:p>#define id_trim_up <text:s/>1160 // <text:s/>SHORT <text:s text:c="2"/>number of trim steps</text:p>
          </table:table-cell>
        </table:table-row>
        <table:table-row table:style-name="ro1">
          <table:table-cell office:value-type="string">
            <text:p>id_trim_dn </text:p>
          </table:table-cell>
          <table:table-cell office:value-type="float" office:value="1161">
            <text:p>1161</text:p>
          </table:table-cell>
          <table:table-cell office:value-type="string">
            <text:p><text:s/>SHORT </text:p>
          </table:table-cell>
          <table:table-cell/>
          <table:table-cell table:formula="of:=CONCATENATE(&quot;|&quot;;[.A150];&quot;|&quot;;[.B150];&quot;|&quot;;[.C150];&quot;|&quot;;[.D150];&quot;|&quot;)" office:value-type="string" office:string-value="|id_trim_dn |1161| SHORT ||">
            <text:p>|id_trim_dn |1161| SHORT ||</text:p>
          </table:table-cell>
          <table:table-cell table:formula="of:=CONCATENATE(&quot;#define &quot;;[.A150];&quot; &quot;;[.B150];&quot; // &quot;;[.C150];&quot; &quot;;[.D150])" office:value-type="string" office:string-value="#define id_trim_dn  1161 //  SHORT  ">
            <text:p>#define id_trim_dn <text:s/>1161 // <text:s/>SHORT <text:s/></text:p>
          </table:table-cell>
        </table:table-row>
        <table:table-row table:style-name="ro1">
          <table:table-cell office:value-type="string">
            <text:p>id_trim_left </text:p>
          </table:table-cell>
          <table:table-cell office:value-type="float" office:value="1162">
            <text:p>1162</text:p>
          </table:table-cell>
          <table:table-cell office:value-type="string">
            <text:p><text:s/>SHORT </text:p>
          </table:table-cell>
          <table:table-cell/>
          <table:table-cell table:formula="of:=CONCATENATE(&quot;|&quot;;[.A151];&quot;|&quot;;[.B151];&quot;|&quot;;[.C151];&quot;|&quot;;[.D151];&quot;|&quot;)" office:value-type="string" office:string-value="|id_trim_left |1162| SHORT ||">
            <text:p>|id_trim_left |1162| SHORT ||</text:p>
          </table:table-cell>
          <table:table-cell table:formula="of:=CONCATENATE(&quot;#define &quot;;[.A151];&quot; &quot;;[.B151];&quot; // &quot;;[.C151];&quot; &quot;;[.D151])" office:value-type="string" office:string-value="#define id_trim_left  1162 //  SHORT  ">
            <text:p>#define id_trim_left <text:s/>1162 // <text:s/>SHORT <text:s/></text:p>
          </table:table-cell>
        </table:table-row>
        <table:table-row table:style-name="ro1">
          <table:table-cell office:value-type="string">
            <text:p>id_trim_right </text:p>
          </table:table-cell>
          <table:table-cell office:value-type="float" office:value="1163">
            <text:p>1163</text:p>
          </table:table-cell>
          <table:table-cell office:value-type="string">
            <text:p><text:s/>SHORT </text:p>
          </table:table-cell>
          <table:table-cell/>
          <table:table-cell table:formula="of:=CONCATENATE(&quot;|&quot;;[.A152];&quot;|&quot;;[.B152];&quot;|&quot;;[.C152];&quot;|&quot;;[.D152];&quot;|&quot;)" office:value-type="string" office:string-value="|id_trim_right |1163| SHORT ||">
            <text:p>|id_trim_right |1163| SHORT ||</text:p>
          </table:table-cell>
          <table:table-cell table:formula="of:=CONCATENATE(&quot;#define &quot;;[.A152];&quot; &quot;;[.B152];&quot; // &quot;;[.C152];&quot; &quot;;[.D152])" office:value-type="string" office:string-value="#define id_trim_right  1163 //  SHORT  ">
            <text:p>#define id_trim_right <text:s/>1163 // <text:s/>SHORT <text:s/></text:p>
          </table:table-cell>
        </table:table-row>
        <table:table-row table:style-name="ro1">
          <table:table-cell office:value-type="string">
            <text:p>id_autopilot_engage </text:p>
          </table:table-cell>
          <table:table-cell office:value-type="float" office:value="1170">
            <text:p>1170</text:p>
          </table:table-cell>
          <table:table-cell office:value-type="string">
            <text:p><text:s/>SHORT </text:p>
          </table:table-cell>
          <table:table-cell office:value-type="string">
            <text:p><text:s/>0 = off, 1 = on</text:p>
          </table:table-cell>
          <table:table-cell table:formula="of:=CONCATENATE(&quot;|&quot;;[.A153];&quot;|&quot;;[.B153];&quot;|&quot;;[.C153];&quot;|&quot;;[.D153];&quot;|&quot;)" office:value-type="string" office:string-value="|id_autopilot_engage |1170| SHORT | 0 = off, 1 = on|">
            <text:p>|id_autopilot_engage |1170| SHORT | 0 = off, 1 = on|</text:p>
          </table:table-cell>
          <table:table-cell table:formula="of:=CONCATENATE(&quot;#define &quot;;[.A153];&quot; &quot;;[.B153];&quot; // &quot;;[.C153];&quot; &quot;;[.D153])" office:value-type="string" office:string-value="#define id_autopilot_engage  1170 //  SHORT   0 = off, 1 = on">
            <text:p>#define id_autopilot_engage <text:s/>1170 // <text:s/>SHORT <text:s text:c="2"/>0 = off, 1 = on</text:p>
          </table:table-cell>
        </table:table-row>
        <table:table-row table:style-name="ro1">
          <table:table-cell office:value-type="string">
            <text:p>id_autopilot_set_max_roll </text:p>
          </table:table-cell>
          <table:table-cell office:value-type="float" office:value="1171">
            <text:p>1171</text:p>
          </table:table-cell>
          <table:table-cell office:value-type="string">
            <text:p><text:s/>SHORT </text:p>
          </table:table-cell>
          <table:table-cell office:value-type="string">
            <text:p><text:s/>Maximum roll rate allowed</text:p>
          </table:table-cell>
          <table:table-cell table:formula="of:=CONCATENATE(&quot;|&quot;;[.A154];&quot;|&quot;;[.B154];&quot;|&quot;;[.C154];&quot;|&quot;;[.D154];&quot;|&quot;)" office:value-type="string" office:string-value="|id_autopilot_set_max_roll |1171| SHORT | Maximum roll rate allowed|">
            <text:p>|id_autopilot_set_max_roll |1171| SHORT | Maximum roll rate allowed|</text:p>
          </table:table-cell>
          <table:table-cell table:formula="of:=CONCATENATE(&quot;#define &quot;;[.A154];&quot; &quot;;[.B154];&quot; // &quot;;[.C154];&quot; &quot;;[.D154])" office:value-type="string" office:string-value="#define id_autopilot_set_max_roll  1171 //  SHORT   Maximum roll rate allowed">
            <text:p>#define id_autopilot_set_max_roll <text:s/>1171 // <text:s/>SHORT <text:s text:c="2"/>Maximum roll rate allowed</text:p>
          </table:table-cell>
        </table:table-row>
        <table:table-row table:style-name="ro1">
          <table:table-cell office:value-type="string">
            <text:p>id_autopilot_set_vs_rate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Set maximum pitch allowed</text:p>
          </table:table-cell>
          <table:table-cell table:formula="of:=CONCATENATE(&quot;|&quot;;[.A155];&quot;|&quot;;[.B155];&quot;|&quot;;[.C155];&quot;|&quot;;[.D155];&quot;|&quot;)" office:value-type="string" office:string-value="|id_autopilot_set_vs_rate |1172| SHORT | Set maximum pitch allowed|">
            <text:p>|id_autopilot_set_vs_rate |1172| SHORT | Set maximum pitch allowed|</text:p>
          </table:table-cell>
          <table:table-cell table:formula="of:=CONCATENATE(&quot;#define &quot;;[.A155];&quot; &quot;;[.B155];&quot; // &quot;;[.C155];&quot; &quot;;[.D155])" office:value-type="string" office:string-value="#define id_autopilot_set_vs_rate  1172 //  SHORT   Set maximum pitch allowed">
            <text:p>#define id_autopilot_set_vs_rate <text:s/>1172 // <text:s/>SHORT <text:s text:c="2"/>Set maximum pitch allowed</text:p>
          </table:table-cell>
        </table:table-row>
        <table:table-row table:style-name="ro1">
          <table:table-cell office:value-type="string">
            <text:p>id_autopilot_power </text:p>
          </table:table-cell>
          <table:table-cell office:value-type="float" office:value="1172">
            <text:p>1172</text:p>
          </table:table-cell>
          <table:table-cell office:value-type="string">
            <text:p><text:s/>SHORT </text:p>
          </table:table-cell>
          <table:table-cell office:value-type="string">
            <text:p><text:s/>autopilot power is on</text:p>
          </table:table-cell>
          <table:table-cell table:formula="of:=CONCATENATE(&quot;|&quot;;[.A156];&quot;|&quot;;[.B156];&quot;|&quot;;[.C156];&quot;|&quot;;[.D156];&quot;|&quot;)" office:value-type="string" office:string-value="|id_autopilot_power |1172| SHORT | autopilot power is on|">
            <text:p>|id_autopilot_power |1172| SHORT | autopilot power is on|</text:p>
          </table:table-cell>
          <table:table-cell table:formula="of:=CONCATENATE(&quot;#define &quot;;[.A156];&quot; &quot;;[.B156];&quot; // &quot;;[.C156];&quot; &quot;;[.D156])" office:value-type="string" office:string-value="#define id_autopilot_power  1172 //  SHORT   autopilot power is on">
            <text:p>#define id_autopilot_power <text:s/>1172 // <text:s/>SHORT <text:s text:c="2"/>autopilot power is on</text:p>
          </table:table-cell>
        </table:table-row>
        <table:table-row table:style-name="ro1">
          <table:table-cell office:value-type="string">
            <text:p>id_autopilot_alt_mode </text:p>
          </table:table-cell>
          <table:table-cell office:value-type="float" office:value="1173">
            <text:p>1173</text:p>
          </table:table-cell>
          <table:table-cell office:value-type="string">
            <text:p><text:s/>SHORT </text:p>
          </table:table-cell>
          <table:table-cell office:value-type="string">
            <text:p><text:s/>0 = off, 1 = on Altitude hold mode enable</text:p>
          </table:table-cell>
          <table:table-cell table:formula="of:=CONCATENATE(&quot;|&quot;;[.A157];&quot;|&quot;;[.B157];&quot;|&quot;;[.C157];&quot;|&quot;;[.D157];&quot;|&quot;)" office:value-type="string" office:string-value="|id_autopilot_alt_mode |1173| SHORT | 0 = off, 1 = on Altitude hold mode enable|">
            <text:p>|id_autopilot_alt_mode |1173| SHORT | 0 = off, 1 = on Altitude hold mode enable|</text:p>
          </table:table-cell>
          <table:table-cell table:formula="of:=CONCATENATE(&quot;#define &quot;;[.A157];&quot; &quot;;[.B157];&quot; // &quot;;[.C157];&quot; &quot;;[.D157])" office:value-type="string" office:string-value="#define id_autopilot_alt_mode  1173 //  SHORT   0 = off, 1 = on Altitude hold mode enable">
            <text:p>#define id_autopilot_alt_mode <text:s/>1173 // <text:s/>SHORT <text:s text:c="2"/>0 = off, 1 = on Altitude hold mode enable</text:p>
          </table:table-cell>
        </table:table-row>
        <table:table-row table:style-name="ro1">
          <table:table-cell office:value-type="string">
            <text:p>id_autopilot_vs_mode </text:p>
          </table:table-cell>
          <table:table-cell office:value-type="float" office:value="1174">
            <text:p>1174</text:p>
          </table:table-cell>
          <table:table-cell office:value-type="string">
            <text:p><text:s/>SHORT </text:p>
          </table:table-cell>
          <table:table-cell office:value-type="string">
            <text:p><text:s/>0 = off, 1 = on Vertical speed hold mode enable</text:p>
          </table:table-cell>
          <table:table-cell table:formula="of:=CONCATENATE(&quot;|&quot;;[.A158];&quot;|&quot;;[.B158];&quot;|&quot;;[.C158];&quot;|&quot;;[.D158];&quot;|&quot;)" office:value-type="string" office:string-value="|id_autopilot_vs_mode |1174| SHORT | 0 = off, 1 = on Vertical speed hold mode enable|">
            <text:p>|id_autopilot_vs_mode |1174| SHORT | 0 = off, 1 = on Vertical speed hold mode enable|</text:p>
          </table:table-cell>
          <table:table-cell table:formula="of:=CONCATENATE(&quot;#define &quot;;[.A158];&quot; &quot;;[.B158];&quot; // &quot;;[.C158];&quot; &quot;;[.D158])" office:value-type="string" office:string-value="#define id_autopilot_vs_mode  1174 //  SHORT   0 = off, 1 = on Vertical speed hold mode enable">
            <text:p>#define id_autopilot_vs_mode <text:s/>1174 // <text:s/>SHORT <text:s text:c="2"/>0 = off, 1 = on Vertical speed hold mode enable</text:p>
          </table:table-cell>
        </table:table-row>
        <table:table-row table:style-name="ro1">
          <table:table-cell office:value-type="string">
            <text:p>id_autopilot_mode </text:p>
          </table:table-cell>
          <table:table-cell office:value-type="float" office:value="1175">
            <text:p>1175</text:p>
          </table:table-cell>
          <table:table-cell office:value-type="string">
            <text:p><text:s/>SHORT </text:p>
          </table:table-cell>
          <table:table-cell office:value-type="string">
            <text:p><text:s/>see enumeration below</text:p>
          </table:table-cell>
          <table:table-cell table:formula="of:=CONCATENATE(&quot;|&quot;;[.A159];&quot;|&quot;;[.B159];&quot;|&quot;;[.C159];&quot;|&quot;;[.D159];&quot;|&quot;)" office:value-type="string" office:string-value="|id_autopilot_mode |1175| SHORT | see enumeration below|">
            <text:p>|id_autopilot_mode |1175| SHORT | see enumeration below|</text:p>
          </table:table-cell>
          <table:table-cell table:formula="of:=CONCATENATE(&quot;#define &quot;;[.A159];&quot; &quot;;[.B159];&quot; // &quot;;[.C159];&quot; &quot;;[.D159])" office:value-type="string" office:string-value="#define id_autopilot_mode  1175 //  SHORT   see enumeration below">
            <text:p>#define id_autopilot_mode <text:s/>1175 // <text:s/>SHORT <text:s text:c="2"/>see enumeration below</text:p>
          </table:table-cell>
        </table:table-row>
        <table:table-row table:style-name="ro1">
          <table:table-cell office:value-type="string">
            <text:p>id_autopilot_status </text:p>
          </table:table-cell>
          <table:table-cell office:value-type="float" office:value="1176">
            <text:p>1176</text:p>
          </table:table-cell>
          <table:table-cell office:value-type="string">
            <text:p><text:s/>SHORT </text:p>
          </table:table-cell>
          <table:table-cell office:value-type="string">
            <text:p><text:s/>bitmask, published every 5secs or on change</text:p>
          </table:table-cell>
          <table:table-cell table:formula="of:=CONCATENATE(&quot;|&quot;;[.A160];&quot;|&quot;;[.B160];&quot;|&quot;;[.C160];&quot;|&quot;;[.D160];&quot;|&quot;)" office:value-type="string" office:string-value="|id_autopilot_status |1176| SHORT | bitmask, published every 5secs or on change|">
            <text:p>|id_autopilot_status |1176| SHORT | bitmask, published every 5secs or on change|</text:p>
          </table:table-cell>
          <table:table-cell table:formula="of:=CONCATENATE(&quot;#define &quot;;[.A160];&quot; &quot;;[.B160];&quot; // &quot;;[.C160];&quot; &quot;;[.D160])" office:value-type="string" office:string-value="#define id_autopilot_status  1176 //  SHORT   bitmask, published every 5secs or on change">
            <text:p>#define id_autopilot_status <text:s/>1176 // <text:s/>SHORT <text:s text:c="2"/>bitmask, published every 5secs or on change</text:p>
          </table:table-cell>
        </table:table-row>
        <table:table-row table:style-name="ro1">
          <table:table-cell office:value-type="string">
            <text:p>id_autopilot_altitude </text:p>
          </table:table-cell>
          <table:table-cell office:value-type="float" office:value="1177">
            <text:p>1177</text:p>
          </table:table-cell>
          <table:table-cell office:value-type="string">
            <text:p><text:s/>SHORT </text:p>
          </table:table-cell>
          <table:table-cell office:value-type="string">
            <text:p><text:s/>m assigned altitude</text:p>
          </table:table-cell>
          <table:table-cell table:formula="of:=CONCATENATE(&quot;|&quot;;[.A161];&quot;|&quot;;[.B161];&quot;|&quot;;[.C161];&quot;|&quot;;[.D161];&quot;|&quot;)" office:value-type="string" office:string-value="|id_autopilot_altitude |1177| SHORT | m assigned altitude|">
            <text:p>|id_autopilot_altitude |1177| SHORT | m assigned altitude|</text:p>
          </table:table-cell>
          <table:table-cell table:formula="of:=CONCATENATE(&quot;#define &quot;;[.A161];&quot; &quot;;[.B161];&quot; // &quot;;[.C161];&quot; &quot;;[.D161])" office:value-type="string" office:string-value="#define id_autopilot_altitude  1177 //  SHORT   m assigned altitude">
            <text:p>#define id_autopilot_altitude <text:s/>1177 // <text:s/>SHORT <text:s text:c="2"/>m assigned altitude</text:p>
          </table:table-cell>
        </table:table-row>
        <table:table-row table:style-name="ro1">
          <table:table-cell office:value-type="string">
            <text:p>id_autopilot_vertical_speed </text:p>
          </table:table-cell>
          <table:table-cell office:value-type="float" office:value="1178">
            <text:p>1178</text:p>
          </table:table-cell>
          <table:table-cell office:value-type="string">
            <text:p><text:s/>SHORT </text:p>
          </table:table-cell>
          <table:table-cell office:value-type="string">
            <text:p><text:s/>m/s vertical rate of climb/descent</text:p>
          </table:table-cell>
          <table:table-cell table:formula="of:=CONCATENATE(&quot;|&quot;;[.A162];&quot;|&quot;;[.B162];&quot;|&quot;;[.C162];&quot;|&quot;;[.D162];&quot;|&quot;)" office:value-type="string" office:string-value="|id_autopilot_vertical_speed |1178| SHORT | m/s vertical rate of climb/descent|">
            <text:p>|id_autopilot_vertical_speed |1178| SHORT | m/s vertical rate of climb/descent|</text:p>
          </table:table-cell>
          <table:table-cell table:formula="of:=CONCATENATE(&quot;#define &quot;;[.A162];&quot; &quot;;[.B162];&quot; // &quot;;[.C162];&quot; &quot;;[.D162])" office:value-type="string" office:string-value="#define id_autopilot_vertical_speed  1178 //  SHORT   m/s vertical rate of climb/descent">
            <text:p>#define id_autopilot_vertical_speed <text:s/>1178 // <text:s/>SHORT <text:s text:c="2"/>m/s vertical rate of climb/descent</text:p>
          </table:table-cell>
        </table:table-row>
        <table:table-row table:style-name="ro1">
          <table:table-cell office:value-type="string">
            <text:p>id_roll_servo_status </text:p>
          </table:table-cell>
          <table:table-cell office:value-type="float" office:value="1180">
            <text:p>1180</text:p>
          </table:table-cell>
          <table:table-cell office:value-type="string">
            <text:p>SHORT </text:p>
          </table:table-cell>
          <table:table-cell/>
          <table:table-cell table:formula="of:=CONCATENATE(&quot;|&quot;;[.A163];&quot;|&quot;;[.B163];&quot;|&quot;;[.C163];&quot;|&quot;;[.D163];&quot;|&quot;)" office:value-type="string" office:string-value="|id_roll_servo_status |1180|SHORT ||">
            <text:p>|id_roll_servo_status |1180|SHORT ||</text:p>
          </table:table-cell>
          <table:table-cell table:formula="of:=CONCATENATE(&quot;#define &quot;;[.A163];&quot; &quot;;[.B163];&quot; // &quot;;[.C163];&quot; &quot;;[.D163])" office:value-type="string" office:string-value="#define id_roll_servo_status  1180 // SHORT  ">
            <text:p>#define id_roll_servo_status <text:s/>1180 // SHORT <text:s/></text:p>
          </table:table-cell>
        </table:table-row>
        <table:table-row table:style-name="ro1">
          <table:table-cell office:value-type="string">
            <text:p>id_pitch_servo_status </text:p>
          </table:table-cell>
          <table:table-cell office:value-type="float" office:value="1181">
            <text:p>1181</text:p>
          </table:table-cell>
          <table:table-cell office:value-type="string">
            <text:p>SHORT </text:p>
          </table:table-cell>
          <table:table-cell/>
          <table:table-cell table:formula="of:=CONCATENATE(&quot;|&quot;;[.A164];&quot;|&quot;;[.B164];&quot;|&quot;;[.C164];&quot;|&quot;;[.D164];&quot;|&quot;)" office:value-type="string" office:string-value="|id_pitch_servo_status |1181|SHORT ||">
            <text:p>|id_pitch_servo_status |1181|SHORT ||</text:p>
          </table:table-cell>
          <table:table-cell table:formula="of:=CONCATENATE(&quot;#define &quot;;[.A164];&quot; &quot;;[.B164];&quot; // &quot;;[.C164];&quot; &quot;;[.D164])" office:value-type="string" office:string-value="#define id_pitch_servo_status  1181 // SHORT  ">
            <text:p>#define id_pitch_servo_status <text:s/>1181 // SHORT <text:s/></text:p>
          </table:table-cell>
        </table:table-row>
        <table:table-row table:style-name="ro1">
          <table:table-cell office:value-type="string">
            <text:p>id_roll_servo_set_position </text:p>
          </table:table-cell>
          <table:table-cell office:value-type="float" office:value="1182">
            <text:p>1182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165];&quot;|&quot;;[.B165];&quot;|&quot;;[.C165];&quot;|&quot;;[.D165];&quot;|&quot;)" office:value-type="string" office:string-value="|id_roll_servo_set_position |1182| SHORT | degrees position +/-90|">
            <text:p>|id_roll_servo_set_position |1182| SHORT | degrees position +/-90|</text:p>
          </table:table-cell>
          <table:table-cell table:formula="of:=CONCATENATE(&quot;#define &quot;;[.A165];&quot; &quot;;[.B165];&quot; // &quot;;[.C165];&quot; &quot;;[.D165])" office:value-type="string" office:string-value="#define id_roll_servo_set_position  1182 //  SHORT   degrees position +/-90">
            <text:p>#define id_roll_servo_set_position <text:s/>1182 // <text:s/>SHORT <text:s text:c="2"/>degrees position +/-90</text:p>
          </table:table-cell>
        </table:table-row>
        <table:table-row table:style-name="ro1">
          <table:table-cell office:value-type="string">
            <text:p>id_pitch_servo_set_postion </text:p>
          </table:table-cell>
          <table:table-cell office:value-type="float" office:value="1183">
            <text:p>1183</text:p>
          </table:table-cell>
          <table:table-cell office:value-type="string">
            <text:p><text:s/>SHORT </text:p>
          </table:table-cell>
          <table:table-cell office:value-type="string">
            <text:p><text:s/>degrees position +/-90</text:p>
          </table:table-cell>
          <table:table-cell table:formula="of:=CONCATENATE(&quot;|&quot;;[.A166];&quot;|&quot;;[.B166];&quot;|&quot;;[.C166];&quot;|&quot;;[.D166];&quot;|&quot;)" office:value-type="string" office:string-value="|id_pitch_servo_set_postion |1183| SHORT | degrees position +/-90|">
            <text:p>|id_pitch_servo_set_postion |1183| SHORT | degrees position +/-90|</text:p>
          </table:table-cell>
          <table:table-cell table:formula="of:=CONCATENATE(&quot;#define &quot;;[.A166];&quot; &quot;;[.B166];&quot; // &quot;;[.C166];&quot; &quot;;[.D166])" office:value-type="string" office:string-value="#define id_pitch_servo_set_postion  1183 //  SHORT   degrees position +/-90">
            <text:p>#define id_pitch_servo_set_postion <text:s/>1183 // <text:s/>SHORT <text:s text:c="2"/>degrees position +/-90</text:p>
          </table:table-cell>
        </table:table-row>
        <table:table-row table:style-name="ro1">
          <table:table-cell office:value-type="string">
            <text:p>id_imu_valid </text:p>
          </table:table-cell>
          <table:table-cell office:value-type="float" office:value="1190">
            <text:p>1190</text:p>
          </table:table-cell>
          <table:table-cell office:value-type="string">
            <text:p><text:s/>SHORT </text:p>
          </table:table-cell>
          <table:table-cell office:value-type="string">
            <text:p><text:s/>0 = no data, 1 = valid data</text:p>
          </table:table-cell>
          <table:table-cell table:formula="of:=CONCATENATE(&quot;|&quot;;[.A167];&quot;|&quot;;[.B167];&quot;|&quot;;[.C167];&quot;|&quot;;[.D167];&quot;|&quot;)" office:value-type="string" office:string-value="|id_imu_valid |1190| SHORT | 0 = no data, 1 = valid data|">
            <text:p>|id_imu_valid |1190| SHORT | 0 = no data, 1 = valid data|</text:p>
          </table:table-cell>
          <table:table-cell table:formula="of:=CONCATENATE(&quot;#define &quot;;[.A167];&quot; &quot;;[.B167];&quot; // &quot;;[.C167];&quot; &quot;;[.D167])" office:value-type="string" office:string-value="#define id_imu_valid  1190 //  SHORT   0 = no data, 1 = valid data">
            <text:p>#define id_imu_valid <text:s/>1190 // <text:s/>SHORT <text:s text:c="2"/>0 = no data, 1 = valid data</text:p>
          </table:table-cell>
        </table:table-row>
        <table:table-row table:style-name="ro1">
          <table:table-cell office:value-type="string">
            <text:p>id_edu_valid </text:p>
          </table:table-cell>
          <table:table-cell office:value-type="float" office:value="1191">
            <text:p>1191</text:p>
          </table:table-cell>
          <table:table-cell office:value-type="string">
            <text:p><text:s/>SHORT </text:p>
          </table:table-cell>
          <table:table-cell office:value-type="string">
            <text:p><text:s/>0 = error, 1 = valid</text:p>
          </table:table-cell>
          <table:table-cell table:formula="of:=CONCATENATE(&quot;|&quot;;[.A168];&quot;|&quot;;[.B168];&quot;|&quot;;[.C168];&quot;|&quot;;[.D168];&quot;|&quot;)" office:value-type="string" office:string-value="|id_edu_valid |1191| SHORT | 0 = error, 1 = valid|">
            <text:p>|id_edu_valid |1191| SHORT | 0 = error, 1 = valid|</text:p>
          </table:table-cell>
          <table:table-cell table:formula="of:=CONCATENATE(&quot;#define &quot;;[.A168];&quot; &quot;;[.B168];&quot; // &quot;;[.C168];&quot; &quot;;[.D168])" office:value-type="string" office:string-value="#define id_edu_valid  1191 //  SHORT   0 = error, 1 = valid">
            <text:p>#define id_edu_valid <text:s/>1191 // <text:s/>SHORT <text:s text:c="2"/>0 = error, 1 = valid</text:p>
          </table:table-cell>
        </table:table-row>
        <table:table-row table:style-name="ro1">
          <table:table-cell office:value-type="string">
            <text:p>id_set_route </text:p>
          </table:table-cell>
          <table:table-cell office:value-type="float" office:value="1192">
            <text:p>1192</text:p>
          </table:table-cell>
          <table:table-cell office:value-type="string">
            <text:p><text:s/>SHORT </text:p>
          </table:table-cell>
          <table:table-cell office:value-type="string">
            <text:p><text:s/>service code 0=current plan, 1..n specific plan</text:p>
          </table:table-cell>
          <table:table-cell table:formula="of:=CONCATENATE(&quot;|&quot;;[.A169];&quot;|&quot;;[.B169];&quot;|&quot;;[.C169];&quot;|&quot;;[.D169];&quot;|&quot;)" office:value-type="string" office:string-value="|id_set_route |1192| SHORT | service code 0=current plan, 1..n specific plan|">
            <text:p>|id_set_route |1192| SHORT | service code 0=current plan, 1..n specific plan|</text:p>
          </table:table-cell>
          <table:table-cell table:formula="of:=CONCATENATE(&quot;#define &quot;;[.A169];&quot; &quot;;[.B169];&quot; // &quot;;[.C169];&quot; &quot;;[.D169])" office:value-type="string" office:string-value="#define id_set_route  1192 //  SHORT   service code 0=current plan, 1..n specific plan">
            <text:p>#define id_set_route <text:s/>1192 // <text:s/>SHORT <text:s text:c="2"/>service code 0=current plan, 1..n specific plan</text:p>
          </table:table-cell>
        </table:table-row>
        <table:table-row table:style-name="ro1">
          <table:table-cell office:value-type="string">
            <text:p>id_aux_battery </text:p>
          </table:table-cell>
          <table:table-cell office:value-type="float" office:value="1193">
            <text:p>1193</text:p>
          </table:table-cell>
          <table:table-cell office:value-type="string">
            <text:p><text:s/>SHORT </text:p>
          </table:table-cell>
          <table:table-cell office:value-type="string">
            <text:p><text:s/>0 = not on battery, 1 = on aux battery</text:p>
          </table:table-cell>
          <table:table-cell table:formula="of:=CONCATENATE(&quot;|&quot;;[.A170];&quot;|&quot;;[.B170];&quot;|&quot;;[.C170];&quot;|&quot;;[.D170];&quot;|&quot;)" office:value-type="string" office:string-value="|id_aux_battery |1193| SHORT | 0 = not on battery, 1 = on aux battery|">
            <text:p>|id_aux_battery |1193| SHORT | 0 = not on battery, 1 = on aux battery|</text:p>
          </table:table-cell>
          <table:table-cell table:formula="of:=CONCATENATE(&quot;#define &quot;;[.A170];&quot; &quot;;[.B170];&quot; // &quot;;[.C170];&quot; &quot;;[.D170])" office:value-type="string" office:string-value="#define id_aux_battery  1193 //  SHORT   0 = not on battery, 1 = on aux battery">
            <text:p>#define id_aux_battery <text:s/>1193 // <text:s/>SHORT <text:s text:c="2"/>0 = not on battery, 1 = on aux battery</text:p>
          </table:table-cell>
        </table:table-row>
        <table:table-row table:style-name="ro1">
          <table:table-cell office:value-type="string">
            <text:p>id_def_utc </text:p>
          </table:table-cell>
          <table:table-cell office:value-type="float" office:value="1200">
            <text:p>1200</text:p>
          </table:table-cell>
          <table:table-cell office:value-type="string">
            <text:p><text:s/>CHAR4 </text:p>
          </table:table-cell>
          <table:table-cell office:value-type="string">
            <text:p><text:s/>format: 13h43min22s 13 43 22 00</text:p>
          </table:table-cell>
          <table:table-cell table:formula="of:=CONCATENATE(&quot;|&quot;;[.A171];&quot;|&quot;;[.B171];&quot;|&quot;;[.C171];&quot;|&quot;;[.D171];&quot;|&quot;)" office:value-type="string" office:string-value="|id_def_utc |1200| CHAR4 | format: 13h43min22s 13 43 22 00|">
            <text:p>|id_def_utc |1200| CHAR4 | format: 13h43min22s 13 43 22 00|</text:p>
          </table:table-cell>
          <table:table-cell table:formula="of:=CONCATENATE(&quot;#define &quot;;[.A171];&quot; &quot;;[.B171];&quot; // &quot;;[.C171];&quot; &quot;;[.D171])" office:value-type="string" office:string-value="#define id_def_utc  1200 //  CHAR4   format: 13h43min22s 13 43 22 00">
            <text:p>#define id_def_utc <text:s/>1200 // <text:s/>CHAR4 <text:s text:c="2"/>format: 13h43min22s 13 43 22 00</text:p>
          </table:table-cell>
        </table:table-row>
        <table:table-row table:style-name="ro1">
          <table:table-cell office:value-type="string">
            <text:p>id_def_date </text:p>
          </table:table-cell>
          <table:table-cell office:value-type="float" office:value="1201">
            <text:p>1201</text:p>
          </table:table-cell>
          <table:table-cell office:value-type="string">
            <text:p><text:s/>CHAR4 </text:p>
          </table:table-cell>
          <table:table-cell office:value-type="string">
            <text:p><text:s/>format: 12. June 1987 12 06 19 87</text:p>
          </table:table-cell>
          <table:table-cell table:formula="of:=CONCATENATE(&quot;|&quot;;[.A172];&quot;|&quot;;[.B172];&quot;|&quot;;[.C172];&quot;|&quot;;[.D172];&quot;|&quot;)" office:value-type="string" office:string-value="|id_def_date |1201| CHAR4 | format: 12. June 1987 12 06 19 87|">
            <text:p>|id_def_date |1201| CHAR4 | format: 12. June 1987 12 06 19 87|</text:p>
          </table:table-cell>
          <table:table-cell table:formula="of:=CONCATENATE(&quot;#define &quot;;[.A172];&quot; &quot;;[.B172];&quot; // &quot;;[.C172];&quot; &quot;;[.D172])" office:value-type="string" office:string-value="#define id_def_date  1201 //  CHAR4   format: 12. June 1987 12 06 19 87">
            <text:p>#define id_def_date <text:s/>1201 // <text:s/>CHAR4 <text:s text:c="2"/>format: 12. June 1987 12 06 19 87</text:p>
          </table:table-cell>
        </table:table-row>
        <table:table-row table:style-name="ro1">
          <table:table-cell office:value-type="string">
            <text:p>id_qnh_up </text:p>
          </table:table-cell>
          <table:table-cell office:value-type="float" office:value="1202">
            <text:p>1202</text:p>
          </table:table-cell>
          <table:table-cell office:value-type="string">
            <text:p><text:s/>SHORT </text:p>
          </table:table-cell>
          <table:table-cell office:value-type="string">
            <text:p><text:s/>can increment by # of steps</text:p>
          </table:table-cell>
          <table:table-cell table:formula="of:=CONCATENATE(&quot;|&quot;;[.A173];&quot;|&quot;;[.B173];&quot;|&quot;;[.C173];&quot;|&quot;;[.D173];&quot;|&quot;)" office:value-type="string" office:string-value="|id_qnh_up |1202| SHORT | can increment by # of steps|">
            <text:p>|id_qnh_up |1202| SHORT | can increment by # of steps|</text:p>
          </table:table-cell>
          <table:table-cell table:formula="of:=CONCATENATE(&quot;#define &quot;;[.A173];&quot; &quot;;[.B173];&quot; // &quot;;[.C173];&quot; &quot;;[.D173])" office:value-type="string" office:string-value="#define id_qnh_up  1202 //  SHORT   can increment by # of steps">
            <text:p>#define id_qnh_up <text:s/>1202 // <text:s/>SHORT <text:s text:c="2"/>can increment by # of steps</text:p>
          </table:table-cell>
        </table:table-row>
        <table:table-row table:style-name="ro1">
          <table:table-cell office:value-type="string">
            <text:p>id_qnh_dn </text:p>
          </table:table-cell>
          <table:table-cell office:value-type="float" office:value="1203">
            <text:p>1203</text:p>
          </table:table-cell>
          <table:table-cell office:value-type="string">
            <text:p><text:s/>SHORT </text:p>
          </table:table-cell>
          <table:table-cell/>
          <table:table-cell table:formula="of:=CONCATENATE(&quot;|&quot;;[.A174];&quot;|&quot;;[.B174];&quot;|&quot;;[.C174];&quot;|&quot;;[.D174];&quot;|&quot;)" office:value-type="string" office:string-value="|id_qnh_dn |1203| SHORT ||">
            <text:p>|id_qnh_dn |1203| SHORT ||</text:p>
          </table:table-cell>
          <table:table-cell table:formula="of:=CONCATENATE(&quot;#define &quot;;[.A174];&quot; &quot;;[.B174];&quot; // &quot;;[.C174];&quot; &quot;;[.D174])" office:value-type="string" office:string-value="#define id_qnh_dn  1203 //  SHORT  ">
            <text:p>#define id_qnh_dn <text:s/>1203 // <text:s/>SHORT <text:s/></text:p>
          </table:table-cell>
        </table:table-row>
        <table:table-row table:style-name="ro1">
          <table:table-cell office:value-type="string">
            <text:p>id_set_magnetic_variation </text:p>
          </table:table-cell>
          <table:table-cell office:value-type="float" office:value="1204">
            <text:p>1204</text:p>
          </table:table-cell>
          <table:table-cell office:value-type="string">
            <text:p><text:s/>SHORT </text:p>
          </table:table-cell>
          <table:table-cell office:value-type="string">
            <text:p><text:s/></text:p>
          </table:table-cell>
          <table:table-cell table:formula="of:=CONCATENATE(&quot;|&quot;;[.A175];&quot;|&quot;;[.B175];&quot;|&quot;;[.C175];&quot;|&quot;;[.D175];&quot;|&quot;)" office:value-type="string" office:string-value="|id_set_magnetic_variation |1204| SHORT | |">
            <text:p>|id_set_magnetic_variation |1204| SHORT | |</text:p>
          </table:table-cell>
          <table:table-cell table:formula="of:=CONCATENATE(&quot;#define &quot;;[.A175];&quot; &quot;;[.B175];&quot; // &quot;;[.C175];&quot; &quot;;[.D175])" office:value-type="string" office:string-value="#define id_set_magnetic_variation  1204 //  SHORT   ">
            <text:p>#define id_set_magnetic_variation <text:s/>1204 // <text:s/>SHORT <text:s text:c="2"/></text:p>
          </table:table-cell>
        </table:table-row>
        <table:table-row table:style-name="ro1">
          <table:table-cell office:value-type="string">
            <text:p>id_heading_up </text:p>
          </table:table-cell>
          <table:table-cell office:value-type="float" office:value="1206">
            <text:p>1206</text:p>
          </table:table-cell>
          <table:table-cell office:value-type="string">
            <text:p><text:s/>SHORT </text:p>
          </table:table-cell>
          <table:table-cell/>
          <table:table-cell table:formula="of:=CONCATENATE(&quot;|&quot;;[.A176];&quot;|&quot;;[.B176];&quot;|&quot;;[.C176];&quot;|&quot;;[.D176];&quot;|&quot;)" office:value-type="string" office:string-value="|id_heading_up |1206| SHORT ||">
            <text:p>|id_heading_up |1206| SHORT ||</text:p>
          </table:table-cell>
          <table:table-cell table:formula="of:=CONCATENATE(&quot;#define &quot;;[.A176];&quot; &quot;;[.B176];&quot; // &quot;;[.C176];&quot; &quot;;[.D176])" office:value-type="string" office:string-value="#define id_heading_up  1206 //  SHORT  ">
            <text:p>#define id_heading_up <text:s/>1206 // <text:s/>SHORT <text:s/></text:p>
          </table:table-cell>
        </table:table-row>
        <table:table-row table:style-name="ro1">
          <table:table-cell office:value-type="string">
            <text:p>id_heading_dn </text:p>
          </table:table-cell>
          <table:table-cell office:value-type="float" office:value="1207">
            <text:p>1207</text:p>
          </table:table-cell>
          <table:table-cell office:value-type="string">
            <text:p><text:s/>SHORT </text:p>
          </table:table-cell>
          <table:table-cell/>
          <table:table-cell table:formula="of:=CONCATENATE(&quot;|&quot;;[.A177];&quot;|&quot;;[.B177];&quot;|&quot;;[.C177];&quot;|&quot;;[.D177];&quot;|&quot;)" office:value-type="string" office:string-value="|id_heading_dn |1207| SHORT ||">
            <text:p>|id_heading_dn |1207| SHORT ||</text:p>
          </table:table-cell>
          <table:table-cell table:formula="of:=CONCATENATE(&quot;#define &quot;;[.A177];&quot; &quot;;[.B177];&quot; // &quot;;[.C177];&quot; &quot;;[.D177])" office:value-type="string" office:string-value="#define id_heading_dn  1207 //  SHORT  ">
            <text:p>#define id_heading_dn <text:s/>1207 // <text:s/>SHORT <text:s/></text:p>
          </table:table-cell>
        </table:table-row>
        <table:table-row table:style-name="ro1">
          <table:table-cell office:value-type="string">
            <text:p>id_engine_hours_a </text:p>
          </table:table-cell>
          <table:table-cell office:value-type="float" office:value="1208">
            <text:p>1208</text:p>
          </table:table-cell>
          <table:table-cell office:value-type="string">
            <text:p><text:s/>SHORT</text:p>
          </table:table-cell>
          <table:table-cell/>
          <table:table-cell table:formula="of:=CONCATENATE(&quot;|&quot;;[.A178];&quot;|&quot;;[.B178];&quot;|&quot;;[.C178];&quot;|&quot;;[.D178];&quot;|&quot;)" office:value-type="string" office:string-value="|id_engine_hours_a |1208| SHORT||">
            <text:p>|id_engine_hours_a |1208| SHORT||</text:p>
          </table:table-cell>
          <table:table-cell table:formula="of:=CONCATENATE(&quot;#define &quot;;[.A178];&quot; &quot;;[.B178];&quot; // &quot;;[.C178];&quot; &quot;;[.D178])" office:value-type="string" office:string-value="#define id_engine_hours_a  1208 //  SHORT ">
            <text:p>#define id_engine_hours_a <text:s/>1208 // <text:s/>SHORT </text:p>
          </table:table-cell>
        </table:table-row>
        <table:table-row table:style-name="ro1">
          <table:table-cell office:value-type="string">
            <text:p>id_stall_warning </text:p>
          </table:table-cell>
          <table:table-cell office:value-type="float" office:value="1211">
            <text:p>1211</text:p>
          </table:table-cell>
          <table:table-cell office:value-type="string">
            <text:p><text:s/>SHORT </text:p>
          </table:table-cell>
          <table:table-cell office:value-type="string">
            <text:p><text:s/>Stall warning switch activated</text:p>
          </table:table-cell>
          <table:table-cell table:formula="of:=CONCATENATE(&quot;|&quot;;[.A179];&quot;|&quot;;[.B179];&quot;|&quot;;[.C179];&quot;|&quot;;[.D179];&quot;|&quot;)" office:value-type="string" office:string-value="|id_stall_warning |1211| SHORT | Stall warning switch activated|">
            <text:p>|id_stall_warning |1211| SHORT | Stall warning switch activated|</text:p>
          </table:table-cell>
          <table:table-cell table:formula="of:=CONCATENATE(&quot;#define &quot;;[.A179];&quot; &quot;;[.B179];&quot; // &quot;;[.C179];&quot; &quot;;[.D179])" office:value-type="string" office:string-value="#define id_stall_warning  1211 //  SHORT   Stall warning switch activated">
            <text:p>#define id_stall_warning <text:s/>1211 // <text:s/>SHORT <text:s text:c="2"/>Stall warning switch activated</text:p>
          </table:table-cell>
        </table:table-row>
        <table:table-row table:style-name="ro1">
          <table:table-cell office:value-type="string">
            <text:p>id_total_time </text:p>
          </table:table-cell>
          <table:table-cell office:value-type="float" office:value="1212">
            <text:p>1212</text:p>
          </table:table-cell>
          <table:table-cell office:value-type="string">
            <text:p><text:s/>LONG </text:p>
          </table:table-cell>
          <table:table-cell office:value-type="string">
            <text:p><text:s/>Total time in service Hrs * 10</text:p>
          </table:table-cell>
          <table:table-cell table:formula="of:=CONCATENATE(&quot;|&quot;;[.A180];&quot;|&quot;;[.B180];&quot;|&quot;;[.C180];&quot;|&quot;;[.D180];&quot;|&quot;)" office:value-type="string" office:string-value="|id_total_time |1212| LONG | Total time in service Hrs * 10|">
            <text:p>|id_total_time |1212| LONG | Total time in service Hrs * 10|</text:p>
          </table:table-cell>
          <table:table-cell table:formula="of:=CONCATENATE(&quot;#define &quot;;[.A180];&quot; &quot;;[.B180];&quot; // &quot;;[.C180];&quot; &quot;;[.D180])" office:value-type="string" office:string-value="#define id_total_time  1212 //  LONG   Total time in service Hrs * 10">
            <text:p>#define id_total_time <text:s/>1212 // <text:s/>LONG <text:s text:c="2"/>Total time in service Hrs * 10</text:p>
          </table:table-cell>
        </table:table-row>
        <table:table-row table:style-name="ro1">
          <table:table-cell office:value-type="string">
            <text:p>id_engine_hours_b </text:p>
          </table:table-cell>
          <table:table-cell office:value-type="float" office:value="1212">
            <text:p>1212</text:p>
          </table:table-cell>
          <table:table-cell office:value-type="string">
            <text:p><text:s/>SHORT</text:p>
          </table:table-cell>
          <table:table-cell/>
          <table:table-cell table:formula="of:=CONCATENATE(&quot;|&quot;;[.A181];&quot;|&quot;;[.B181];&quot;|&quot;;[.C181];&quot;|&quot;;[.D181];&quot;|&quot;)" office:value-type="string" office:string-value="|id_engine_hours_b |1212| SHORT||">
            <text:p>|id_engine_hours_b |1212| SHORT||</text:p>
          </table:table-cell>
          <table:table-cell table:formula="of:=CONCATENATE(&quot;#define &quot;;[.A181];&quot; &quot;;[.B181];&quot; // &quot;;[.C181];&quot; &quot;;[.D181])" office:value-type="string" office:string-value="#define id_engine_hours_b  1212 //  SHORT ">
            <text:p>#define id_engine_hours_b <text:s/>1212 // <text:s/>SHORT </text:p>
          </table:table-cell>
        </table:table-row>
        <table:table-row table:style-name="ro1">
          <table:table-cell office:value-type="string">
            <text:p>id_air_time </text:p>
          </table:table-cell>
          <table:table-cell office:value-type="float" office:value="1213">
            <text:p>1213</text:p>
          </table:table-cell>
          <table:table-cell office:value-type="string">
            <text:p><text:s/>LONG </text:p>
          </table:table-cell>
          <table:table-cell office:value-type="string">
            <text:p><text:s/>Total time where IAS &gt; 10 kts Hrs * 10</text:p>
          </table:table-cell>
          <table:table-cell table:formula="of:=CONCATENATE(&quot;|&quot;;[.A182];&quot;|&quot;;[.B182];&quot;|&quot;;[.C182];&quot;|&quot;;[.D182];&quot;|&quot;)" office:value-type="string" office:string-value="|id_air_time |1213| LONG | Total time where IAS &gt; 10 kts Hrs * 10|">
            <text:p>|id_air_time |1213| LONG | Total time where IAS &gt; 10 kts Hrs * 10|</text:p>
          </table:table-cell>
          <table:table-cell table:formula="of:=CONCATENATE(&quot;#define &quot;;[.A182];&quot; &quot;;[.B182];&quot; // &quot;;[.C182];&quot; &quot;;[.D182])" office:value-type="string" office:string-value="#define id_air_time  1213 //  LONG   Total time where IAS &gt; 10 kts Hrs * 10">
            <text:p>#define id_air_time <text:s/>1213 // <text:s/>LONG <text:s text:c="2"/>Total time where IAS &gt; 10 kts Hrs * 10</text:p>
          </table:table-cell>
        </table:table-row>
        <table:table-row table:style-name="ro1">
          <table:table-cell office:value-type="string">
            <text:p>id_tach_time </text:p>
          </table:table-cell>
          <table:table-cell office:value-type="float" office:value="1214">
            <text:p>1214</text:p>
          </table:table-cell>
          <table:table-cell office:value-type="string">
            <text:p><text:s/>LONG </text:p>
          </table:table-cell>
          <table:table-cell office:value-type="string">
            <text:p><text:s/>Total time where the engine is running Hrs * 10</text:p>
          </table:table-cell>
          <table:table-cell table:formula="of:=CONCATENATE(&quot;|&quot;;[.A183];&quot;|&quot;;[.B183];&quot;|&quot;;[.C183];&quot;|&quot;;[.D183];&quot;|&quot;)" office:value-type="string" office:string-value="|id_tach_time |1214| LONG | Total time where the engine is running Hrs * 10|">
            <text:p>|id_tach_time |1214| LONG | Total time where the engine is running Hrs * 10|</text:p>
          </table:table-cell>
          <table:table-cell table:formula="of:=CONCATENATE(&quot;#define &quot;;[.A183];&quot; &quot;;[.B183];&quot; // &quot;;[.C183];&quot; &quot;;[.D183])" office:value-type="string" office:string-value="#define id_tach_time  1214 //  LONG   Total time where the engine is running Hrs * 10">
            <text:p>#define id_tach_time <text:s/>1214 // <text:s/>LONG <text:s text:c="2"/>Total time where the engine is running Hrs * 10</text:p>
          </table:table-cell>
        </table:table-row>
        <table:table-row table:style-name="ro1">
          <table:table-cell office:value-type="string">
            <text:p>id_ecu_hours_a </text:p>
          </table:table-cell>
          <table:table-cell office:value-type="float" office:value="1216">
            <text:p>1216</text:p>
          </table:table-cell>
          <table:table-cell office:value-type="string">
            <text:p><text:s/>SHORT</text:p>
          </table:table-cell>
          <table:table-cell/>
          <table:table-cell table:formula="of:=CONCATENATE(&quot;|&quot;;[.A184];&quot;|&quot;;[.B184];&quot;|&quot;;[.C184];&quot;|&quot;;[.D184];&quot;|&quot;)" office:value-type="string" office:string-value="|id_ecu_hours_a |1216| SHORT||">
            <text:p>|id_ecu_hours_a |1216| SHORT||</text:p>
          </table:table-cell>
          <table:table-cell table:formula="of:=CONCATENATE(&quot;#define &quot;;[.A184];&quot; &quot;;[.B184];&quot; // &quot;;[.C184];&quot; &quot;;[.D184])" office:value-type="string" office:string-value="#define id_ecu_hours_a  1216 //  SHORT ">
            <text:p>#define id_ecu_hours_a <text:s/>1216 // <text:s/>SHORT </text:p>
          </table:table-cell>
        </table:table-row>
        <table:table-row table:style-name="ro1">
          <table:table-cell office:value-type="string">
            <text:p>id_pitch </text:p>
          </table:table-cell>
          <table:table-cell office:value-type="float" office:value="1217">
            <text:p>1217</text:p>
          </table:table-cell>
          <table:table-cell office:value-type="string">
            <text:p><text:s/>SHORT </text:p>
          </table:table-cell>
          <table:table-cell office:value-type="string">
            <text:p><text:s/>deg +/- 180</text:p>
          </table:table-cell>
          <table:table-cell table:formula="of:=CONCATENATE(&quot;|&quot;;[.A185];&quot;|&quot;;[.B185];&quot;|&quot;;[.C185];&quot;|&quot;;[.D185];&quot;|&quot;)" office:value-type="string" office:string-value="|id_pitch |1217| SHORT | deg +/- 180|">
            <text:p>|id_pitch |1217| SHORT | deg +/- 180|</text:p>
          </table:table-cell>
          <table:table-cell table:formula="of:=CONCATENATE(&quot;#define &quot;;[.A185];&quot; &quot;;[.B185];&quot; // &quot;;[.C185];&quot; &quot;;[.D185])" office:value-type="string" office:string-value="#define id_pitch  1217 //  SHORT   deg +/- 180">
            <text:p>#define id_pitch <text:s/>1217 // <text:s/>SHORT <text:s text:c="2"/>deg +/- 180</text:p>
          </table:table-cell>
        </table:table-row>
        <table:table-row table:style-name="ro1">
          <table:table-cell office:value-type="string">
            <text:p>id_ecu_hours_b </text:p>
          </table:table-cell>
          <table:table-cell office:value-type="float" office:value="1220">
            <text:p>1220</text:p>
          </table:table-cell>
          <table:table-cell office:value-type="string">
            <text:p><text:s/>SHORT</text:p>
          </table:table-cell>
          <table:table-cell/>
          <table:table-cell table:formula="of:=CONCATENATE(&quot;|&quot;;[.A186];&quot;|&quot;;[.B186];&quot;|&quot;;[.C186];&quot;|&quot;;[.D186];&quot;|&quot;)" office:value-type="string" office:string-value="|id_ecu_hours_b |1220| SHORT||">
            <text:p>|id_ecu_hours_b |1220| SHORT||</text:p>
          </table:table-cell>
          <table:table-cell table:formula="of:=CONCATENATE(&quot;#define &quot;;[.A186];&quot; &quot;;[.B186];&quot; // &quot;;[.C186];&quot; &quot;;[.D186])" office:value-type="string" office:string-value="#define id_ecu_hours_b  1220 //  SHORT ">
            <text:p>#define id_ecu_hours_b <text:s/>1220 // <text:s/>SHORT </text:p>
          </table:table-cell>
        </table:table-row>
        <table:table-row table:style-name="ro1">
          <table:table-cell office:value-type="string">
            <text:p>id_navigation_mode </text:p>
          </table:table-cell>
          <table:table-cell office:value-type="float" office:value="1250">
            <text:p>1250</text:p>
          </table:table-cell>
          <table:table-cell office:value-type="string">
            <text:p><text:s/>SHORT </text:p>
          </table:table-cell>
          <table:table-cell office:value-type="string">
            <text:p><text:s/>0 = GPS 1 Navigation, 1 = GPS 2 Navligation, 2 = NAV 1, 3 = NAV 2</text:p>
          </table:table-cell>
          <table:table-cell table:formula="of:=CONCATENATE(&quot;|&quot;;[.A187];&quot;|&quot;;[.B187];&quot;|&quot;;[.C187];&quot;|&quot;;[.D187];&quot;|&quot;)" office:value-type="string" office:string-value="|id_navigation_mode |1250| SHORT | 0 = GPS 1 Navigation, 1 = GPS 2 Navligation, 2 = NAV 1, 3 = NAV 2|">
            <text:p>|id_navigation_mode |1250| SHORT | 0 = GPS 1 Navigation, 1 = GPS 2 Navligation, 2 = NAV 1, 3 = NAV 2|</text:p>
          </table:table-cell>
          <table:table-cell table:formula="of:=CONCATENATE(&quot;#define &quot;;[.A187];&quot; &quot;;[.B187];&quot; // &quot;;[.C187];&quot; &quot;;[.D187])" office:value-type="string" office:string-value="#define id_navigation_mode  1250 //  SHORT   0 = GPS 1 Navigation, 1 = GPS 2 Navligation, 2 = NAV 1, 3 = NAV 2">
            <text:p>#define id_navigation_mode <text:s/>1250 // <text:s/>SHORT <text:s text:c="2"/>0 = GPS 1 Navigation, 1 = GPS 2 Navligation, 2 = NAV 1, 3 = NAV 2</text:p>
          </table:table-cell>
        </table:table-row>
        <table:table-row table:style-name="ro1">
          <table:table-cell office:value-type="string">
            <text:p>id_alternator_status </text:p>
          </table:table-cell>
          <table:table-cell office:value-type="float" office:value="1251">
            <text:p>1251</text:p>
          </table:table-cell>
          <table:table-cell office:value-type="string">
            <text:p><text:s/>SHORT </text:p>
          </table:table-cell>
          <table:table-cell office:value-type="string">
            <text:p><text:s/>0 = alternator failed, 1 = alternator ok</text:p>
          </table:table-cell>
          <table:table-cell table:formula="of:=CONCATENATE(&quot;|&quot;;[.A188];&quot;|&quot;;[.B188];&quot;|&quot;;[.C188];&quot;|&quot;;[.D188];&quot;|&quot;)" office:value-type="string" office:string-value="|id_alternator_status |1251| SHORT | 0 = alternator failed, 1 = alternator ok|">
            <text:p>|id_alternator_status |1251| SHORT | 0 = alternator failed, 1 = alternator ok|</text:p>
          </table:table-cell>
          <table:table-cell table:formula="of:=CONCATENATE(&quot;#define &quot;;[.A188];&quot; &quot;;[.B188];&quot; // &quot;;[.C188];&quot; &quot;;[.D188])" office:value-type="string" office:string-value="#define id_alternator_status  1251 //  SHORT   0 = alternator failed, 1 = alternator ok">
            <text:p>#define id_alternator_status <text:s/>1251 // <text:s/>SHORT <text:s text:c="2"/>0 = alternator failed, 1 = alternator ok</text:p>
          </table:table-cell>
        </table:table-row>
        <table:table-row table:style-name="ro1">
          <table:table-cell office:value-type="string">
            <text:p>id_voltage_warning </text:p>
          </table:table-cell>
          <table:table-cell office:value-type="float" office:value="1252">
            <text:p>1252</text:p>
          </table:table-cell>
          <table:table-cell office:value-type="string">
            <text:p><text:s/>SHORT </text:p>
          </table:table-cell>
          <table:table-cell office:value-type="string">
            <text:p><text:s/>0 = voltage ok, 1 = low voltage</text:p>
          </table:table-cell>
          <table:table-cell table:formula="of:=CONCATENATE(&quot;|&quot;;[.A189];&quot;|&quot;;[.B189];&quot;|&quot;;[.C189];&quot;|&quot;;[.D189];&quot;|&quot;)" office:value-type="string" office:string-value="|id_voltage_warning |1252| SHORT | 0 = voltage ok, 1 = low voltage|">
            <text:p>|id_voltage_warning |1252| SHORT | 0 = voltage ok, 1 = low voltage|</text:p>
          </table:table-cell>
          <table:table-cell table:formula="of:=CONCATENATE(&quot;#define &quot;;[.A189];&quot; &quot;;[.B189];&quot; // &quot;;[.C189];&quot; &quot;;[.D189])" office:value-type="string" office:string-value="#define id_voltage_warning  1252 //  SHORT   0 = voltage ok, 1 = low voltage">
            <text:p>#define id_voltage_warning <text:s/>1252 // <text:s/>SHORT <text:s text:c="2"/>0 = voltage ok, 1 = low voltage</text:p>
          </table:table-cell>
        </table:table-row>
        <table:table-row table:style-name="ro1">
          <table:table-cell office:value-type="string">
            <text:p>id_panel_brightness </text:p>
          </table:table-cell>
          <table:table-cell office:value-type="float" office:value="1253">
            <text:p>1253</text:p>
          </table:table-cell>
          <table:table-cell office:value-type="string">
            <text:p><text:s/>SHORT </text:p>
          </table:table-cell>
          <table:table-cell office:value-type="string">
            <text:p><text:s/>0-100 %</text:p>
          </table:table-cell>
          <table:table-cell table:formula="of:=CONCATENATE(&quot;|&quot;;[.A190];&quot;|&quot;;[.B190];&quot;|&quot;;[.C190];&quot;|&quot;;[.D190];&quot;|&quot;)" office:value-type="string" office:string-value="|id_panel_brightness |1253| SHORT | 0-100 %|">
            <text:p>|id_panel_brightness |1253| SHORT | 0-100 %|</text:p>
          </table:table-cell>
          <table:table-cell table:formula="of:=CONCATENATE(&quot;#define &quot;;[.A190];&quot; &quot;;[.B190];&quot; // &quot;;[.C190];&quot; &quot;;[.D190])" office:value-type="string" office:string-value="#define id_panel_brightness  1253 //  SHORT   0-100 %">
            <text:p>#define id_panel_brightness <text:s/>1253 // <text:s/>SHORT <text:s text:c="2"/>0-100 %</text:p>
          </table:table-cell>
        </table:table-row>
        <table:table-row table:style-name="ro1">
          <table:table-cell office:value-type="string">
            <text:p>id_pitot_temperature_alarm </text:p>
          </table:table-cell>
          <table:table-cell office:value-type="float" office:value="1254">
            <text:p>1254</text:p>
          </table:table-cell>
          <table:table-cell office:value-type="string">
            <text:p><text:s/>SHORT </text:p>
          </table:table-cell>
          <table:table-cell office:value-type="string">
            <text:p><text:s/>0 = pitot temperature ok, 1 = temperature low, 2 = temperature high</text:p>
          </table:table-cell>
          <table:table-cell table:formula="of:=CONCATENATE(&quot;|&quot;;[.A191];&quot;|&quot;;[.B191];&quot;|&quot;;[.C191];&quot;|&quot;;[.D191];&quot;|&quot;)" office:value-type="string" office:string-value="|id_pitot_temperature_alarm |1254| SHORT | 0 = pitot temperature ok, 1 = temperature low, 2 = temperature high|">
            <text:p>|id_pitot_temperature_alarm |1254| SHORT | 0 = pitot temperature ok, 1 = temperature low, 2 = temperature high|</text:p>
          </table:table-cell>
          <table:table-cell table:formula="of:=CONCATENATE(&quot;#define &quot;;[.A191];&quot; &quot;;[.B191];&quot; // &quot;;[.C191];&quot; &quot;;[.D191])" office:value-type="string" office:string-value="#define id_pitot_temperature_alarm  1254 //  SHORT   0 = pitot temperature ok, 1 = temperature low, 2 = temperature high">
            <text:p>#define id_pitot_temperature_alarm <text:s/>1254 // <text:s/>SHORT <text:s text:c="2"/>0 = pitot temperature ok, 1 = temperature low, 2 = temperature high</text:p>
          </table:table-cell>
        </table:table-row>
        <table:table-row table:style-name="ro1">
          <table:table-cell office:value-type="string">
            <text:p>id_nav_msg </text:p>
          </table:table-cell>
          <table:table-cell office:value-type="float" office:value="1256">
            <text:p>1256</text:p>
          </table:table-cell>
          <table:table-cell office:value-type="string">
            <text:p><text:s/>SHORT </text:p>
          </table:table-cell>
          <table:table-cell office:value-type="string">
            <text:p><text:s/>0 = no message, 1 = msg displayed</text:p>
          </table:table-cell>
          <table:table-cell table:formula="of:=CONCATENATE(&quot;|&quot;;[.A192];&quot;|&quot;;[.B192];&quot;|&quot;;[.C192];&quot;|&quot;;[.D192];&quot;|&quot;)" office:value-type="string" office:string-value="|id_nav_msg |1256| SHORT | 0 = no message, 1 = msg displayed|">
            <text:p>|id_nav_msg |1256| SHORT | 0 = no message, 1 = msg displayed|</text:p>
          </table:table-cell>
          <table:table-cell table:formula="of:=CONCATENATE(&quot;#define &quot;;[.A192];&quot; &quot;;[.B192];&quot; // &quot;;[.C192];&quot; &quot;;[.D192])" office:value-type="string" office:string-value="#define id_nav_msg  1256 //  SHORT   0 = no message, 1 = msg displayed">
            <text:p>#define id_nav_msg <text:s/>1256 // <text:s/>SHORT <text:s text:c="2"/>0 = no message, 1 = msg displayed</text:p>
          </table:table-cell>
        </table:table-row>
        <table:table-row table:style-name="ro1">
          <table:table-cell office:value-type="string">
            <text:p>id_nav_appr </text:p>
          </table:table-cell>
          <table:table-cell office:value-type="float" office:value="1257">
            <text:p>1257</text:p>
          </table:table-cell>
          <table:table-cell office:value-type="string">
            <text:p><text:s/>SHORT </text:p>
          </table:table-cell>
          <table:table-cell office:value-type="string">
            <text:p><text:s/>0 = GPS not in approach mode, 1 = GPS in approach mode</text:p>
          </table:table-cell>
          <table:table-cell table:formula="of:=CONCATENATE(&quot;|&quot;;[.A193];&quot;|&quot;;[.B193];&quot;|&quot;;[.C193];&quot;|&quot;;[.D193];&quot;|&quot;)" office:value-type="string" office:string-value="|id_nav_appr |1257| SHORT | 0 = GPS not in approach mode, 1 = GPS in approach mode|">
            <text:p>|id_nav_appr |1257| SHORT | 0 = GPS not in approach mode, 1 = GPS in approach mode|</text:p>
          </table:table-cell>
          <table:table-cell table:formula="of:=CONCATENATE(&quot;#define &quot;;[.A193];&quot; &quot;;[.B193];&quot; // &quot;;[.C193];&quot; &quot;;[.D193])" office:value-type="string" office:string-value="#define id_nav_appr  1257 //  SHORT   0 = GPS not in approach mode, 1 = GPS in approach mode">
            <text:p>#define id_nav_appr <text:s/>1257 // <text:s/>SHORT <text:s text:c="2"/>0 = GPS not in approach mode, 1 = GPS in approach mode</text:p>
          </table:table-cell>
        </table:table-row>
        <table:table-row table:style-name="ro1">
          <table:table-cell office:value-type="string">
            <text:p>id_nav_ils </text:p>
          </table:table-cell>
          <table:table-cell office:value-type="float" office:value="1258">
            <text:p>1258</text:p>
          </table:table-cell>
          <table:table-cell office:value-type="string">
            <text:p><text:s/>SHORT </text:p>
          </table:table-cell>
          <table:table-cell office:value-type="string">
            <text:p><text:s/>0 = NAV receiver does not have ILD, 1 = NAV receiver has ILS detected</text:p>
          </table:table-cell>
          <table:table-cell table:formula="of:=CONCATENATE(&quot;|&quot;;[.A194];&quot;|&quot;;[.B194];&quot;|&quot;;[.C194];&quot;|&quot;;[.D194];&quot;|&quot;)" office:value-type="string" office:string-value="|id_nav_ils |1258| SHORT | 0 = NAV receiver does not have ILD, 1 = NAV receiver has ILS detected|">
            <text:p>|id_nav_ils |1258| SHORT | 0 = NAV receiver does not have ILD, 1 = NAV receiver has ILS detected|</text:p>
          </table:table-cell>
          <table:table-cell table:formula="of:=CONCATENATE(&quot;#define &quot;;[.A194];&quot; &quot;;[.B194];&quot; // &quot;;[.C194];&quot; &quot;;[.D194])" office:value-type="string" office:string-value="#define id_nav_ils  1258 //  SHORT   0 = NAV receiver does not have ILD, 1 = NAV receiver has ILS detected">
            <text:p>#define id_nav_ils <text:s/>1258 // <text:s/>SHORT <text:s text:c="2"/>0 = NAV receiver does not have ILD, 1 = NAV receiver has ILS detected</text:p>
          </table:table-cell>
        </table:table-row>
        <table:table-row table:style-name="ro1">
          <table:table-cell office:value-type="string">
            <text:p>id_voltage_sense_1 </text:p>
          </table:table-cell>
          <table:table-cell office:value-type="float" office:value="1259">
            <text:p>1259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195];&quot;|&quot;;[.B195];&quot;|&quot;;[.C195];&quot;|&quot;;[.D195];&quot;|&quot;)" office:value-type="string" office:string-value="|id_voltage_sense_1 |1259| FLOAT | 0-16v|">
            <text:p>|id_voltage_sense_1 |1259| FLOAT | 0-16v|</text:p>
          </table:table-cell>
          <table:table-cell table:formula="of:=CONCATENATE(&quot;#define &quot;;[.A195];&quot; &quot;;[.B195];&quot; // &quot;;[.C195];&quot; &quot;;[.D195])" office:value-type="string" office:string-value="#define id_voltage_sense_1  1259 //  FLOAT   0-16v">
            <text:p>#define id_voltage_sense_1 <text:s/>1259 // <text:s/>FLOAT <text:s text:c="2"/>0-16v</text:p>
          </table:table-cell>
        </table:table-row>
        <table:table-row table:style-name="ro1">
          <table:table-cell office:value-type="string">
            <text:p>id_voltage_sense_2 </text:p>
          </table:table-cell>
          <table:table-cell office:value-type="float" office:value="1260">
            <text:p>1260</text:p>
          </table:table-cell>
          <table:table-cell office:value-type="string">
            <text:p><text:s/>FLOAT </text:p>
          </table:table-cell>
          <table:table-cell office:value-type="string">
            <text:p><text:s/>0-16v</text:p>
          </table:table-cell>
          <table:table-cell table:formula="of:=CONCATENATE(&quot;|&quot;;[.A196];&quot;|&quot;;[.B196];&quot;|&quot;;[.C196];&quot;|&quot;;[.D196];&quot;|&quot;)" office:value-type="string" office:string-value="|id_voltage_sense_2 |1260| FLOAT | 0-16v|">
            <text:p>|id_voltage_sense_2 |1260| FLOAT | 0-16v|</text:p>
          </table:table-cell>
          <table:table-cell table:formula="of:=CONCATENATE(&quot;#define &quot;;[.A196];&quot; &quot;;[.B196];&quot; // &quot;;[.C196];&quot; &quot;;[.D196])" office:value-type="string" office:string-value="#define id_voltage_sense_2  1260 //  FLOAT   0-16v">
            <text:p>#define id_voltage_sense_2 <text:s/>1260 // <text:s/>FLOAT <text:s text:c="2"/>0-16v</text:p>
          </table:table-cell>
        </table:table-row>
        <table:table-row table:style-name="ro1">
          <table:table-cell office:value-type="string">
            <text:p>id_sensor_status_1_a </text:p>
          </table:table-cell>
          <table:table-cell office:value-type="float" office:value="1500">
            <text:p>1500</text:p>
          </table:table-cell>
          <table:table-cell office:value-type="string">
            <text:p><text:s/>SHORT</text:p>
          </table:table-cell>
          <table:table-cell/>
          <table:table-cell table:formula="of:=CONCATENATE(&quot;|&quot;;[.A197];&quot;|&quot;;[.B197];&quot;|&quot;;[.C197];&quot;|&quot;;[.D197];&quot;|&quot;)" office:value-type="string" office:string-value="|id_sensor_status_1_a |1500| SHORT||">
            <text:p>|id_sensor_status_1_a |1500| SHORT||</text:p>
          </table:table-cell>
          <table:table-cell table:formula="of:=CONCATENATE(&quot;#define &quot;;[.A197];&quot; &quot;;[.B197];&quot; // &quot;;[.C197];&quot; &quot;;[.D197])" office:value-type="string" office:string-value="#define id_sensor_status_1_a  1500 //  SHORT ">
            <text:p>#define id_sensor_status_1_a <text:s/>1500 // <text:s/>SHORT </text:p>
          </table:table-cell>
        </table:table-row>
        <table:table-row table:style-name="ro1">
          <table:table-cell office:value-type="string">
            <text:p>id_sensor_status_2_a </text:p>
          </table:table-cell>
          <table:table-cell office:value-type="float" office:value="1504">
            <text:p>1504</text:p>
          </table:table-cell>
          <table:table-cell office:value-type="string">
            <text:p><text:s/>SHORT</text:p>
          </table:table-cell>
          <table:table-cell/>
          <table:table-cell table:formula="of:=CONCATENATE(&quot;|&quot;;[.A198];&quot;|&quot;;[.B198];&quot;|&quot;;[.C198];&quot;|&quot;;[.D198];&quot;|&quot;)" office:value-type="string" office:string-value="|id_sensor_status_2_a |1504| SHORT||">
            <text:p>|id_sensor_status_2_a |1504| SHORT||</text:p>
          </table:table-cell>
          <table:table-cell table:formula="of:=CONCATENATE(&quot;#define &quot;;[.A198];&quot; &quot;;[.B198];&quot; // &quot;;[.C198];&quot; &quot;;[.D198])" office:value-type="string" office:string-value="#define id_sensor_status_2_a  1504 //  SHORT ">
            <text:p>#define id_sensor_status_2_a <text:s/>1504 // <text:s/>SHORT </text:p>
          </table:table-cell>
        </table:table-row>
        <table:table-row table:style-name="ro1">
          <table:table-cell office:value-type="string">
            <text:p>id_device_status_1_a </text:p>
          </table:table-cell>
          <table:table-cell office:value-type="float" office:value="1508">
            <text:p>1508</text:p>
          </table:table-cell>
          <table:table-cell office:value-type="string">
            <text:p><text:s/>SHORT</text:p>
          </table:table-cell>
          <table:table-cell/>
          <table:table-cell table:formula="of:=CONCATENATE(&quot;|&quot;;[.A199];&quot;|&quot;;[.B199];&quot;|&quot;;[.C199];&quot;|&quot;;[.D199];&quot;|&quot;)" office:value-type="string" office:string-value="|id_device_status_1_a |1508| SHORT||">
            <text:p>|id_device_status_1_a |1508| SHORT||</text:p>
          </table:table-cell>
          <table:table-cell table:formula="of:=CONCATENATE(&quot;#define &quot;;[.A199];&quot; &quot;;[.B199];&quot; // &quot;;[.C199];&quot; &quot;;[.D199])" office:value-type="string" office:string-value="#define id_device_status_1_a  1508 //  SHORT ">
            <text:p>#define id_device_status_1_a <text:s/>1508 // <text:s/>SHORT </text:p>
          </table:table-cell>
        </table:table-row>
        <table:table-row table:style-name="ro1">
          <table:table-cell office:value-type="string">
            <text:p>id_device_status_2_a </text:p>
          </table:table-cell>
          <table:table-cell office:value-type="float" office:value="1512">
            <text:p>1512</text:p>
          </table:table-cell>
          <table:table-cell office:value-type="string">
            <text:p><text:s/>SHORT</text:p>
          </table:table-cell>
          <table:table-cell/>
          <table:table-cell table:formula="of:=CONCATENATE(&quot;|&quot;;[.A200];&quot;|&quot;;[.B200];&quot;|&quot;;[.C200];&quot;|&quot;;[.D200];&quot;|&quot;)" office:value-type="string" office:string-value="|id_device_status_2_a |1512| SHORT||">
            <text:p>|id_device_status_2_a |1512| SHORT||</text:p>
          </table:table-cell>
          <table:table-cell table:formula="of:=CONCATENATE(&quot;#define &quot;;[.A200];&quot; &quot;;[.B200];&quot; // &quot;;[.C200];&quot; &quot;;[.D200])" office:value-type="string" office:string-value="#define id_device_status_2_a  1512 //  SHORT ">
            <text:p>#define id_device_status_2_a <text:s/>1512 // <text:s/>SHORT </text:p>
          </table:table-cell>
        </table:table-row>
        <table:table-row table:style-name="ro1">
          <table:table-cell office:value-type="string">
            <text:p>id_sensor_status_1_b </text:p>
          </table:table-cell>
          <table:table-cell office:value-type="float" office:value="1516">
            <text:p>1516</text:p>
          </table:table-cell>
          <table:table-cell office:value-type="string">
            <text:p><text:s/>SHORT</text:p>
          </table:table-cell>
          <table:table-cell/>
          <table:table-cell table:formula="of:=CONCATENATE(&quot;|&quot;;[.A201];&quot;|&quot;;[.B201];&quot;|&quot;;[.C201];&quot;|&quot;;[.D201];&quot;|&quot;)" office:value-type="string" office:string-value="|id_sensor_status_1_b |1516| SHORT||">
            <text:p>|id_sensor_status_1_b |1516| SHORT||</text:p>
          </table:table-cell>
          <table:table-cell table:formula="of:=CONCATENATE(&quot;#define &quot;;[.A201];&quot; &quot;;[.B201];&quot; // &quot;;[.C201];&quot; &quot;;[.D201])" office:value-type="string" office:string-value="#define id_sensor_status_1_b  1516 //  SHORT ">
            <text:p>#define id_sensor_status_1_b <text:s/>1516 // <text:s/>SHORT </text:p>
          </table:table-cell>
        </table:table-row>
        <table:table-row table:style-name="ro1">
          <table:table-cell office:value-type="string">
            <text:p>id_sensor_status_2_b </text:p>
          </table:table-cell>
          <table:table-cell office:value-type="float" office:value="1520">
            <text:p>1520</text:p>
          </table:table-cell>
          <table:table-cell office:value-type="string">
            <text:p><text:s/>SHORT</text:p>
          </table:table-cell>
          <table:table-cell/>
          <table:table-cell table:formula="of:=CONCATENATE(&quot;|&quot;;[.A202];&quot;|&quot;;[.B202];&quot;|&quot;;[.C202];&quot;|&quot;;[.D202];&quot;|&quot;)" office:value-type="string" office:string-value="|id_sensor_status_2_b |1520| SHORT||">
            <text:p>|id_sensor_status_2_b |1520| SHORT||</text:p>
          </table:table-cell>
          <table:table-cell table:formula="of:=CONCATENATE(&quot;#define &quot;;[.A202];&quot; &quot;;[.B202];&quot; // &quot;;[.C202];&quot; &quot;;[.D202])" office:value-type="string" office:string-value="#define id_sensor_status_2_b  1520 //  SHORT ">
            <text:p>#define id_sensor_status_2_b <text:s/>1520 // <text:s/>SHORT </text:p>
          </table:table-cell>
        </table:table-row>
        <table:table-row table:style-name="ro1">
          <table:table-cell office:value-type="string">
            <text:p>id_device_status_1_b </text:p>
          </table:table-cell>
          <table:table-cell office:value-type="float" office:value="1524">
            <text:p>1524</text:p>
          </table:table-cell>
          <table:table-cell office:value-type="string">
            <text:p><text:s/>SHORT</text:p>
          </table:table-cell>
          <table:table-cell/>
          <table:table-cell table:formula="of:=CONCATENATE(&quot;|&quot;;[.A203];&quot;|&quot;;[.B203];&quot;|&quot;;[.C203];&quot;|&quot;;[.D203];&quot;|&quot;)" office:value-type="string" office:string-value="|id_device_status_1_b |1524| SHORT||">
            <text:p>|id_device_status_1_b |1524| SHORT||</text:p>
          </table:table-cell>
          <table:table-cell table:formula="of:=CONCATENATE(&quot;#define &quot;;[.A203];&quot; &quot;;[.B203];&quot; // &quot;;[.C203];&quot; &quot;;[.D203])" office:value-type="string" office:string-value="#define id_device_status_1_b  1524 //  SHORT ">
            <text:p>#define id_device_status_1_b <text:s/>1524 // <text:s/>SHORT </text:p>
          </table:table-cell>
        </table:table-row>
        <table:table-row table:style-name="ro1">
          <table:table-cell office:value-type="string">
            <text:p>id_device_status_2_b </text:p>
          </table:table-cell>
          <table:table-cell office:value-type="float" office:value="1528">
            <text:p>1528</text:p>
          </table:table-cell>
          <table:table-cell office:value-type="string">
            <text:p><text:s/>SHORT</text:p>
          </table:table-cell>
          <table:table-cell/>
          <table:table-cell table:formula="of:=CONCATENATE(&quot;|&quot;;[.A204];&quot;|&quot;;[.B204];&quot;|&quot;;[.C204];&quot;|&quot;;[.D204];&quot;|&quot;)" office:value-type="string" office:string-value="|id_device_status_2_b |1528| SHORT||">
            <text:p>|id_device_status_2_b |1528| SHORT||</text:p>
          </table:table-cell>
          <table:table-cell table:formula="of:=CONCATENATE(&quot;#define &quot;;[.A204];&quot; &quot;;[.B204];&quot; // &quot;;[.C204];&quot; &quot;;[.D204])" office:value-type="string" office:string-value="#define id_device_status_2_b  1528 //  SHORT ">
            <text:p>#define id_device_status_2_b <text:s/>1528 // <text:s/>SHORT </text:p>
          </table:table-cell>
        </table:table-row>
        <table:table-row table:style-name="ro1">
          <table:table-cell office:value-type="string">
            <text:p>id_timing_divergence </text:p>
          </table:table-cell>
          <table:table-cell office:value-type="float" office:value="2200">
            <text:p>2200</text:p>
          </table:table-cell>
          <table:table-cell office:value-type="string">
            <text:p><text:s/>SHORT </text:p>
          </table:table-cell>
          <table:table-cell office:value-type="string">
            <text:p><text:s/>msec difference between left &amp; right tach</text:p>
          </table:table-cell>
          <table:table-cell table:formula="of:=CONCATENATE(&quot;|&quot;;[.A205];&quot;|&quot;;[.B205];&quot;|&quot;;[.C205];&quot;|&quot;;[.D205];&quot;|&quot;)" office:value-type="string" office:string-value="|id_timing_divergence |2200| SHORT | msec difference between left &amp; right tach|">
            <text:p>|id_timing_divergence |2200| SHORT | msec difference between left &amp; right tach|</text:p>
          </table:table-cell>
          <table:table-cell table:formula="of:=CONCATENATE(&quot;#define &quot;;[.A205];&quot; &quot;;[.B205];&quot; // &quot;;[.C205];&quot; &quot;;[.D205])" office:value-type="string" office:string-value="#define id_timing_divergence  2200 //  SHORT   msec difference between left &amp; right tach">
            <text:p>#define id_timing_divergence <text:s/>2200 // <text:s/>SHORT <text:s text:c="2"/>msec difference between left &amp; right tach</text:p>
          </table:table-cell>
        </table:table-row>
        <table:table-row table:style-name="ro1">
          <table:table-cell office:value-type="string">
            <text:p>id_left_mag_rpm </text:p>
          </table:table-cell>
          <table:table-cell office:value-type="float" office:value="2201">
            <text:p>2201</text:p>
          </table:table-cell>
          <table:table-cell office:value-type="string">
            <text:p>SHORT </text:p>
          </table:table-cell>
          <table:table-cell/>
          <table:table-cell table:formula="of:=CONCATENATE(&quot;|&quot;;[.A206];&quot;|&quot;;[.B206];&quot;|&quot;;[.C206];&quot;|&quot;;[.D206];&quot;|&quot;)" office:value-type="string" office:string-value="|id_left_mag_rpm |2201|SHORT ||">
            <text:p>|id_left_mag_rpm |2201|SHORT ||</text:p>
          </table:table-cell>
          <table:table-cell table:formula="of:=CONCATENATE(&quot;#define &quot;;[.A206];&quot; &quot;;[.B206];&quot; // &quot;;[.C206];&quot; &quot;;[.D206])" office:value-type="string" office:string-value="#define id_left_mag_rpm  2201 // SHORT  ">
            <text:p>#define id_left_mag_rpm <text:s/>2201 // SHORT <text:s/></text:p>
          </table:table-cell>
        </table:table-row>
        <table:table-row table:style-name="ro1">
          <table:table-cell office:value-type="string">
            <text:p>id_right_mag_rpm </text:p>
          </table:table-cell>
          <table:table-cell office:value-type="float" office:value="2202">
            <text:p>2202</text:p>
          </table:table-cell>
          <table:table-cell office:value-type="string">
            <text:p>SHORT </text:p>
          </table:table-cell>
          <table:table-cell/>
          <table:table-cell table:formula="of:=CONCATENATE(&quot;|&quot;;[.A207];&quot;|&quot;;[.B207];&quot;|&quot;;[.C207];&quot;|&quot;;[.D207];&quot;|&quot;)" office:value-type="string" office:string-value="|id_right_mag_rpm |2202|SHORT ||">
            <text:p>|id_right_mag_rpm |2202|SHORT ||</text:p>
          </table:table-cell>
          <table:table-cell table:formula="of:=CONCATENATE(&quot;#define &quot;;[.A207];&quot; &quot;;[.B207];&quot; // &quot;;[.C207];&quot; &quot;;[.D207])" office:value-type="string" office:string-value="#define id_right_mag_rpm  2202 // SHORT  ">
            <text:p>#define id_right_mag_rpm <text:s/>2202 // SHORT <text:s/></text:p>
          </table:table-cell>
        </table:table-row>
        <table:table-row table:style-name="ro1">
          <table:table-cell office:value-type="string">
            <text:p>id_left_mag_adv </text:p>
          </table:table-cell>
          <table:table-cell office:value-type="float" office:value="2203">
            <text:p>2203</text:p>
          </table:table-cell>
          <table:table-cell office:value-type="string">
            <text:p>SHORT </text:p>
          </table:table-cell>
          <table:table-cell/>
          <table:table-cell table:formula="of:=CONCATENATE(&quot;|&quot;;[.A208];&quot;|&quot;;[.B208];&quot;|&quot;;[.C208];&quot;|&quot;;[.D208];&quot;|&quot;)" office:value-type="string" office:string-value="|id_left_mag_adv |2203|SHORT ||">
            <text:p>|id_left_mag_adv |2203|SHORT ||</text:p>
          </table:table-cell>
          <table:table-cell table:formula="of:=CONCATENATE(&quot;#define &quot;;[.A208];&quot; &quot;;[.B208];&quot; // &quot;;[.C208];&quot; &quot;;[.D208])" office:value-type="string" office:string-value="#define id_left_mag_adv  2203 // SHORT  ">
            <text:p>#define id_left_mag_adv <text:s/>2203 // SHORT <text:s/></text:p>
          </table:table-cell>
        </table:table-row>
        <table:table-row table:style-name="ro1">
          <table:table-cell office:value-type="string">
            <text:p>id_right_mag_adv </text:p>
          </table:table-cell>
          <table:table-cell office:value-type="float" office:value="2204">
            <text:p>2204</text:p>
          </table:table-cell>
          <table:table-cell office:value-type="string">
            <text:p>SHORT </text:p>
          </table:table-cell>
          <table:table-cell/>
          <table:table-cell table:formula="of:=CONCATENATE(&quot;|&quot;;[.A209];&quot;|&quot;;[.B209];&quot;|&quot;;[.C209];&quot;|&quot;;[.D209];&quot;|&quot;)" office:value-type="string" office:string-value="|id_right_mag_adv |2204|SHORT ||">
            <text:p>|id_right_mag_adv |2204|SHORT ||</text:p>
          </table:table-cell>
          <table:table-cell table:formula="of:=CONCATENATE(&quot;#define &quot;;[.A209];&quot; &quot;;[.B209];&quot; // &quot;;[.C209];&quot; &quot;;[.D209])" office:value-type="string" office:string-value="#define id_right_mag_adv  2204 // SHORT  ">
            <text:p>#define id_right_mag_adv <text:s/>2204 // SHORT <text:s/></text:p>
          </table:table-cell>
        </table:table-row>
        <table:table-row table:style-name="ro1">
          <table:table-cell office:value-type="string">
            <text:p>id_left_mag_map </text:p>
          </table:table-cell>
          <table:table-cell office:value-type="float" office:value="2205">
            <text:p>2205</text:p>
          </table:table-cell>
          <table:table-cell office:value-type="string">
            <text:p>SHORT </text:p>
          </table:table-cell>
          <table:table-cell/>
          <table:table-cell table:formula="of:=CONCATENATE(&quot;|&quot;;[.A210];&quot;|&quot;;[.B210];&quot;|&quot;;[.C210];&quot;|&quot;;[.D210];&quot;|&quot;)" office:value-type="string" office:string-value="|id_left_mag_map |2205|SHORT ||">
            <text:p>|id_left_mag_map |2205|SHORT ||</text:p>
          </table:table-cell>
          <table:table-cell table:formula="of:=CONCATENATE(&quot;#define &quot;;[.A210];&quot; &quot;;[.B210];&quot; // &quot;;[.C210];&quot; &quot;;[.D210])" office:value-type="string" office:string-value="#define id_left_mag_map  2205 // SHORT  ">
            <text:p>#define id_left_mag_map <text:s/>2205 // SHORT <text:s/></text:p>
          </table:table-cell>
        </table:table-row>
        <table:table-row table:style-name="ro1">
          <table:table-cell office:value-type="string">
            <text:p>id_right_mag_map </text:p>
          </table:table-cell>
          <table:table-cell office:value-type="float" office:value="2206">
            <text:p>2206</text:p>
          </table:table-cell>
          <table:table-cell office:value-type="string">
            <text:p>SHORT </text:p>
          </table:table-cell>
          <table:table-cell/>
          <table:table-cell table:formula="of:=CONCATENATE(&quot;|&quot;;[.A211];&quot;|&quot;;[.B211];&quot;|&quot;;[.C211];&quot;|&quot;;[.D211];&quot;|&quot;)" office:value-type="string" office:string-value="|id_right_mag_map |2206|SHORT ||">
            <text:p>|id_right_mag_map |2206|SHORT ||</text:p>
          </table:table-cell>
          <table:table-cell table:formula="of:=CONCATENATE(&quot;#define &quot;;[.A211];&quot; &quot;;[.B211];&quot; // &quot;;[.C211];&quot; &quot;;[.D211])" office:value-type="string" office:string-value="#define id_right_mag_map  2206 // SHORT  ">
            <text:p>#define id_right_mag_map <text:s/>2206 // SHORT <text:s/></text:p>
          </table:table-cell>
        </table:table-row>
        <table:table-row table:style-name="ro1">
          <table:table-cell office:value-type="string">
            <text:p>id_left_mag_volt </text:p>
          </table:table-cell>
          <table:table-cell office:value-type="float" office:value="2207">
            <text:p>2207</text:p>
          </table:table-cell>
          <table:table-cell office:value-type="string">
            <text:p>SHORT </text:p>
          </table:table-cell>
          <table:table-cell/>
          <table:table-cell table:formula="of:=CONCATENATE(&quot;|&quot;;[.A212];&quot;|&quot;;[.B212];&quot;|&quot;;[.C212];&quot;|&quot;;[.D212];&quot;|&quot;)" office:value-type="string" office:string-value="|id_left_mag_volt |2207|SHORT ||">
            <text:p>|id_left_mag_volt |2207|SHORT ||</text:p>
          </table:table-cell>
          <table:table-cell table:formula="of:=CONCATENATE(&quot;#define &quot;;[.A212];&quot; &quot;;[.B212];&quot; // &quot;;[.C212];&quot; &quot;;[.D212])" office:value-type="string" office:string-value="#define id_left_mag_volt  2207 // SHORT  ">
            <text:p>#define id_left_mag_volt <text:s/>2207 // SHORT <text:s/></text:p>
          </table:table-cell>
        </table:table-row>
        <table:table-row table:style-name="ro1">
          <table:table-cell office:value-type="string">
            <text:p>id_right_mag_volt </text:p>
          </table:table-cell>
          <table:table-cell office:value-type="float" office:value="2208">
            <text:p>2208</text:p>
          </table:table-cell>
          <table:table-cell office:value-type="string">
            <text:p>SHORT </text:p>
          </table:table-cell>
          <table:table-cell/>
          <table:table-cell table:formula="of:=CONCATENATE(&quot;|&quot;;[.A213];&quot;|&quot;;[.B213];&quot;|&quot;;[.C213];&quot;|&quot;;[.D213];&quot;|&quot;)" office:value-type="string" office:string-value="|id_right_mag_volt |2208|SHORT ||">
            <text:p>|id_right_mag_volt |2208|SHORT ||</text:p>
          </table:table-cell>
          <table:table-cell table:formula="of:=CONCATENATE(&quot;#define &quot;;[.A213];&quot; &quot;;[.B213];&quot; // &quot;;[.C213];&quot; &quot;;[.D213])" office:value-type="string" office:string-value="#define id_right_mag_volt  2208 // SHORT  ">
            <text:p>#define id_right_mag_volt <text:s/>2208 // SHORT <text:s/></text:p>
          </table:table-cell>
        </table:table-row>
        <table:table-row table:style-name="ro1">
          <table:table-cell office:value-type="string">
            <text:p>id_left_mag_temp </text:p>
          </table:table-cell>
          <table:table-cell office:value-type="float" office:value="2209">
            <text:p>2209</text:p>
          </table:table-cell>
          <table:table-cell office:value-type="string">
            <text:p>SHORT </text:p>
          </table:table-cell>
          <table:table-cell/>
          <table:table-cell table:formula="of:=CONCATENATE(&quot;|&quot;;[.A214];&quot;|&quot;;[.B214];&quot;|&quot;;[.C214];&quot;|&quot;;[.D214];&quot;|&quot;)" office:value-type="string" office:string-value="|id_left_mag_temp |2209|SHORT ||">
            <text:p>|id_left_mag_temp |2209|SHORT ||</text:p>
          </table:table-cell>
          <table:table-cell table:formula="of:=CONCATENATE(&quot;#define &quot;;[.A214];&quot; &quot;;[.B214];&quot; // &quot;;[.C214];&quot; &quot;;[.D214])" office:value-type="string" office:string-value="#define id_left_mag_temp  2209 // SHORT  ">
            <text:p>#define id_left_mag_temp <text:s/>2209 // SHORT <text:s/></text:p>
          </table:table-cell>
        </table:table-row>
        <table:table-row table:style-name="ro1">
          <table:table-cell office:value-type="string">
            <text:p>id_right_mag_temp </text:p>
          </table:table-cell>
          <table:table-cell office:value-type="float" office:value="2210">
            <text:p>2210</text:p>
          </table:table-cell>
          <table:table-cell office:value-type="string">
            <text:p>SHORT </text:p>
          </table:table-cell>
          <table:table-cell/>
          <table:table-cell table:formula="of:=CONCATENATE(&quot;|&quot;;[.A215];&quot;|&quot;;[.B215];&quot;|&quot;;[.C215];&quot;|&quot;;[.D215];&quot;|&quot;)" office:value-type="string" office:string-value="|id_right_mag_temp |2210|SHORT ||">
            <text:p>|id_right_mag_temp |2210|SHORT ||</text:p>
          </table:table-cell>
          <table:table-cell table:formula="of:=CONCATENATE(&quot;#define &quot;;[.A215];&quot; &quot;;[.B215];&quot; // &quot;;[.C215];&quot; &quot;;[.D215])" office:value-type="string" office:string-value="#define id_right_mag_temp  2210 // SHORT  ">
            <text:p>#define id_right_mag_temp <text:s/>2210 // SHORT <text:s/></text:p>
          </table:table-cell>
        </table:table-row>
        <table:table-row table:style-name="ro1">
          <table:table-cell office:value-type="string">
            <text:p>id_left_mag_coil1 </text:p>
          </table:table-cell>
          <table:table-cell office:value-type="float" office:value="2211">
            <text:p>2211</text:p>
          </table:table-cell>
          <table:table-cell office:value-type="string">
            <text:p>SHORT </text:p>
          </table:table-cell>
          <table:table-cell/>
          <table:table-cell table:formula="of:=CONCATENATE(&quot;|&quot;;[.A216];&quot;|&quot;;[.B216];&quot;|&quot;;[.C216];&quot;|&quot;;[.D216];&quot;|&quot;)" office:value-type="string" office:string-value="|id_left_mag_coil1 |2211|SHORT ||">
            <text:p>|id_left_mag_coil1 |2211|SHORT ||</text:p>
          </table:table-cell>
          <table:table-cell table:formula="of:=CONCATENATE(&quot;#define &quot;;[.A216];&quot; &quot;;[.B216];&quot; // &quot;;[.C216];&quot; &quot;;[.D216])" office:value-type="string" office:string-value="#define id_left_mag_coil1  2211 // SHORT  ">
            <text:p>#define id_left_mag_coil1 <text:s/>2211 // SHORT <text:s/></text:p>
          </table:table-cell>
        </table:table-row>
        <table:table-row table:style-name="ro1">
          <table:table-cell office:value-type="string">
            <text:p>id_right_mag_coil1 </text:p>
          </table:table-cell>
          <table:table-cell office:value-type="float" office:value="2212">
            <text:p>2212</text:p>
          </table:table-cell>
          <table:table-cell office:value-type="string">
            <text:p>SHORT </text:p>
          </table:table-cell>
          <table:table-cell/>
          <table:table-cell table:formula="of:=CONCATENATE(&quot;|&quot;;[.A217];&quot;|&quot;;[.B217];&quot;|&quot;;[.C217];&quot;|&quot;;[.D217];&quot;|&quot;)" office:value-type="string" office:string-value="|id_right_mag_coil1 |2212|SHORT ||">
            <text:p>|id_right_mag_coil1 |2212|SHORT ||</text:p>
          </table:table-cell>
          <table:table-cell table:formula="of:=CONCATENATE(&quot;#define &quot;;[.A217];&quot; &quot;;[.B217];&quot; // &quot;;[.C217];&quot; &quot;;[.D217])" office:value-type="string" office:string-value="#define id_right_mag_coil1  2212 // SHORT  ">
            <text:p>#define id_right_mag_coil1 <text:s/>2212 // SHORT <text:s/></text:p>
          </table:table-cell>
        </table:table-row>
        <table:table-row table:style-name="ro1">
          <table:table-cell office:value-type="string">
            <text:p>id_left_mag_coil2 </text:p>
          </table:table-cell>
          <table:table-cell office:value-type="float" office:value="2213">
            <text:p>2213</text:p>
          </table:table-cell>
          <table:table-cell office:value-type="string">
            <text:p>SHORT </text:p>
          </table:table-cell>
          <table:table-cell/>
          <table:table-cell table:formula="of:=CONCATENATE(&quot;|&quot;;[.A218];&quot;|&quot;;[.B218];&quot;|&quot;;[.C218];&quot;|&quot;;[.D218];&quot;|&quot;)" office:value-type="string" office:string-value="|id_left_mag_coil2 |2213|SHORT ||">
            <text:p>|id_left_mag_coil2 |2213|SHORT ||</text:p>
          </table:table-cell>
          <table:table-cell table:formula="of:=CONCATENATE(&quot;#define &quot;;[.A218];&quot; &quot;;[.B218];&quot; // &quot;;[.C218];&quot; &quot;;[.D218])" office:value-type="string" office:string-value="#define id_left_mag_coil2  2213 // SHORT  ">
            <text:p>#define id_left_mag_coil2 <text:s/>2213 // SHORT <text:s/></text:p>
          </table:table-cell>
        </table:table-row>
        <table:table-row table:style-name="ro1">
          <table:table-cell office:value-type="string">
            <text:p>id_right_mag_coil2 </text:p>
          </table:table-cell>
          <table:table-cell office:value-type="float" office:value="2214">
            <text:p>2214</text:p>
          </table:table-cell>
          <table:table-cell office:value-type="string">
            <text:p>SHORT </text:p>
          </table:table-cell>
          <table:table-cell/>
          <table:table-cell table:formula="of:=CONCATENATE(&quot;|&quot;;[.A219];&quot;|&quot;;[.B219];&quot;|&quot;;[.C219];&quot;|&quot;;[.D219];&quot;|&quot;)" office:value-type="string" office:string-value="|id_right_mag_coil2 |2214|SHORT ||">
            <text:p>|id_right_mag_coil2 |2214|SHORT ||</text:p>
          </table:table-cell>
          <table:table-cell table:formula="of:=CONCATENATE(&quot;#define &quot;;[.A219];&quot; &quot;;[.B219];&quot; // &quot;;[.C219];&quot; &quot;;[.D219])" office:value-type="string" office:string-value="#define id_right_mag_coil2  2214 // SHORT  ">
            <text:p>#define id_right_mag_coil2 <text:s/>2214 // SHORT <text:s/></text:p>
          </table:table-cell>
        </table:table-row>
      </table:table>
      <table:database-ranges>
        <table:database-range table:target-range-address="Sheet1.A1:Sheet1.D2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30/12/2020</text:date>, <text:time>09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0-12-30T09:19:27.58</dc:date>
    <dc:creator>Peter Nunn</dc:creator>
    <meta:editing-duration>PT21M5S</meta:editing-duration>
    <meta:editing-cycles>4</meta:editing-cycles>
    <meta:document-statistic meta:table-count="1" meta:cell-count="1314" meta:object-count="0"/>
  </office:meta>
</office:document-meta>
</file>